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1" svg:font-family="'Courier New', Courier, monospace"/>
    <style:font-face style:name="Georgia" svg:font-family="Georgia, serif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paragraph-properties fo:text-align="start" style:justify-single-word="false"/>
      <style:text-properties fo:language="hu" fo:country="HU" officeooo:rsid="002ae4b9" officeooo:paragraph-rsid="003e55d5"/>
    </style:style>
    <style:style style:name="P5" style:family="paragraph" style:parent-style-name="Text_20_body">
      <style:text-properties fo:language="hu" fo:country="HU" officeooo:rsid="00114b17" officeooo:paragraph-rsid="003a3a24"/>
    </style:style>
    <style:style style:name="P6" style:family="paragraph" style:parent-style-name="Text_20_body">
      <style:text-properties fo:language="hu" fo:country="HU" officeooo:rsid="00114b17" officeooo:paragraph-rsid="003ea2f6"/>
    </style:style>
    <style:style style:name="P7" style:family="paragraph" style:parent-style-name="Text_20_body">
      <style:text-properties fo:language="hu" fo:country="HU" officeooo:rsid="00114b17" officeooo:paragraph-rsid="003fbd8c"/>
    </style:style>
    <style:style style:name="P8" style:family="paragraph" style:parent-style-name="Text_20_body">
      <style:text-properties fo:language="hu" fo:country="HU" officeooo:rsid="00114b17" officeooo:paragraph-rsid="00423088"/>
    </style:style>
    <style:style style:name="P9" style:family="paragraph" style:parent-style-name="Text_20_body">
      <style:text-properties fo:language="hu" fo:country="HU" officeooo:rsid="00114b17" officeooo:paragraph-rsid="0043ef86"/>
    </style:style>
    <style:style style:name="P10" style:family="paragraph" style:parent-style-name="Text_20_body">
      <style:text-properties fo:language="hu" fo:country="HU" officeooo:rsid="00114b17" officeooo:paragraph-rsid="0047bbf8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0234c8a" officeooo:paragraph-rsid="00293610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064ac6d" officeooo:paragraph-rsid="0064ac6d" style:font-weight-asian="bold" style:font-weight-complex="bold"/>
    </style:style>
    <style:style style:name="P23" style:family="paragraph" style:parent-style-name="Text_20_body">
      <style:text-properties fo:language="hu" fo:country="HU" fo:font-weight="bold" officeooo:rsid="00834c0a" officeooo:paragraph-rsid="00834c0a" style:font-weight-asian="bold" style:font-weight-complex="bold"/>
    </style:style>
    <style:style style:name="P24" style:family="paragraph" style:parent-style-name="Text_20_body">
      <style:text-properties fo:language="hu" fo:country="HU" fo:font-weight="bold" officeooo:rsid="008c584d" officeooo:paragraph-rsid="008c584d" style:font-weight-asian="bold" style:font-weight-complex="bold"/>
    </style:style>
    <style:style style:name="P25" style:family="paragraph" style:parent-style-name="Text_20_body">
      <style:text-properties fo:language="hu" fo:country="HU" officeooo:paragraph-rsid="00314eb3"/>
    </style:style>
    <style:style style:name="P26" style:family="paragraph" style:parent-style-name="Text_20_body">
      <style:text-properties fo:language="hu" fo:country="HU" officeooo:paragraph-rsid="0032dcbf"/>
    </style:style>
    <style:style style:name="P27" style:family="paragraph" style:parent-style-name="Text_20_body">
      <style:text-properties fo:language="hu" fo:country="HU" officeooo:paragraph-rsid="00347fa4"/>
    </style:style>
    <style:style style:name="P28" style:family="paragraph" style:parent-style-name="Text_20_body">
      <style:text-properties fo:language="hu" fo:country="HU" officeooo:paragraph-rsid="0037108f"/>
    </style:style>
    <style:style style:name="P29" style:family="paragraph" style:parent-style-name="Text_20_body">
      <style:text-properties fo:language="hu" fo:country="HU" officeooo:rsid="003fbd8c" officeooo:paragraph-rsid="0047e1f7"/>
    </style:style>
    <style:style style:name="P30" style:family="paragraph" style:parent-style-name="Text_20_body">
      <style:text-properties fo:language="hu" fo:country="HU" officeooo:rsid="003fbd8c" officeooo:paragraph-rsid="0047f754"/>
    </style:style>
    <style:style style:name="P31" style:family="paragraph" style:parent-style-name="Text_20_body">
      <style:text-properties fo:language="hu" fo:country="HU" officeooo:rsid="00612d8b" officeooo:paragraph-rsid="00612d8b"/>
    </style:style>
    <style:style style:name="P32" style:family="paragraph" style:parent-style-name="Text_20_body">
      <style:text-properties fo:language="hu" fo:country="HU" officeooo:rsid="0102a69b"/>
    </style:style>
    <style:style style:name="P33" style:family="paragraph" style:parent-style-name="Text_20_body">
      <style:text-properties fo:language="hu" fo:country="HU" officeooo:rsid="0118cff1" officeooo:paragraph-rsid="0118cff1"/>
    </style:style>
    <style:style style:name="P34" style:family="paragraph" style:parent-style-name="Text_20_body">
      <style:text-properties fo:language="hu" fo:country="HU" officeooo:rsid="0121aa5d" officeooo:paragraph-rsid="0121aa5d"/>
    </style:style>
    <style:style style:name="P35" style:family="paragraph" style:parent-style-name="Text_20_body">
      <style:text-properties fo:language="hu" fo:country="HU" officeooo:rsid="0122c277" officeooo:paragraph-rsid="0122c277"/>
    </style:style>
    <style:style style:name="P36" style:family="paragraph" style:parent-style-name="Text_20_body">
      <style:text-properties fo:language="hu" fo:country="HU" officeooo:rsid="0130b2e6" officeooo:paragraph-rsid="0130b2e6"/>
    </style:style>
    <style:style style:name="P37" style:family="paragraph" style:parent-style-name="Text_20_body">
      <style:text-properties fo:language="hu" fo:country="HU" officeooo:rsid="01324a3f" officeooo:paragraph-rsid="01324a3f"/>
    </style:style>
    <style:style style:name="P38" style:family="paragraph" style:parent-style-name="Text_20_body">
      <style:text-properties fo:language="hu" fo:country="HU" officeooo:rsid="00ac2e68"/>
    </style:style>
    <style:style style:name="P39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4b17" officeooo:paragraph-rsid="00114b17" style:font-size-asian="12pt" style:font-size-complex="12pt"/>
    </style:style>
    <style:style style:name="P40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f22e" officeooo:paragraph-rsid="0011f22e" style:font-size-asian="12pt" style:font-size-complex="12pt"/>
    </style:style>
    <style:style style:name="P41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5f1281" officeooo:paragraph-rsid="005f1281" style:font-size-asian="12pt" style:font-size-complex="12pt"/>
    </style:style>
    <style:style style:name="P42" style:family="paragraph" style:parent-style-name="Text_20_body">
      <style:text-properties officeooo:rsid="004d4f4e" officeooo:paragraph-rsid="004d4f4e"/>
    </style:style>
    <style:style style:name="P43" style:family="paragraph" style:parent-style-name="Text_20_body">
      <style:text-properties officeooo:paragraph-rsid="004f121c"/>
    </style:style>
    <style:style style:name="P44" style:family="paragraph" style:parent-style-name="Text_20_body">
      <style:text-properties fo:font-weight="bold" officeooo:paragraph-rsid="00640515" style:font-weight-asian="bold" style:font-weight-complex="bold"/>
    </style:style>
    <style:style style:name="P45" style:family="paragraph" style:parent-style-name="Text_20_body">
      <style:text-properties officeooo:paragraph-rsid="00612d8b"/>
    </style:style>
    <style:style style:name="P46" style:family="paragraph" style:parent-style-name="Text_20_body">
      <style:text-properties officeooo:paragraph-rsid="00640515"/>
    </style:style>
    <style:style style:name="P47" style:family="paragraph" style:parent-style-name="Text_20_body">
      <style:text-properties officeooo:paragraph-rsid="00643b90"/>
    </style:style>
    <style:style style:name="P48" style:family="paragraph" style:parent-style-name="Text_20_body">
      <style:text-properties officeooo:paragraph-rsid="007dc5f0"/>
    </style:style>
    <style:style style:name="P49" style:family="paragraph" style:parent-style-name="Text_20_body">
      <style:text-properties officeooo:paragraph-rsid="008b72ec"/>
    </style:style>
    <style:style style:name="P50" style:family="paragraph" style:parent-style-name="Text_20_body">
      <style:text-properties officeooo:paragraph-rsid="0024eaf0"/>
    </style:style>
    <style:style style:name="P51" style:family="paragraph" style:parent-style-name="Text_20_body">
      <style:text-properties officeooo:paragraph-rsid="00ac2e68"/>
    </style:style>
    <style:style style:name="P52" style:family="paragraph" style:parent-style-name="Text_20_body">
      <style:text-properties officeooo:paragraph-rsid="00acd9b6"/>
    </style:style>
    <style:style style:name="P53" style:family="paragraph" style:parent-style-name="Text_20_body">
      <style:text-properties officeooo:paragraph-rsid="00af750a"/>
    </style:style>
    <style:style style:name="P54" style:family="paragraph" style:parent-style-name="Text_20_body">
      <style:text-properties officeooo:paragraph-rsid="00693e94"/>
    </style:style>
    <style:style style:name="P55" style:family="paragraph" style:parent-style-name="Text_20_body">
      <style:text-properties officeooo:paragraph-rsid="0115625f"/>
    </style:style>
    <style:style style:name="P56" style:family="paragraph" style:parent-style-name="Text_20_body">
      <style:text-properties officeooo:paragraph-rsid="011d5d1e"/>
    </style:style>
    <style:style style:name="P57" style:family="paragraph" style:parent-style-name="Text_20_body">
      <style:text-properties officeooo:paragraph-rsid="011f5acf"/>
    </style:style>
    <style:style style:name="P58" style:family="paragraph" style:parent-style-name="Text_20_body">
      <style:text-properties officeooo:paragraph-rsid="0129df3e"/>
    </style:style>
    <style:style style:name="P59" style:family="paragraph" style:parent-style-name="Text_20_body">
      <style:text-properties officeooo:paragraph-rsid="012bb5d5"/>
    </style:style>
    <style:style style:name="P60" style:family="paragraph" style:parent-style-name="Text_20_body">
      <style:text-properties officeooo:paragraph-rsid="01324a3f"/>
    </style:style>
    <style:style style:name="P61" style:family="paragraph" style:parent-style-name="code-snippet">
      <style:text-properties fo:language="hu" fo:country="HU" officeooo:rsid="0115625f"/>
    </style:style>
    <style:style style:name="P62" style:family="paragraph" style:parent-style-name="code-snippet">
      <style:text-properties fo:language="hu" fo:country="HU" officeooo:rsid="0121aa5d"/>
    </style:style>
    <style:style style:name="P63" style:family="paragraph" style:parent-style-name="code-snippet">
      <style:text-properties fo:language="hu" fo:country="HU" officeooo:rsid="0130b2e6"/>
    </style:style>
    <style:style style:name="P64" style:family="paragraph" style:parent-style-name="code-snippet">
      <style:text-properties fo:language="hu" fo:country="HU" officeooo:rsid="01324a3f"/>
    </style:style>
    <style:style style:name="P65" style:family="paragraph" style:parent-style-name="Text_20_body">
      <style:paragraph-properties fo:margin-top="0in" fo:margin-bottom="0.2402in" style:contextual-spacing="false"/>
      <style:text-properties fo:language="hu" fo:country="HU" officeooo:paragraph-rsid="00215218"/>
    </style:style>
    <style:style style:name="P66" style:family="paragraph" style:parent-style-name="Text_20_body">
      <style:paragraph-properties fo:margin-left="0in" fo:margin-right="0in" fo:text-indent="0in" style:auto-text-indent="false"/>
      <style:text-properties fo:language="hu" fo:country="HU" officeooo:rsid="0097f951" officeooo:paragraph-rsid="00acd9b6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officeooo:paragraph-rsid="00d283f0"/>
    </style:style>
    <style:style style:name="P68" style:family="paragraph" style:parent-style-name="code-snippet">
      <style:paragraph-properties fo:margin-left="0in" fo:margin-right="0in" fo:text-indent="0in" style:auto-text-indent="false"/>
      <style:text-properties officeooo:rsid="003fbd8c"/>
    </style:style>
    <style:style style:name="P69" style:family="paragraph" style:parent-style-name="Text_20_body" style:list-style-name="L1"/>
    <style:style style:name="P70" style:family="paragraph" style:parent-style-name="Text_20_body" style:list-style-name="L1">
      <style:text-properties officeooo:paragraph-rsid="0054e370"/>
    </style:style>
    <style:style style:name="P71" style:family="paragraph" style:parent-style-name="Text_20_body" style:list-style-name="L1">
      <style:text-properties officeooo:paragraph-rsid="00864535"/>
    </style:style>
    <style:style style:name="P72" style:family="paragraph" style:parent-style-name="Text_20_body" style:list-style-name="L1">
      <style:text-properties officeooo:paragraph-rsid="00234c8a"/>
    </style:style>
    <style:style style:name="P73" style:family="paragraph" style:parent-style-name="Text_20_body" style:list-style-name="L1">
      <style:text-properties fo:language="hu" fo:country="HU" officeooo:rsid="0012e79e" officeooo:paragraph-rsid="0012e79e"/>
    </style:style>
    <style:style style:name="P74" style:family="paragraph" style:parent-style-name="Text_20_body" style:list-style-name="L1">
      <style:text-properties fo:language="hu" fo:country="HU" officeooo:rsid="0012e79e" officeooo:paragraph-rsid="00234c8a"/>
    </style:style>
    <style:style style:name="P75" style:family="paragraph" style:parent-style-name="Text_20_body" style:list-style-name="L1">
      <style:text-properties fo:language="hu" fo:country="HU" officeooo:rsid="002ae4b9" officeooo:paragraph-rsid="004d4f4e"/>
    </style:style>
    <style:style style:name="P76" style:family="paragraph" style:parent-style-name="Text_20_body" style:list-style-name="L1">
      <style:text-properties fo:language="hu" fo:country="HU" officeooo:rsid="00727e53" officeooo:paragraph-rsid="00727e53"/>
    </style:style>
    <style:style style:name="P77" style:family="paragraph" style:parent-style-name="Text_20_body" style:list-style-name="L1">
      <style:text-properties fo:language="hu" fo:country="HU" officeooo:rsid="00740ee7" officeooo:paragraph-rsid="00740ee7"/>
    </style:style>
    <style:style style:name="P78" style:family="paragraph" style:parent-style-name="Text_20_body" style:list-style-name="L1">
      <style:text-properties fo:language="hu" fo:country="HU" officeooo:paragraph-rsid="00745b2d"/>
    </style:style>
    <style:style style:name="P79" style:family="paragraph" style:parent-style-name="Text_20_body" style:list-style-name="L1">
      <style:text-properties fo:language="hu" fo:country="HU" officeooo:rsid="00127a26" officeooo:paragraph-rsid="00745b2d"/>
    </style:style>
    <style:style style:name="P80" style:family="paragraph" style:parent-style-name="Text_20_body" style:list-style-name="L1">
      <style:text-properties fo:language="hu" fo:country="HU" officeooo:rsid="00114b17" officeooo:paragraph-rsid="00234c8a"/>
    </style:style>
    <style:style style:name="P81" style:family="paragraph" style:parent-style-name="Text_20_body" style:list-style-name="L1">
      <style:text-properties fo:language="hu" fo:country="HU" officeooo:rsid="00ab6994" officeooo:paragraph-rsid="00ab6994"/>
    </style:style>
    <style:style style:name="P82" style:family="paragraph" style:parent-style-name="Text_20_body" style:list-style-name="L1">
      <style:text-properties fo:language="hu" fo:country="HU" officeooo:rsid="00ab6994" officeooo:paragraph-rsid="013579f5"/>
    </style:style>
    <style:style style:name="P83" style:family="paragraph" style:parent-style-name="Text_20_body" style:list-style-name="L1">
      <style:text-properties fo:language="hu" fo:country="HU" officeooo:rsid="013e39a8" officeooo:paragraph-rsid="013e39a8"/>
    </style:style>
    <style:style style:name="P84" style:family="paragraph" style:parent-style-name="Text_20_body" style:list-style-name="L2">
      <style:text-properties fo:language="hu" fo:country="HU" officeooo:paragraph-rsid="00177e3a"/>
    </style:style>
    <style:style style:name="P85" style:family="paragraph" style:parent-style-name="Text_20_body" style:list-style-name="L2">
      <style:text-properties fo:language="hu" fo:country="HU" officeooo:rsid="00177e3a" officeooo:paragraph-rsid="00177e3a"/>
    </style:style>
    <style:style style:name="P86" style:family="paragraph" style:parent-style-name="Text_20_body" style:list-style-name="L3">
      <style:text-properties fo:language="hu" fo:country="HU" officeooo:paragraph-rsid="001d10ea"/>
    </style:style>
    <style:style style:name="P87" style:family="paragraph" style:parent-style-name="Text_20_body" style:list-style-name="L3">
      <style:text-properties fo:language="hu" fo:country="HU" officeooo:paragraph-rsid="00198077"/>
    </style:style>
    <style:style style:name="P88" style:family="paragraph" style:parent-style-name="Text_20_body" style:list-style-name="L4">
      <style:text-properties fo:language="hu" fo:country="HU" officeooo:rsid="001d10ea" officeooo:paragraph-rsid="001d5db0"/>
    </style:style>
    <style:style style:name="P89" style:family="paragraph" style:parent-style-name="Text_20_body" style:list-style-name="L5">
      <style:text-properties fo:language="hu" fo:country="HU" officeooo:paragraph-rsid="001c7b3c"/>
    </style:style>
    <style:style style:name="P90" style:family="paragraph" style:parent-style-name="Text_20_body" style:list-style-name="L6">
      <style:text-properties fo:language="hu" fo:country="HU" officeooo:rsid="002e14ca" officeooo:paragraph-rsid="002e14ca"/>
    </style:style>
    <style:style style:name="P91" style:family="paragraph" style:parent-style-name="Text_20_body" style:list-style-name="L7">
      <style:text-properties fo:language="hu" fo:country="HU" officeooo:rsid="003fbd8c" officeooo:paragraph-rsid="003fbd8c"/>
    </style:style>
    <style:style style:name="P92" style:family="paragraph" style:parent-style-name="Text_20_body" style:list-style-name="L8">
      <style:text-properties fo:language="hu" fo:country="HU" officeooo:rsid="0043ef86" officeooo:paragraph-rsid="0043ef86"/>
    </style:style>
    <style:style style:name="P93" style:family="paragraph" style:parent-style-name="Text_20_body" style:list-style-name="L9">
      <style:text-properties fo:language="hu" fo:country="HU" officeooo:rsid="004f121c" officeooo:paragraph-rsid="004f121c"/>
    </style:style>
    <style:style style:name="P94" style:family="paragraph" style:parent-style-name="Text_20_body" style:list-style-name="L9">
      <style:text-properties fo:language="hu" fo:country="HU" officeooo:rsid="004f5f44" officeooo:paragraph-rsid="004f5f44"/>
    </style:style>
    <style:style style:name="P95" style:family="paragraph" style:parent-style-name="Text_20_body" style:list-style-name="L9">
      <style:text-properties fo:language="hu" fo:country="HU" officeooo:rsid="00516c2a" officeooo:paragraph-rsid="00516c2a"/>
    </style:style>
    <style:style style:name="P96" style:family="paragraph" style:parent-style-name="Text_20_body" style:list-style-name="L12">
      <style:text-properties fo:language="hu" fo:country="HU" officeooo:rsid="00ce3b31" officeooo:paragraph-rsid="00ce3b31"/>
    </style:style>
    <style:style style:name="P97" style:family="paragraph" style:parent-style-name="Text_20_body" style:list-style-name="L14">
      <style:text-properties fo:language="hu" fo:country="HU" officeooo:rsid="0102a69b" officeooo:paragraph-rsid="0102a69b"/>
    </style:style>
    <style:style style:name="P98" style:family="paragraph" style:parent-style-name="Text_20_body" style:list-style-name="L14">
      <style:text-properties fo:language="hu" fo:country="HU" officeooo:rsid="0102c9b5" officeooo:paragraph-rsid="0102c9b5"/>
    </style:style>
    <style:style style:name="P99" style:family="paragraph" style:parent-style-name="Text_20_body" style:list-style-name="L15">
      <style:text-properties fo:language="hu" fo:country="HU" officeooo:rsid="00640515" officeooo:paragraph-rsid="00640515"/>
    </style:style>
    <style:style style:name="P100" style:family="paragraph" style:parent-style-name="Text_20_body" style:list-style-name="L15">
      <style:text-properties fo:language="hu" fo:country="HU" officeooo:rsid="00615401" officeooo:paragraph-rsid="00640515"/>
    </style:style>
    <style:style style:name="P101" style:family="paragraph" style:parent-style-name="Text_20_body" style:list-style-name="L15">
      <style:text-properties fo:language="hu" fo:country="HU" officeooo:rsid="00615401" officeooo:paragraph-rsid="00615401"/>
    </style:style>
    <style:style style:name="P102" style:family="paragraph" style:parent-style-name="Text_20_body" style:list-style-name="L16">
      <style:text-properties fo:language="hu" fo:country="HU" officeooo:rsid="00643b90" officeooo:paragraph-rsid="00643b90"/>
    </style:style>
    <style:style style:name="P103" style:family="paragraph" style:parent-style-name="Text_20_body" style:list-style-name="L17">
      <style:text-properties fo:language="hu" fo:country="HU" officeooo:rsid="005f1281" officeooo:paragraph-rsid="0133286f"/>
    </style:style>
    <style:style style:name="P104" style:family="paragraph" style:parent-style-name="Text_20_body" style:list-style-name="L9">
      <style:text-properties officeooo:paragraph-rsid="004f121c"/>
    </style:style>
    <style:style style:name="P105" style:family="paragraph" style:parent-style-name="Text_20_body" style:list-style-name="L10">
      <style:text-properties officeooo:paragraph-rsid="0059c7b6"/>
    </style:style>
    <style:style style:name="P106" style:family="paragraph" style:parent-style-name="Text_20_body" style:list-style-name="L10">
      <style:text-properties fo:font-weight="normal" officeooo:paragraph-rsid="005d98bf" style:font-weight-asian="normal" style:font-weight-complex="normal"/>
    </style:style>
    <style:style style:name="P107" style:family="paragraph" style:parent-style-name="Text_20_body" style:list-style-name="L11">
      <style:text-properties officeooo:paragraph-rsid="00af750a"/>
    </style:style>
    <style:style style:name="P108" style:family="paragraph" style:parent-style-name="Text_20_body" style:list-style-name="L13">
      <style:text-properties officeooo:paragraph-rsid="010f8995"/>
    </style:style>
    <style:style style:name="P109" style:family="paragraph" style:parent-style-name="Text_20_body" style:list-style-name="L17">
      <style:text-properties officeooo:paragraph-rsid="0133286f"/>
    </style:style>
    <style:style style:name="P110" style:family="paragraph" style:parent-style-name="Text_20_body" style:list-style-name="L17">
      <style:text-properties officeooo:rsid="009270c9" officeooo:paragraph-rsid="0133286f"/>
    </style:style>
    <style:style style:name="P111" style:family="paragraph" style:parent-style-name="Text_20_body" style:list-style-name="L18">
      <style:paragraph-properties fo:text-align="start" style:justify-single-word="false"/>
    </style:style>
    <style:style style:name="P112" style:family="paragraph" style:parent-style-name="Text_20_body" style:list-style-name="L18">
      <style:paragraph-properties fo:text-align="start" style:justify-single-word="false"/>
      <style:text-properties officeooo:paragraph-rsid="00dca40b"/>
    </style:style>
    <style:style style:name="P113" style:family="paragraph" style:parent-style-name="Text_20_body" style:list-style-name="L18">
      <style:paragraph-properties fo:text-align="start" style:justify-single-word="false"/>
      <style:text-properties officeooo:paragraph-rsid="00314eb3"/>
    </style:style>
    <style:style style:name="P114" style:family="paragraph" style:parent-style-name="Text_20_body" style:list-style-name="L18">
      <style:paragraph-properties fo:text-align="start" style:justify-single-word="false"/>
      <style:text-properties officeooo:paragraph-rsid="003bd289"/>
    </style:style>
    <style:style style:name="P115" style:family="paragraph" style:parent-style-name="Text_20_body" style:list-style-name="L18">
      <style:paragraph-properties fo:text-align="start" style:justify-single-word="false"/>
      <style:text-properties officeooo:paragraph-rsid="0140fed6"/>
    </style:style>
    <style:style style:name="P116" style:family="paragraph" style:parent-style-name="Text_20_body" style:list-style-name="L18">
      <style:paragraph-properties fo:text-align="start" style:justify-single-word="false"/>
      <style:text-properties officeooo:paragraph-rsid="0142d5bc"/>
    </style:style>
    <style:style style:name="P117" style:family="paragraph" style:parent-style-name="Text_20_body">
      <style:text-properties officeooo:paragraph-rsid="014180aa"/>
    </style:style>
    <style:style style:name="P118" style:family="paragraph" style:parent-style-name="Text_20_body">
      <style:text-properties fo:font-weight="bold" officeooo:paragraph-rsid="014180aa" style:font-weight-asian="bold" style:font-weight-complex="bold"/>
    </style:style>
    <style:style style:name="P119" style:family="paragraph" style:parent-style-name="Text_20_body" style:list-style-name="L21">
      <style:text-properties fo:font-weight="bold" officeooo:paragraph-rsid="014583df" style:font-weight-asian="bold" style:font-weight-complex="bold"/>
    </style:style>
    <style:style style:name="P120" style:family="paragraph" style:parent-style-name="Text_20_body" style:list-style-name="L19">
      <style:text-properties officeooo:paragraph-rsid="0144bc38"/>
    </style:style>
    <style:style style:name="P121" style:family="paragraph" style:parent-style-name="Text_20_body">
      <style:text-properties officeooo:paragraph-rsid="0145009d"/>
    </style:style>
    <style:style style:name="P122" style:family="paragraph" style:parent-style-name="Text_20_body" style:list-style-name="L20">
      <style:text-properties officeooo:paragraph-rsid="0145009d"/>
    </style:style>
    <style:style style:name="P123" style:family="paragraph" style:parent-style-name="Text_20_body" style:list-style-name="L20">
      <style:text-properties officeooo:paragraph-rsid="014583df"/>
    </style:style>
    <style:style style:name="P124" style:family="paragraph" style:parent-style-name="Text_20_body">
      <style:text-properties officeooo:paragraph-rsid="014583df"/>
    </style:style>
    <style:style style:name="P125" style:family="paragraph" style:parent-style-name="Text_20_body" style:list-style-name="L21">
      <style:text-properties officeooo:paragraph-rsid="014583df"/>
    </style:style>
    <style:style style:name="P126" style:family="paragraph" style:parent-style-name="Text_20_body" style:list-style-name="L21">
      <style:text-properties officeooo:paragraph-rsid="0148b89e"/>
    </style:style>
    <style:style style:name="P127" style:family="paragraph" style:parent-style-name="Text_20_body">
      <style:text-properties officeooo:paragraph-rsid="014cfb48"/>
    </style:style>
    <style:style style:name="P128" style:family="paragraph" style:parent-style-name="Text_20_body" style:list-style-name="L22">
      <style:text-properties officeooo:paragraph-rsid="014e4372"/>
    </style:style>
    <style:style style:name="P129" style:family="paragraph" style:parent-style-name="Text_20_body" style:list-style-name="L22">
      <style:text-properties officeooo:paragraph-rsid="01518a9d"/>
    </style:style>
    <style:style style:name="P130" style:family="paragraph" style:parent-style-name="Text_20_body">
      <style:text-properties officeooo:paragraph-rsid="016271ab"/>
    </style:style>
    <style:style style:name="P131" style:family="paragraph" style:parent-style-name="Text_20_body">
      <style:text-properties officeooo:paragraph-rsid="016465ea"/>
    </style:style>
    <style:style style:name="P132" style:family="paragraph" style:parent-style-name="Text_20_body">
      <style:text-properties officeooo:paragraph-rsid="016608a4"/>
    </style:style>
    <style:style style:name="P133" style:family="paragraph" style:parent-style-name="Text_20_body" style:list-style-name="L23">
      <style:text-properties officeooo:paragraph-rsid="016608a4"/>
    </style:style>
    <style:style style:name="P134" style:family="paragraph" style:parent-style-name="Text_20_body" style:list-style-name="L23">
      <style:text-properties officeooo:paragraph-rsid="016698e4"/>
    </style:style>
    <style:style style:name="P135" style:family="paragraph" style:parent-style-name="Text_20_body">
      <style:text-properties officeooo:paragraph-rsid="016a0172"/>
    </style:style>
    <style:style style:name="P136" style:family="paragraph" style:parent-style-name="Text_20_body">
      <style:text-properties officeooo:paragraph-rsid="016bf4ae"/>
    </style:style>
    <style:style style:name="P137" style:family="paragraph" style:parent-style-name="Text_20_body" style:list-style-name="L21">
      <style:paragraph-properties fo:margin-left="0.9846in" fo:margin-right="0in" fo:text-indent="-0.25in" style:auto-text-indent="false"/>
      <style:text-properties officeooo:paragraph-rsid="014b9533"/>
    </style:style>
    <style:style style:name="P138" style:family="paragraph" style:parent-style-name="Heading_20_1">
      <style:text-properties fo:language="hu" fo:country="HU"/>
    </style:style>
    <style:style style:name="P139" style:family="paragraph" style:parent-style-name="Heading_20_2">
      <style:text-properties officeooo:paragraph-rsid="004d4f4e"/>
    </style:style>
    <style:style style:name="P140" style:family="paragraph" style:parent-style-name="Heading_20_2">
      <style:text-properties fo:language="hu" fo:country="HU"/>
    </style:style>
    <style:style style:name="P141" style:family="paragraph" style:parent-style-name="Heading_20_2">
      <style:text-properties fo:language="hu" fo:country="HU" officeooo:rsid="0010a81f"/>
    </style:style>
    <style:style style:name="P142" style:family="paragraph" style:parent-style-name="Heading_20_2">
      <style:text-properties fo:language="hu" fo:country="HU" officeooo:paragraph-rsid="00114b17"/>
    </style:style>
    <style:style style:name="P143" style:family="paragraph" style:parent-style-name="Heading_20_2">
      <style:text-properties fo:language="hu" fo:country="HU" officeooo:rsid="00262a51" officeooo:paragraph-rsid="0133286f"/>
    </style:style>
    <style:style style:name="P144" style:family="paragraph" style:parent-style-name="Heading_20_2">
      <style:text-properties fo:language="hu" fo:country="HU" officeooo:rsid="0024eaf0" officeooo:paragraph-rsid="0133286f"/>
    </style:style>
    <style:style style:name="P145" style:family="paragraph" style:parent-style-name="Heading_20_2">
      <style:text-properties fo:language="hu" fo:country="HU" officeooo:paragraph-rsid="00262a51"/>
    </style:style>
    <style:style style:name="P146" style:family="paragraph" style:parent-style-name="Heading_20_2">
      <style:text-properties fo:language="hu" fo:country="HU" officeooo:rsid="00284c79"/>
    </style:style>
    <style:style style:name="P147" style:family="paragraph" style:parent-style-name="Heading_20_4">
      <style:text-properties fo:language="hu" fo:country="HU"/>
    </style:style>
    <style:style style:name="P148" style:family="paragraph" style:parent-style-name="Heading_20_4">
      <style:text-properties fo:language="hu" fo:country="HU" officeooo:paragraph-rsid="001d5db0"/>
    </style:style>
    <style:style style:name="P149" style:family="paragraph" style:parent-style-name="Heading_20_4">
      <style:text-properties fo:language="hu" fo:country="HU" officeooo:rsid="001d10ea" officeooo:paragraph-rsid="001d5db0"/>
    </style:style>
    <style:style style:name="P150" style:family="paragraph" style:parent-style-name="Heading_20_4">
      <style:text-properties fo:language="hu" fo:country="HU" officeooo:rsid="001b8642" officeooo:paragraph-rsid="001d5db0"/>
    </style:style>
    <style:style style:name="P151" style:family="paragraph" style:parent-style-name="Heading_20_4">
      <style:text-properties fo:language="hu" fo:country="HU" officeooo:rsid="001f023b"/>
    </style:style>
    <style:style style:name="P152" style:family="paragraph" style:parent-style-name="Heading_20_4">
      <style:text-properties fo:language="hu" fo:country="HU" officeooo:rsid="001f023b" officeooo:paragraph-rsid="001f023b"/>
    </style:style>
    <style:style style:name="P153" style:family="paragraph" style:parent-style-name="Heading_20_4">
      <style:text-properties fo:language="hu" fo:country="HU" officeooo:rsid="00215218" officeooo:paragraph-rsid="00215218"/>
    </style:style>
    <style:style style:name="P154" style:family="paragraph" style:parent-style-name="Heading_20_4">
      <style:text-properties fo:language="hu" fo:country="HU" officeooo:rsid="0032dcbf"/>
    </style:style>
    <style:style style:name="P155" style:family="paragraph" style:parent-style-name="Heading_20_4">
      <style:text-properties fo:language="hu" fo:country="HU" officeooo:rsid="005ea280" officeooo:paragraph-rsid="00acd9b6"/>
    </style:style>
    <style:style style:name="P156" style:family="paragraph" style:parent-style-name="Heading_20_4">
      <style:text-properties fo:language="hu" fo:country="HU" officeooo:rsid="005e78c0"/>
    </style:style>
    <style:style style:name="P157" style:family="paragraph" style:parent-style-name="Heading_20_4">
      <style:text-properties fo:language="hu" fo:country="HU" officeooo:rsid="006317fe" officeooo:paragraph-rsid="00640515"/>
    </style:style>
    <style:style style:name="P158" style:family="paragraph" style:parent-style-name="Heading_20_4">
      <style:text-properties officeooo:rsid="00b2cf33" officeooo:paragraph-rsid="00b2cf33"/>
    </style:style>
    <style:style style:name="P159" style:family="paragraph" style:parent-style-name="Heading_20_4">
      <style:paragraph-properties fo:margin-left="0in" fo:margin-right="0in" fo:text-indent="0in" style:auto-text-indent="false"/>
      <style:text-properties fo:language="hu" fo:country="HU" officeooo:rsid="00ac2e68" officeooo:paragraph-rsid="00acd9b6"/>
    </style:style>
    <style:style style:name="P160" style:family="paragraph" style:parent-style-name="Heading_20_3">
      <style:text-properties fo:language="hu" fo:country="HU" officeooo:rsid="00183644"/>
    </style:style>
    <style:style style:name="P161" style:family="paragraph" style:parent-style-name="Heading_20_3">
      <style:text-properties fo:language="hu" fo:country="HU" officeooo:rsid="002ae4b9"/>
    </style:style>
    <style:style style:name="P162" style:family="paragraph" style:parent-style-name="Heading_20_3">
      <style:text-properties fo:language="hu" fo:country="HU" officeooo:rsid="004fb351"/>
    </style:style>
    <style:style style:name="P163" style:family="paragraph" style:parent-style-name="Heading_20_3">
      <style:text-properties fo:language="hu" fo:country="HU" officeooo:rsid="005ea280" officeooo:paragraph-rsid="00acd9b6"/>
    </style:style>
    <style:style style:name="P164" style:family="paragraph" style:parent-style-name="Heading_20_3">
      <style:text-properties fo:language="hu" fo:country="HU" officeooo:rsid="005e78c0"/>
    </style:style>
    <style:style style:name="P165" style:family="paragraph" style:parent-style-name="Heading_20_3">
      <style:text-properties officeooo:rsid="003a3a24"/>
    </style:style>
    <style:style style:name="P166" style:family="paragraph" style:parent-style-name="Heading_20_3">
      <style:text-properties officeooo:rsid="004de6fb" officeooo:paragraph-rsid="004de6fb"/>
    </style:style>
    <style:style style:name="P167" style:family="paragraph" style:parent-style-name="Heading_20_3">
      <style:text-properties officeooo:rsid="004d4f4e"/>
    </style:style>
    <style:style style:name="P168" style:family="paragraph" style:parent-style-name="Heading_20_3">
      <style:text-properties officeooo:paragraph-rsid="00acd9b6"/>
    </style:style>
    <style:style style:name="P1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7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3" style:family="paragraph" style:parent-style-name="code-snippet">
      <style:text-properties officeooo:paragraph-rsid="015464a2"/>
    </style:style>
    <style:style style:name="P174" style:family="paragraph" style:parent-style-name="code-snippet">
      <style:text-properties officeooo:paragraph-rsid="015d4b66"/>
    </style:style>
    <style:style style:name="P175" style:family="paragraph" style:parent-style-name="code-snippet">
      <style:paragraph-properties>
        <style:tab-stops>
          <style:tab-stop style:position="2.9165in"/>
        </style:tab-stops>
      </style:paragraph-properties>
      <style:text-properties officeooo:paragraph-rsid="00ac2e68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 officeooo:rsid="00284c79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bold" officeooo:rsid="00314eb3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11" style:family="text">
      <style:text-properties fo:font-variant="normal" fo:text-transform="none" fo:color="#000000" style:font-name="Lucida Console" fo:font-size="9pt" fo:letter-spacing="normal" fo:font-style="normal" fo:font-weight="normal" officeooo:rsid="00880011"/>
    </style:style>
    <style:style style:name="T12" style:family="text">
      <style:text-properties officeooo:rsid="00114b17"/>
    </style:style>
    <style:style style:name="T13" style:family="text">
      <style:text-properties officeooo:rsid="00127a26"/>
    </style:style>
    <style:style style:name="T14" style:family="text">
      <style:text-properties officeooo:rsid="0015c969"/>
    </style:style>
    <style:style style:name="T15" style:family="text">
      <style:text-properties officeooo:rsid="00177e3a"/>
    </style:style>
    <style:style style:name="T16" style:family="text">
      <style:text-properties officeooo:rsid="00198077"/>
    </style:style>
    <style:style style:name="T17" style:family="text">
      <style:text-properties officeooo:rsid="00199b0a"/>
    </style:style>
    <style:style style:name="T18" style:family="text">
      <style:text-properties officeooo:rsid="001b8642"/>
    </style:style>
    <style:style style:name="T19" style:family="text">
      <style:text-properties officeooo:rsid="001c7b3c"/>
    </style:style>
    <style:style style:name="T20" style:family="text">
      <style:text-properties officeooo:rsid="001d10ea"/>
    </style:style>
    <style:style style:name="T21" style:family="text">
      <style:text-properties officeooo:rsid="001d5db0"/>
    </style:style>
    <style:style style:name="T22" style:family="text">
      <style:text-properties officeooo:rsid="001f023b"/>
    </style:style>
    <style:style style:name="T23" style:family="text">
      <style:text-properties officeooo:rsid="001fe621"/>
    </style:style>
    <style:style style:name="T24" style:family="text">
      <style:text-properties officeooo:rsid="0021521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4c8a" style:font-weight-asian="bold" style:font-weight-complex="bold"/>
    </style:style>
    <style:style style:name="T27" style:family="text">
      <style:text-properties fo:font-weight="bold" officeooo:rsid="0032dcbf" style:font-weight-asian="bold" style:font-weight-complex="bold"/>
    </style:style>
    <style:style style:name="T28" style:family="text">
      <style:text-properties fo:font-weight="bold" officeooo:rsid="00347fa4" style:font-weight-asian="bold" style:font-weight-complex="bold"/>
    </style:style>
    <style:style style:name="T29" style:family="text">
      <style:text-properties fo:font-weight="bold" officeooo:rsid="003e55d5" style:font-weight-asian="bold" style:font-weight-complex="bold"/>
    </style:style>
    <style:style style:name="T30" style:family="text">
      <style:text-properties fo:font-weight="bold" officeooo:rsid="00284c79" style:font-weight-asian="bold" style:font-weight-complex="bold"/>
    </style:style>
    <style:style style:name="T31" style:family="text">
      <style:text-properties fo:font-weight="bold" officeooo:rsid="0047bbf8" style:font-weight-asian="bold" style:font-weight-complex="bold"/>
    </style:style>
    <style:style style:name="T32" style:family="text">
      <style:text-properties fo:font-weight="bold" officeooo:rsid="00b06b04" style:font-weight-asian="bold" style:font-weight-complex="bold"/>
    </style:style>
    <style:style style:name="T33" style:family="text">
      <style:text-properties fo:font-weight="bold" officeooo:rsid="0133831b" style:font-weight-asian="bold" style:font-weight-complex="bold"/>
    </style:style>
    <style:style style:name="T34" style:family="text">
      <style:text-properties fo:font-weight="bold" officeooo:rsid="00314eb3" style:font-weight-asian="bold" style:font-weight-complex="bold"/>
    </style:style>
    <style:style style:name="T35" style:family="text">
      <style:text-properties fo:font-weight="bold" officeooo:rsid="0135ed9f" style:font-weight-asian="bold" style:font-weight-complex="bold"/>
    </style:style>
    <style:style style:name="T36" style:family="text">
      <style:text-properties fo:font-weight="bold" officeooo:rsid="01379a57" style:font-weight-asian="bold" style:font-weight-complex="bold"/>
    </style:style>
    <style:style style:name="T37" style:family="text">
      <style:text-properties officeooo:rsid="00267798"/>
    </style:style>
    <style:style style:name="T38" style:family="text">
      <style:text-properties officeooo:rsid="00284c79"/>
    </style:style>
    <style:style style:name="T39" style:family="text">
      <style:text-properties officeooo:rsid="00289f27"/>
    </style:style>
    <style:style style:name="T40" style:family="text">
      <style:text-properties officeooo:rsid="00293610"/>
    </style:style>
    <style:style style:name="T41" style:family="text">
      <style:text-properties officeooo:rsid="002ae4b9"/>
    </style:style>
    <style:style style:name="T42" style:family="text">
      <style:text-properties officeooo:rsid="002c2a84"/>
    </style:style>
    <style:style style:name="T43" style:family="text">
      <style:text-properties officeooo:rsid="002e14ca"/>
    </style:style>
    <style:style style:name="T44" style:family="text">
      <style:text-properties officeooo:rsid="002f422c"/>
    </style:style>
    <style:style style:name="T45" style:family="text">
      <style:text-properties fo:font-style="italic" officeooo:rsid="002f422c" style:font-style-asian="italic" style:font-style-complex="italic"/>
    </style:style>
    <style:style style:name="T46" style:family="text">
      <style:text-properties fo:font-style="italic" officeooo:rsid="003fbd8c" style:font-style-asian="italic" style:font-style-complex="italic"/>
    </style:style>
    <style:style style:name="T47" style:family="text">
      <style:text-properties fo:font-style="italic" officeooo:rsid="0043ef86" style:font-style-asian="italic" style:font-style-complex="italic"/>
    </style:style>
    <style:style style:name="T48" style:family="text">
      <style:text-properties fo:font-style="italic" officeooo:rsid="004b2e94" style:font-style-asian="italic" style:font-style-complex="italic"/>
    </style:style>
    <style:style style:name="T49" style:family="text">
      <style:text-properties fo:font-style="italic" officeooo:rsid="00a57135" style:font-style-asian="italic" style:font-style-complex="italic"/>
    </style:style>
    <style:style style:name="T50" style:family="text">
      <style:text-properties fo:font-style="italic" officeooo:rsid="00b2915e" style:font-style-asian="italic" style:font-style-complex="italic"/>
    </style:style>
    <style:style style:name="T51" style:family="text">
      <style:text-properties officeooo:rsid="00310848"/>
    </style:style>
    <style:style style:name="T52" style:family="text">
      <style:text-properties officeooo:rsid="00314eb3"/>
    </style:style>
    <style:style style:name="T53" style:family="text">
      <style:text-properties fo:font-style="normal" fo:font-weight="bold" officeooo:rsid="00347fa4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37108f" style:font-style-asian="normal" style:font-weight-asian="bold" style:font-style-complex="normal" style:font-weight-complex="bold"/>
    </style:style>
    <style:style style:name="T55" style:family="text">
      <style:text-properties officeooo:rsid="0032dcbf"/>
    </style:style>
    <style:style style:name="T56" style:family="text">
      <style:text-properties officeooo:rsid="00347fa4"/>
    </style:style>
    <style:style style:name="T57" style:family="text">
      <style:text-properties officeooo:rsid="00355770"/>
    </style:style>
    <style:style style:name="T58" style:family="text">
      <style:text-properties officeooo:rsid="0036e656"/>
    </style:style>
    <style:style style:name="T59" style:family="text">
      <style:text-properties officeooo:rsid="0037108f"/>
    </style:style>
    <style:style style:name="T60" style:family="text">
      <style:text-properties officeooo:rsid="00398adc"/>
    </style:style>
    <style:style style:name="T61" style:family="text">
      <style:text-properties fo:language="hu" fo:country="HU"/>
    </style:style>
    <style:style style:name="T62" style:family="text">
      <style:text-properties fo:language="hu" fo:country="HU" officeooo:rsid="00127a26"/>
    </style:style>
    <style:style style:name="T63" style:family="text">
      <style:text-properties fo:language="hu" fo:country="HU" officeooo:rsid="00284c79"/>
    </style:style>
    <style:style style:name="T64" style:family="text">
      <style:text-properties fo:language="hu" fo:country="HU" officeooo:rsid="004f121c"/>
    </style:style>
    <style:style style:name="T65" style:family="text">
      <style:text-properties fo:language="hu" fo:country="HU" officeooo:rsid="004f5f44"/>
    </style:style>
    <style:style style:name="T66" style:family="text">
      <style:text-properties fo:language="hu" fo:country="HU" officeooo:rsid="004fb351"/>
    </style:style>
    <style:style style:name="T67" style:family="text">
      <style:text-properties fo:language="hu" fo:country="HU" officeooo:rsid="00516c2a"/>
    </style:style>
    <style:style style:name="T68" style:family="text">
      <style:text-properties fo:language="hu" fo:country="HU" officeooo:rsid="00529156"/>
    </style:style>
    <style:style style:name="T69" style:family="text">
      <style:text-properties fo:language="hu" fo:country="HU" officeooo:rsid="0056296f"/>
    </style:style>
    <style:style style:name="T70" style:family="text">
      <style:text-properties fo:language="hu" fo:country="HU" officeooo:rsid="0056e020"/>
    </style:style>
    <style:style style:name="T71" style:family="text">
      <style:text-properties fo:language="hu" fo:country="HU" fo:font-style="italic" officeooo:rsid="0056e020" style:font-style-asian="italic" style:font-style-complex="italic"/>
    </style:style>
    <style:style style:name="T72" style:family="text">
      <style:text-properties fo:language="hu" fo:country="HU" fo:font-style="italic" officeooo:rsid="005d98bf" style:font-style-asian="italic" style:font-style-complex="italic"/>
    </style:style>
    <style:style style:name="T73" style:family="text">
      <style:text-properties fo:language="hu" fo:country="HU" fo:font-style="italic" officeooo:rsid="00704ddf" style:font-style-asian="italic" style:font-style-complex="italic"/>
    </style:style>
    <style:style style:name="T74" style:family="text">
      <style:text-properties fo:language="hu" fo:country="HU" fo:font-style="italic" officeooo:rsid="00724a06" style:font-style-asian="italic" style:font-style-complex="italic"/>
    </style:style>
    <style:style style:name="T75" style:family="text">
      <style:text-properties fo:language="hu" fo:country="HU" fo:font-style="italic" officeooo:rsid="00740ee7" style:font-style-asian="italic" style:font-style-complex="italic"/>
    </style:style>
    <style:style style:name="T76" style:family="text">
      <style:text-properties fo:language="hu" fo:country="HU" fo:font-style="italic" officeooo:rsid="007a19e2" style:font-style-asian="italic" style:font-style-complex="italic"/>
    </style:style>
    <style:style style:name="T77" style:family="text">
      <style:text-properties fo:language="hu" fo:country="HU" fo:font-style="italic" officeooo:rsid="007bd6a0" style:font-style-asian="italic" style:font-style-complex="italic"/>
    </style:style>
    <style:style style:name="T78" style:family="text">
      <style:text-properties fo:language="hu" fo:country="HU" fo:font-style="italic" officeooo:rsid="00814f48" style:font-style-asian="italic" style:font-style-complex="italic"/>
    </style:style>
    <style:style style:name="T79" style:family="text">
      <style:text-properties fo:language="hu" fo:country="HU" fo:font-style="italic" officeooo:rsid="0097f951" style:font-style-asian="italic" style:font-style-complex="italic"/>
    </style:style>
    <style:style style:name="T80" style:family="text">
      <style:text-properties fo:language="hu" fo:country="HU" fo:font-style="italic" officeooo:rsid="00ac2e68" style:font-style-asian="italic" style:font-style-complex="italic"/>
    </style:style>
    <style:style style:name="T81" style:family="text">
      <style:text-properties fo:language="hu" fo:country="HU" fo:font-style="italic" officeooo:rsid="00ca86fd" style:font-style-asian="italic" style:font-style-complex="italic"/>
    </style:style>
    <style:style style:name="T82" style:family="text">
      <style:text-properties fo:language="hu" fo:country="HU" fo:font-style="italic" officeooo:rsid="00f58be8" style:font-style-asian="italic" style:font-style-complex="italic"/>
    </style:style>
    <style:style style:name="T83" style:family="text">
      <style:text-properties fo:language="hu" fo:country="HU" fo:font-style="italic" officeooo:rsid="00f77df6" style:font-style-asian="italic" style:font-style-complex="italic"/>
    </style:style>
    <style:style style:name="T84" style:family="text">
      <style:text-properties fo:language="hu" fo:country="HU" fo:font-style="italic" officeooo:rsid="00f93cb5" style:font-style-asian="italic" style:font-style-complex="italic"/>
    </style:style>
    <style:style style:name="T85" style:family="text">
      <style:text-properties fo:language="hu" fo:country="HU" fo:font-style="italic" officeooo:rsid="010cdf4d" style:font-style-asian="italic" style:font-style-complex="italic"/>
    </style:style>
    <style:style style:name="T86" style:family="text">
      <style:text-properties fo:language="hu" fo:country="HU" fo:font-style="italic" officeooo:rsid="010db9a3" style:font-style-asian="italic" style:font-style-complex="italic"/>
    </style:style>
    <style:style style:name="T87" style:family="text">
      <style:text-properties fo:language="hu" fo:country="HU" fo:font-style="italic" officeooo:rsid="0121aa5d" style:font-style-asian="italic" style:font-style-complex="italic"/>
    </style:style>
    <style:style style:name="T88" style:family="text">
      <style:text-properties fo:language="hu" fo:country="HU" fo:font-style="italic" officeooo:rsid="01293d6e" style:font-style-asian="italic" style:font-style-complex="italic"/>
    </style:style>
    <style:style style:name="T89" style:family="text">
      <style:text-properties fo:language="hu" fo:country="HU" fo:font-style="italic" officeooo:rsid="01298060" style:font-style-asian="italic" style:font-style-complex="italic"/>
    </style:style>
    <style:style style:name="T90" style:family="text">
      <style:text-properties fo:language="hu" fo:country="HU" fo:font-style="italic" officeooo:rsid="0129df3e" style:font-style-asian="italic" style:font-style-complex="italic"/>
    </style:style>
    <style:style style:name="T91" style:family="text">
      <style:text-properties fo:language="hu" fo:country="HU" fo:font-style="italic" officeooo:rsid="012a1e6f" style:font-style-asian="italic" style:font-style-complex="italic"/>
    </style:style>
    <style:style style:name="T92" style:family="text">
      <style:text-properties fo:language="hu" fo:country="HU" fo:font-style="italic" officeooo:rsid="012bb5d5" style:font-style-asian="italic" style:font-style-complex="italic"/>
    </style:style>
    <style:style style:name="T93" style:family="text">
      <style:text-properties fo:language="hu" fo:country="HU" fo:font-style="italic" officeooo:rsid="01324a3f" style:font-style-asian="italic" style:font-style-complex="italic"/>
    </style:style>
    <style:style style:name="T94" style:family="text">
      <style:text-properties fo:language="hu" fo:country="HU" fo:font-style="italic" officeooo:rsid="014cfb48" style:font-style-asian="italic" style:font-style-complex="italic"/>
    </style:style>
    <style:style style:name="T95" style:family="text">
      <style:text-properties fo:language="hu" fo:country="HU" fo:font-style="italic" officeooo:rsid="014e4372" style:font-style-asian="italic" style:font-style-complex="italic"/>
    </style:style>
    <style:style style:name="T96" style:family="text">
      <style:text-properties fo:language="hu" fo:country="HU" fo:font-style="italic" officeooo:rsid="01518a9d" style:font-style-asian="italic" style:font-style-complex="italic"/>
    </style:style>
    <style:style style:name="T97" style:family="text">
      <style:text-properties fo:language="hu" fo:country="HU" fo:font-style="italic" officeooo:rsid="0152e292" style:font-style-asian="italic" style:font-style-complex="italic"/>
    </style:style>
    <style:style style:name="T98" style:family="text">
      <style:text-properties fo:language="hu" fo:country="HU" fo:font-style="italic" officeooo:rsid="015464a2" style:font-style-asian="italic" style:font-style-complex="italic"/>
    </style:style>
    <style:style style:name="T99" style:family="text">
      <style:text-properties fo:language="hu" fo:country="HU" fo:font-style="italic" officeooo:rsid="0155efdd" style:font-style-asian="italic" style:font-style-complex="italic"/>
    </style:style>
    <style:style style:name="T100" style:family="text">
      <style:text-properties fo:language="hu" fo:country="HU" fo:font-style="italic" officeooo:rsid="0162f712" style:font-style-asian="italic" style:font-style-complex="italic"/>
    </style:style>
    <style:style style:name="T101" style:family="text">
      <style:text-properties fo:language="hu" fo:country="HU" fo:font-style="italic" officeooo:rsid="01691109" style:font-style-asian="italic" style:font-style-complex="italic"/>
    </style:style>
    <style:style style:name="T102" style:family="text">
      <style:text-properties fo:language="hu" fo:country="HU" fo:font-style="italic" fo:font-weight="normal" officeooo:rsid="00f6f678" style:font-style-asian="italic" style:font-weight-asian="normal" style:font-style-complex="italic" style:font-weight-complex="normal"/>
    </style:style>
    <style:style style:name="T103" style:family="text">
      <style:text-properties fo:language="hu" fo:country="HU" fo:font-style="italic" fo:font-weight="normal" officeooo:rsid="011f5acf" style:font-style-asian="italic" style:font-weight-asian="normal" style:font-style-complex="italic" style:font-weight-complex="normal"/>
    </style:style>
    <style:style style:name="T104" style:family="text">
      <style:text-properties fo:language="hu" fo:country="HU" fo:font-style="italic" fo:font-weight="normal" officeooo:rsid="01298060" style:font-style-asian="italic" style:font-weight-asian="normal" style:font-style-complex="italic" style:font-weight-complex="normal"/>
    </style:style>
    <style:style style:name="T105" style:family="text">
      <style:text-properties fo:language="hu" fo:country="HU" fo:font-style="italic" fo:font-weight="normal" officeooo:rsid="01324a3f" style:font-style-asian="italic" style:font-weight-asian="normal" style:font-style-complex="italic" style:font-weight-complex="normal"/>
    </style:style>
    <style:style style:name="T106" style:family="text">
      <style:text-properties fo:language="hu" fo:country="HU" fo:font-style="italic" fo:font-weight="normal" officeooo:rsid="014e4372" style:font-style-asian="italic" style:font-weight-asian="normal" style:font-style-complex="italic" style:font-weight-complex="normal"/>
    </style:style>
    <style:style style:name="T107" style:family="text">
      <style:text-properties fo:language="hu" fo:country="HU" officeooo:rsid="0058aaaa"/>
    </style:style>
    <style:style style:name="T108" style:family="text">
      <style:text-properties fo:language="hu" fo:country="HU" officeooo:rsid="0059c7b6"/>
    </style:style>
    <style:style style:name="T109" style:family="text">
      <style:text-properties fo:language="hu" fo:country="HU" officeooo:rsid="005bc44e"/>
    </style:style>
    <style:style style:name="T110" style:family="text">
      <style:text-properties fo:language="hu" fo:country="HU" officeooo:rsid="005d98bf"/>
    </style:style>
    <style:style style:name="T111" style:family="text">
      <style:text-properties fo:language="hu" fo:country="HU" officeooo:rsid="005e78c0"/>
    </style:style>
    <style:style style:name="T112" style:family="text">
      <style:text-properties fo:language="hu" fo:country="HU" officeooo:rsid="005ea280"/>
    </style:style>
    <style:style style:name="T113" style:family="text">
      <style:text-properties fo:language="hu" fo:country="HU" officeooo:rsid="00262a51"/>
    </style:style>
    <style:style style:name="T114" style:family="text">
      <style:text-properties fo:language="hu" fo:country="HU" officeooo:rsid="00612d8b"/>
    </style:style>
    <style:style style:name="T115" style:family="text">
      <style:text-properties fo:language="hu" fo:country="HU" officeooo:rsid="006317fe"/>
    </style:style>
    <style:style style:name="T116" style:family="text">
      <style:text-properties fo:language="hu" fo:country="HU" officeooo:rsid="00640515"/>
    </style:style>
    <style:style style:name="T117" style:family="text">
      <style:text-properties fo:language="hu" fo:country="HU" officeooo:rsid="00643b90"/>
    </style:style>
    <style:style style:name="T118" style:family="text">
      <style:text-properties fo:language="hu" fo:country="HU" officeooo:rsid="00610a04"/>
    </style:style>
    <style:style style:name="T119" style:family="text">
      <style:text-properties fo:language="hu" fo:country="HU" officeooo:rsid="00662b5b"/>
    </style:style>
    <style:style style:name="T120" style:family="text">
      <style:text-properties fo:language="hu" fo:country="HU" officeooo:rsid="0067f4d8"/>
    </style:style>
    <style:style style:name="T121" style:family="text">
      <style:text-properties fo:language="hu" fo:country="HU" officeooo:rsid="00688cad"/>
    </style:style>
    <style:style style:name="T122" style:family="text">
      <style:text-properties fo:language="hu" fo:country="HU" officeooo:rsid="00693e94"/>
    </style:style>
    <style:style style:name="T123" style:family="text">
      <style:text-properties fo:language="hu" fo:country="HU" officeooo:rsid="006b0a77"/>
    </style:style>
    <style:style style:name="T124" style:family="text">
      <style:text-properties fo:language="hu" fo:country="HU" officeooo:rsid="006e7c6e"/>
    </style:style>
    <style:style style:name="T125" style:family="text">
      <style:text-properties fo:language="hu" fo:country="HU" officeooo:rsid="006f2abc"/>
    </style:style>
    <style:style style:name="T126" style:family="text">
      <style:text-properties fo:language="hu" fo:country="HU" officeooo:rsid="006f7112"/>
    </style:style>
    <style:style style:name="T127" style:family="text">
      <style:text-properties fo:language="hu" fo:country="HU" officeooo:rsid="00704ddf"/>
    </style:style>
    <style:style style:name="T128" style:family="text">
      <style:text-properties fo:language="hu" fo:country="HU" fo:font-style="normal" officeooo:rsid="00704ddf" style:font-style-asian="normal" style:font-style-complex="normal"/>
    </style:style>
    <style:style style:name="T129" style:family="text">
      <style:text-properties fo:language="hu" fo:country="HU" fo:font-style="normal" officeooo:rsid="00739d0f" style:font-style-asian="normal" style:font-style-complex="normal"/>
    </style:style>
    <style:style style:name="T130" style:family="text">
      <style:text-properties fo:language="hu" fo:country="HU" fo:font-style="normal" officeooo:rsid="007f3ea7" style:font-style-asian="normal" style:font-style-complex="normal"/>
    </style:style>
    <style:style style:name="T131" style:family="text">
      <style:text-properties fo:language="hu" fo:country="HU" fo:font-style="normal" officeooo:rsid="00a20dfe" style:font-style-asian="normal" style:font-style-complex="normal"/>
    </style:style>
    <style:style style:name="T132" style:family="text">
      <style:text-properties fo:language="hu" fo:country="HU" fo:font-style="normal" fo:font-weight="bold" officeooo:rsid="01324a3f" style:font-style-asian="normal" style:font-weight-asian="bold" style:font-style-complex="normal" style:font-weight-complex="bold"/>
    </style:style>
    <style:style style:name="T133" style:family="text">
      <style:text-properties fo:language="hu" fo:country="HU" officeooo:rsid="00740ee7"/>
    </style:style>
    <style:style style:name="T134" style:family="text">
      <style:text-properties fo:language="hu" fo:country="HU" officeooo:rsid="007897e1"/>
    </style:style>
    <style:style style:name="T135" style:family="text">
      <style:text-properties fo:language="hu" fo:country="HU" officeooo:rsid="007a19e2"/>
    </style:style>
    <style:style style:name="T136" style:family="text">
      <style:text-properties fo:language="hu" fo:country="HU" officeooo:rsid="007bd6a0"/>
    </style:style>
    <style:style style:name="T137" style:family="text">
      <style:text-properties fo:language="hu" fo:country="HU" officeooo:rsid="007dc5f0"/>
    </style:style>
    <style:style style:name="T138" style:family="text">
      <style:text-properties fo:language="hu" fo:country="HU" officeooo:rsid="007f3ea7"/>
    </style:style>
    <style:style style:name="T139" style:family="text">
      <style:text-properties fo:language="hu" fo:country="HU" officeooo:rsid="007ffad9"/>
    </style:style>
    <style:style style:name="T140" style:family="text">
      <style:text-properties fo:language="hu" fo:country="HU" officeooo:rsid="00814f48"/>
    </style:style>
    <style:style style:name="T141" style:family="text">
      <style:text-properties fo:language="hu" fo:country="HU" officeooo:rsid="008424a4"/>
    </style:style>
    <style:style style:name="T142" style:family="text">
      <style:text-properties fo:language="hu" fo:country="HU" officeooo:rsid="00850ff3"/>
    </style:style>
    <style:style style:name="T143" style:family="text">
      <style:text-properties fo:language="hu" fo:country="HU" officeooo:rsid="0085a3b3"/>
    </style:style>
    <style:style style:name="T144" style:family="text">
      <style:text-properties fo:language="hu" fo:country="HU" officeooo:rsid="00864535"/>
    </style:style>
    <style:style style:name="T145" style:family="text">
      <style:text-properties fo:language="hu" fo:country="HU" officeooo:rsid="008b72ec"/>
    </style:style>
    <style:style style:name="T146" style:family="text">
      <style:text-properties fo:language="hu" fo:country="HU" officeooo:rsid="008b9b97"/>
    </style:style>
    <style:style style:name="T147" style:family="text">
      <style:text-properties fo:language="hu" fo:country="HU" officeooo:rsid="008e05ed"/>
    </style:style>
    <style:style style:name="T148" style:family="text">
      <style:text-properties fo:language="hu" fo:country="HU" officeooo:rsid="00912c5d"/>
    </style:style>
    <style:style style:name="T149" style:family="text">
      <style:text-properties fo:language="hu" fo:country="HU" officeooo:rsid="006ce462"/>
    </style:style>
    <style:style style:name="T150" style:family="text">
      <style:text-properties fo:language="hu" fo:country="HU" officeooo:rsid="00939b20"/>
    </style:style>
    <style:style style:name="T151" style:family="text">
      <style:text-properties fo:language="hu" fo:country="HU" officeooo:rsid="00972c3e"/>
    </style:style>
    <style:style style:name="T152" style:family="text">
      <style:text-properties fo:language="hu" fo:country="HU" officeooo:rsid="0097f951"/>
    </style:style>
    <style:style style:name="T153" style:family="text">
      <style:text-properties fo:language="hu" fo:country="HU" officeooo:rsid="00a133f3"/>
    </style:style>
    <style:style style:name="T154" style:family="text">
      <style:text-properties fo:language="hu" fo:country="HU" officeooo:rsid="0012e79e"/>
    </style:style>
    <style:style style:name="T155" style:family="text">
      <style:text-properties fo:language="hu" fo:country="HU" officeooo:rsid="004d4f4e"/>
    </style:style>
    <style:style style:name="T156" style:family="text">
      <style:text-properties fo:language="hu" fo:country="HU" officeooo:rsid="00ac2e68"/>
    </style:style>
    <style:style style:name="T157" style:family="text">
      <style:text-properties fo:language="hu" fo:country="HU" officeooo:rsid="00ad9554"/>
    </style:style>
    <style:style style:name="T158" style:family="text">
      <style:text-properties fo:language="hu" fo:country="HU" officeooo:rsid="00af750a"/>
    </style:style>
    <style:style style:name="T159" style:family="text">
      <style:text-properties fo:language="hu" fo:country="HU" officeooo:rsid="00b06b04"/>
    </style:style>
    <style:style style:name="T160" style:family="text">
      <style:text-properties fo:language="hu" fo:country="HU" fo:font-weight="bold" officeooo:rsid="00d283f0" style:font-weight-asian="bold" style:font-weight-complex="bold"/>
    </style:style>
    <style:style style:name="T161" style:family="text">
      <style:text-properties fo:language="hu" fo:country="HU" fo:font-weight="bold" officeooo:rsid="01109ea3" style:font-weight-asian="bold" style:font-weight-complex="bold"/>
    </style:style>
    <style:style style:name="T162" style:family="text">
      <style:text-properties fo:language="hu" fo:country="HU" fo:font-weight="bold" officeooo:rsid="010f8995" style:font-weight-asian="bold" style:font-weight-complex="bold"/>
    </style:style>
    <style:style style:name="T163" style:family="text">
      <style:text-properties fo:language="hu" fo:country="HU" fo:font-weight="bold" officeooo:rsid="01208cff" style:font-weight-asian="bold" style:font-weight-complex="bold"/>
    </style:style>
    <style:style style:name="T164" style:family="text">
      <style:text-properties fo:language="hu" fo:country="HU" fo:font-weight="bold" officeooo:rsid="01324a3f" style:font-weight-asian="bold" style:font-weight-complex="bold"/>
    </style:style>
    <style:style style:name="T165" style:family="text">
      <style:text-properties fo:language="hu" fo:country="HU" fo:font-weight="bold" officeooo:rsid="0139f7e4" style:font-weight-asian="bold" style:font-weight-complex="bold"/>
    </style:style>
    <style:style style:name="T166" style:family="text">
      <style:text-properties fo:language="hu" fo:country="HU" fo:font-weight="bold" officeooo:rsid="014583df" style:font-weight-asian="bold" style:font-weight-complex="bold"/>
    </style:style>
    <style:style style:name="T167" style:family="text">
      <style:text-properties fo:language="hu" fo:country="HU" fo:font-weight="bold" officeooo:rsid="0149d13c" style:font-weight-asian="bold" style:font-weight-complex="bold"/>
    </style:style>
    <style:style style:name="T168" style:family="text">
      <style:text-properties fo:language="hu" fo:country="HU" fo:font-weight="bold" officeooo:rsid="014b9533" style:font-weight-asian="bold" style:font-weight-complex="bold"/>
    </style:style>
    <style:style style:name="T169" style:family="text">
      <style:text-properties fo:language="hu" fo:country="HU" fo:font-weight="bold" officeooo:rsid="016271ab" style:font-weight-asian="bold" style:font-weight-complex="bold"/>
    </style:style>
    <style:style style:name="T170" style:family="text">
      <style:text-properties fo:language="hu" fo:country="HU" officeooo:rsid="00be7360"/>
    </style:style>
    <style:style style:name="T171" style:family="text">
      <style:text-properties fo:language="hu" fo:country="HU" officeooo:rsid="00c3f20d"/>
    </style:style>
    <style:style style:name="T172" style:family="text">
      <style:text-properties fo:language="hu" fo:country="HU" officeooo:rsid="00bf6318"/>
    </style:style>
    <style:style style:name="T173" style:family="text">
      <style:text-properties fo:language="hu" fo:country="HU" officeooo:rsid="00c40ff7"/>
    </style:style>
    <style:style style:name="T174" style:family="text">
      <style:text-properties fo:language="hu" fo:country="HU" officeooo:rsid="00c1fe93"/>
    </style:style>
    <style:style style:name="T175" style:family="text">
      <style:text-properties fo:language="hu" fo:country="HU" officeooo:rsid="00ccf54e"/>
    </style:style>
    <style:style style:name="T176" style:family="text">
      <style:text-properties fo:language="hu" fo:country="HU" officeooo:rsid="00cef48c"/>
    </style:style>
    <style:style style:name="T177" style:family="text">
      <style:text-properties fo:language="hu" fo:country="HU" officeooo:rsid="00d02953"/>
    </style:style>
    <style:style style:name="T178" style:family="text">
      <style:text-properties fo:language="hu" fo:country="HU" officeooo:rsid="00d0cfb1"/>
    </style:style>
    <style:style style:name="T179" style:family="text">
      <style:text-properties fo:language="hu" fo:country="HU" officeooo:rsid="00d283f0"/>
    </style:style>
    <style:style style:name="T180" style:family="text">
      <style:text-properties fo:language="hu" fo:country="HU" officeooo:rsid="00d3f413"/>
    </style:style>
    <style:style style:name="T181" style:family="text">
      <style:text-properties fo:language="hu" fo:country="HU" officeooo:rsid="00d5b927"/>
    </style:style>
    <style:style style:name="T182" style:family="text">
      <style:text-properties fo:language="hu" fo:country="HU" fo:font-weight="normal" officeooo:rsid="010f8995" style:font-weight-asian="normal" style:font-weight-complex="normal"/>
    </style:style>
    <style:style style:name="T183" style:family="text">
      <style:text-properties fo:language="hu" fo:country="HU" fo:font-weight="normal" officeooo:rsid="01109ea3" style:font-weight-asian="normal" style:font-weight-complex="normal"/>
    </style:style>
    <style:style style:name="T184" style:family="text">
      <style:text-properties fo:language="hu" fo:country="HU" fo:font-weight="normal" officeooo:rsid="0114be67" style:font-weight-asian="normal" style:font-weight-complex="normal"/>
    </style:style>
    <style:style style:name="T185" style:family="text">
      <style:text-properties fo:language="hu" fo:country="HU" fo:font-weight="normal" officeooo:rsid="01324a3f" style:font-weight-asian="normal" style:font-weight-complex="normal"/>
    </style:style>
    <style:style style:name="T186" style:family="text">
      <style:text-properties fo:language="hu" fo:country="HU" fo:font-weight="normal" officeooo:rsid="014583df" style:font-weight-asian="normal" style:font-weight-complex="normal"/>
    </style:style>
    <style:style style:name="T187" style:family="text">
      <style:text-properties fo:language="hu" fo:country="HU" fo:font-weight="normal" officeooo:rsid="0149d13c" style:font-weight-asian="normal" style:font-weight-complex="normal"/>
    </style:style>
    <style:style style:name="T188" style:family="text">
      <style:text-properties fo:language="hu" fo:country="HU" fo:font-weight="normal" officeooo:rsid="014b9533" style:font-weight-asian="normal" style:font-weight-complex="normal"/>
    </style:style>
    <style:style style:name="T189" style:family="text">
      <style:text-properties fo:language="hu" fo:country="HU" fo:font-weight="normal" officeooo:rsid="014cfb48" style:font-weight-asian="normal" style:font-weight-complex="normal"/>
    </style:style>
    <style:style style:name="T190" style:family="text">
      <style:text-properties fo:language="hu" fo:country="HU" fo:font-weight="normal" officeooo:rsid="016271ab" style:font-weight-asian="normal" style:font-weight-complex="normal"/>
    </style:style>
    <style:style style:name="T191" style:family="text">
      <style:text-properties fo:language="hu" fo:country="HU" officeooo:rsid="00f58be8"/>
    </style:style>
    <style:style style:name="T192" style:family="text">
      <style:text-properties fo:language="hu" fo:country="HU" officeooo:rsid="00f6a8ae"/>
    </style:style>
    <style:style style:name="T193" style:family="text">
      <style:text-properties fo:language="hu" fo:country="HU" officeooo:rsid="00f6c414"/>
    </style:style>
    <style:style style:name="T194" style:family="text">
      <style:text-properties fo:language="hu" fo:country="HU" officeooo:rsid="00f6f678"/>
    </style:style>
    <style:style style:name="T195" style:family="text">
      <style:text-properties fo:language="hu" fo:country="HU" officeooo:rsid="00f77df6"/>
    </style:style>
    <style:style style:name="T196" style:family="text">
      <style:text-properties fo:language="hu" fo:country="HU" officeooo:rsid="00f895c8"/>
    </style:style>
    <style:style style:name="T197" style:family="text">
      <style:text-properties fo:language="hu" fo:country="HU" officeooo:rsid="00f93cb5"/>
    </style:style>
    <style:style style:name="T198" style:family="text">
      <style:text-properties fo:language="hu" fo:country="HU" officeooo:rsid="00ffe83f"/>
    </style:style>
    <style:style style:name="T199" style:family="text">
      <style:text-properties fo:language="hu" fo:country="HU" officeooo:rsid="0101df38"/>
    </style:style>
    <style:style style:name="T200" style:family="text">
      <style:text-properties fo:language="hu" fo:country="HU" officeooo:rsid="010cdf4d"/>
    </style:style>
    <style:style style:name="T201" style:family="text">
      <style:text-properties fo:language="hu" fo:country="HU" officeooo:rsid="010f3297"/>
    </style:style>
    <style:style style:name="T202" style:family="text">
      <style:text-properties fo:language="hu" fo:country="HU" officeooo:rsid="010f8995"/>
    </style:style>
    <style:style style:name="T203" style:family="text">
      <style:text-properties fo:language="hu" fo:country="HU" officeooo:rsid="01109ea3"/>
    </style:style>
    <style:style style:name="T204" style:family="text">
      <style:text-properties fo:language="hu" fo:country="HU" officeooo:rsid="0112f972"/>
    </style:style>
    <style:style style:name="T205" style:family="text">
      <style:text-properties fo:language="hu" fo:country="HU" officeooo:rsid="0114be67"/>
    </style:style>
    <style:style style:name="T206" style:family="text">
      <style:text-properties fo:language="hu" fo:country="HU" officeooo:rsid="0115625f"/>
    </style:style>
    <style:style style:name="T207" style:family="text">
      <style:text-properties fo:language="hu" fo:country="HU" officeooo:rsid="0118cff1"/>
    </style:style>
    <style:style style:name="T208" style:family="text">
      <style:text-properties fo:language="hu" fo:country="HU" officeooo:rsid="011bde27"/>
    </style:style>
    <style:style style:name="T209" style:family="text">
      <style:text-properties fo:language="hu" fo:country="HU" officeooo:rsid="011c51c6"/>
    </style:style>
    <style:style style:name="T210" style:family="text">
      <style:text-properties fo:language="hu" fo:country="HU" officeooo:rsid="011d5d1e"/>
    </style:style>
    <style:style style:name="T211" style:family="text">
      <style:text-properties fo:language="hu" fo:country="HU" officeooo:rsid="011de411"/>
    </style:style>
    <style:style style:name="T212" style:family="text">
      <style:text-properties fo:language="hu" fo:country="HU" officeooo:rsid="011f5acf"/>
    </style:style>
    <style:style style:name="T213" style:family="text">
      <style:text-properties fo:language="hu" fo:country="HU" officeooo:rsid="01208cff"/>
    </style:style>
    <style:style style:name="T214" style:family="text">
      <style:text-properties fo:language="hu" fo:country="HU" officeooo:rsid="0121aa5d"/>
    </style:style>
    <style:style style:name="T215" style:family="text">
      <style:text-properties fo:language="hu" fo:country="HU" officeooo:rsid="0122be97"/>
    </style:style>
    <style:style style:name="T216" style:family="text">
      <style:text-properties fo:language="hu" fo:country="HU" officeooo:rsid="0125dae5"/>
    </style:style>
    <style:style style:name="T217" style:family="text">
      <style:text-properties fo:language="hu" fo:country="HU" officeooo:rsid="0127313f"/>
    </style:style>
    <style:style style:name="T218" style:family="text">
      <style:text-properties fo:language="hu" fo:country="HU" officeooo:rsid="0128eb34"/>
    </style:style>
    <style:style style:name="T219" style:family="text">
      <style:text-properties fo:language="hu" fo:country="HU" officeooo:rsid="01293d6e"/>
    </style:style>
    <style:style style:name="T220" style:family="text">
      <style:text-properties fo:language="hu" fo:country="HU" officeooo:rsid="01298060"/>
    </style:style>
    <style:style style:name="T221" style:family="text">
      <style:text-properties fo:language="hu" fo:country="HU" officeooo:rsid="0129df3e"/>
    </style:style>
    <style:style style:name="T222" style:family="text">
      <style:text-properties fo:language="hu" fo:country="HU" officeooo:rsid="012a1e6f"/>
    </style:style>
    <style:style style:name="T223" style:family="text">
      <style:text-properties fo:language="hu" fo:country="HU" officeooo:rsid="012b73d2"/>
    </style:style>
    <style:style style:name="T224" style:family="text">
      <style:text-properties fo:language="hu" fo:country="HU" officeooo:rsid="012bb5d5"/>
    </style:style>
    <style:style style:name="T225" style:family="text">
      <style:text-properties fo:language="hu" fo:country="HU" officeooo:rsid="012d3e66"/>
    </style:style>
    <style:style style:name="T226" style:family="text">
      <style:text-properties fo:language="hu" fo:country="HU" officeooo:rsid="012f2e95"/>
    </style:style>
    <style:style style:name="T227" style:family="text">
      <style:text-properties fo:language="hu" fo:country="HU" officeooo:rsid="01324a3f"/>
    </style:style>
    <style:style style:name="T228" style:family="text">
      <style:text-properties fo:language="hu" fo:country="HU" officeooo:rsid="013be7e5"/>
    </style:style>
    <style:style style:name="T229" style:family="text">
      <style:text-properties fo:language="hu" fo:country="HU" officeooo:rsid="0140c192"/>
    </style:style>
    <style:style style:name="T230" style:family="text">
      <style:text-properties fo:language="hu" fo:country="HU" officeooo:rsid="014180aa"/>
    </style:style>
    <style:style style:name="T231" style:family="text">
      <style:text-properties fo:language="hu" fo:country="HU" officeooo:rsid="0142d5bc"/>
    </style:style>
    <style:style style:name="T232" style:family="text">
      <style:text-properties fo:language="hu" fo:country="HU" officeooo:rsid="0144bc38"/>
    </style:style>
    <style:style style:name="T233" style:family="text">
      <style:text-properties fo:language="hu" fo:country="HU" officeooo:rsid="014583df"/>
    </style:style>
    <style:style style:name="T234" style:family="text">
      <style:text-properties fo:language="hu" fo:country="HU" officeooo:rsid="01478337"/>
    </style:style>
    <style:style style:name="T235" style:family="text">
      <style:text-properties fo:language="hu" fo:country="HU" officeooo:rsid="0148b89e"/>
    </style:style>
    <style:style style:name="T236" style:family="text">
      <style:text-properties fo:language="hu" fo:country="HU" officeooo:rsid="0149d13c"/>
    </style:style>
    <style:style style:name="T237" style:family="text">
      <style:text-properties fo:language="hu" fo:country="HU" officeooo:rsid="014cfb48"/>
    </style:style>
    <style:style style:name="T238" style:family="text">
      <style:text-properties fo:language="hu" fo:country="HU" officeooo:rsid="014e4372"/>
    </style:style>
    <style:style style:name="T239" style:family="text">
      <style:text-properties fo:language="hu" fo:country="HU" officeooo:rsid="014faf84"/>
    </style:style>
    <style:style style:name="T240" style:family="text">
      <style:text-properties fo:language="hu" fo:country="HU" officeooo:rsid="01518a9d"/>
    </style:style>
    <style:style style:name="T241" style:family="text">
      <style:text-properties fo:language="hu" fo:country="HU" officeooo:rsid="0152e292"/>
    </style:style>
    <style:style style:name="T242" style:family="text">
      <style:text-properties fo:language="hu" fo:country="HU" officeooo:rsid="015464a2"/>
    </style:style>
    <style:style style:name="T243" style:family="text">
      <style:text-properties fo:language="hu" fo:country="HU" officeooo:rsid="0155efdd"/>
    </style:style>
    <style:style style:name="T244" style:family="text">
      <style:text-properties fo:language="hu" fo:country="HU" officeooo:rsid="00a6fddb"/>
    </style:style>
    <style:style style:name="T245" style:family="text">
      <style:text-properties fo:language="hu" fo:country="HU" officeooo:rsid="016271ab"/>
    </style:style>
    <style:style style:name="T246" style:family="text">
      <style:text-properties fo:language="hu" fo:country="HU" officeooo:rsid="0162f712"/>
    </style:style>
    <style:style style:name="T247" style:family="text">
      <style:text-properties fo:language="hu" fo:country="HU" officeooo:rsid="016465ea"/>
    </style:style>
    <style:style style:name="T248" style:family="text">
      <style:text-properties fo:language="hu" fo:country="HU" officeooo:rsid="016608a4"/>
    </style:style>
    <style:style style:name="T249" style:family="text">
      <style:text-properties fo:language="hu" fo:country="HU" officeooo:rsid="016698e4"/>
    </style:style>
    <style:style style:name="T250" style:family="text">
      <style:text-properties fo:language="hu" fo:country="HU" officeooo:rsid="0167b259"/>
    </style:style>
    <style:style style:name="T251" style:family="text">
      <style:text-properties fo:language="hu" fo:country="HU" officeooo:rsid="01691109"/>
    </style:style>
    <style:style style:name="T252" style:family="text">
      <style:text-properties fo:language="hu" fo:country="HU" officeooo:rsid="0169edfa"/>
    </style:style>
    <style:style style:name="T253" style:family="text">
      <style:text-properties fo:language="hu" fo:country="HU" officeooo:rsid="016a0172"/>
    </style:style>
    <style:style style:name="T254" style:family="text">
      <style:text-properties fo:language="hu" fo:country="HU" officeooo:rsid="016adbd1"/>
    </style:style>
    <style:style style:name="T255" style:family="text">
      <style:text-properties fo:language="hu" fo:country="HU" officeooo:rsid="016bf4ae"/>
    </style:style>
    <style:style style:name="T256" style:family="text">
      <style:text-properties officeooo:rsid="003a3a24"/>
    </style:style>
    <style:style style:name="T257" style:family="text">
      <style:text-properties fo:font-weight="normal" officeooo:rsid="003a3a24" style:font-weight-asian="normal" style:font-weight-complex="normal"/>
    </style:style>
    <style:style style:name="T258" style:family="text">
      <style:text-properties officeooo:rsid="003bd289"/>
    </style:style>
    <style:style style:name="T259" style:family="text">
      <style:text-properties officeooo:rsid="003e55d5"/>
    </style:style>
    <style:style style:name="T260" style:family="text">
      <style:text-properties officeooo:rsid="003ea2f6"/>
    </style:style>
    <style:style style:name="T261" style:family="text">
      <style:text-properties officeooo:rsid="003fbd8c"/>
    </style:style>
    <style:style style:name="T262" style:family="text">
      <style:text-properties officeooo:rsid="00423088"/>
    </style:style>
    <style:style style:name="T263" style:family="text">
      <style:text-properties officeooo:rsid="0043ef86"/>
    </style:style>
    <style:style style:name="T264" style:family="text">
      <style:text-properties officeooo:rsid="0045ffa0"/>
    </style:style>
    <style:style style:name="T265" style:family="text">
      <style:text-properties officeooo:rsid="0047e1f7"/>
    </style:style>
    <style:style style:name="T266" style:family="text">
      <style:text-properties officeooo:rsid="0047f754"/>
    </style:style>
    <style:style style:name="T267" style:family="text">
      <style:text-properties officeooo:rsid="00498f4b"/>
    </style:style>
    <style:style style:name="T268" style:family="text">
      <style:text-properties officeooo:rsid="004bfacb"/>
    </style:style>
    <style:style style:name="T269" style:family="text">
      <style:text-properties officeooo:rsid="004d2925"/>
    </style:style>
    <style:style style:name="T270" style:family="text">
      <style:text-properties officeooo:rsid="004d4f4e"/>
    </style:style>
    <style:style style:name="T271" style:family="text">
      <style:text-properties officeooo:rsid="0054e370"/>
    </style:style>
    <style:style style:name="T272" style:family="text">
      <style:text-properties officeooo:rsid="005f1281"/>
    </style:style>
    <style:style style:name="T273" style:family="text">
      <style:text-properties officeooo:rsid="00643b90"/>
    </style:style>
    <style:style style:name="T27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75" style:family="text">
      <style:text-properties officeooo:rsid="0064ac6d"/>
    </style:style>
    <style:style style:name="T276" style:family="text">
      <style:text-properties officeooo:rsid="006ce462"/>
    </style:style>
    <style:style style:name="T277" style:family="text">
      <style:text-properties officeooo:rsid="00864535"/>
    </style:style>
    <style:style style:name="T278" style:family="text">
      <style:text-properties officeooo:rsid="00880011"/>
    </style:style>
    <style:style style:name="T279" style:family="text">
      <style:text-properties officeooo:rsid="0098eb6a"/>
    </style:style>
    <style:style style:name="T280" style:family="text">
      <style:text-properties officeooo:rsid="009a3146"/>
    </style:style>
    <style:style style:name="T281" style:family="text">
      <style:text-properties officeooo:rsid="009be328"/>
    </style:style>
    <style:style style:name="T282" style:family="text">
      <style:text-properties officeooo:rsid="009c9861"/>
    </style:style>
    <style:style style:name="T283" style:family="text">
      <style:text-properties officeooo:rsid="00a06808"/>
    </style:style>
    <style:style style:name="T284" style:family="text">
      <style:text-properties officeooo:rsid="00a133f3"/>
    </style:style>
    <style:style style:name="T285" style:family="text">
      <style:text-properties officeooo:rsid="00a3d16f"/>
    </style:style>
    <style:style style:name="T286" style:family="text">
      <style:text-properties officeooo:rsid="00a4e61f"/>
    </style:style>
    <style:style style:name="T287" style:family="text">
      <style:text-properties officeooo:rsid="00a57135"/>
    </style:style>
    <style:style style:name="T288" style:family="text">
      <style:text-properties officeooo:rsid="00a6fddb"/>
    </style:style>
    <style:style style:name="T289" style:family="text">
      <style:text-properties officeooo:rsid="00a86419"/>
    </style:style>
    <style:style style:name="T290" style:family="text">
      <style:text-properties officeooo:rsid="00a97232"/>
    </style:style>
    <style:style style:name="T291" style:family="text">
      <style:text-properties officeooo:rsid="00ab6994"/>
    </style:style>
    <style:style style:name="T292" style:family="text">
      <style:text-properties officeooo:rsid="00ac2e68"/>
    </style:style>
    <style:style style:name="T293" style:family="text">
      <style:text-properties officeooo:rsid="00acd9b6"/>
    </style:style>
    <style:style style:name="T294" style:family="text">
      <style:text-properties officeooo:rsid="00b06b04"/>
    </style:style>
    <style:style style:name="T295" style:family="text">
      <style:text-properties officeooo:rsid="00b1ec43"/>
    </style:style>
    <style:style style:name="T296" style:family="text">
      <style:text-properties officeooo:rsid="00b2915e"/>
    </style:style>
    <style:style style:name="T297" style:family="text">
      <style:text-properties officeooo:rsid="00b2cf33"/>
    </style:style>
    <style:style style:name="T298" style:family="text">
      <style:text-properties officeooo:rsid="00b4c99a"/>
    </style:style>
    <style:style style:name="T299" style:family="text">
      <style:text-properties officeooo:rsid="00b7b839"/>
    </style:style>
    <style:style style:name="T300" style:family="text">
      <style:text-properties officeooo:rsid="00b95a9a"/>
    </style:style>
    <style:style style:name="T301" style:family="text">
      <style:text-properties officeooo:rsid="00ba758e"/>
    </style:style>
    <style:style style:name="T302" style:family="text">
      <style:text-properties officeooo:rsid="00bb9f5b"/>
    </style:style>
    <style:style style:name="T303" style:family="text">
      <style:text-properties officeooo:rsid="00be34e0"/>
    </style:style>
    <style:style style:name="T304" style:family="text">
      <style:text-properties officeooo:rsid="00c8ebb2"/>
    </style:style>
    <style:style style:name="T305" style:family="text">
      <style:text-properties officeooo:rsid="011f5acf"/>
    </style:style>
    <style:style style:name="T306" style:family="text">
      <style:text-properties officeooo:rsid="0132d9ab"/>
    </style:style>
    <style:style style:name="T307" style:family="text">
      <style:text-properties officeooo:rsid="0133831b"/>
    </style:style>
    <style:style style:name="T308" style:family="text">
      <style:text-properties officeooo:rsid="013567e6"/>
    </style:style>
    <style:style style:name="T309" style:family="text">
      <style:text-properties officeooo:rsid="013579f5"/>
    </style:style>
    <style:style style:name="T310" style:family="text">
      <style:text-properties officeooo:rsid="0135ed9f"/>
    </style:style>
    <style:style style:name="T311" style:family="text">
      <style:text-properties officeooo:rsid="01386075"/>
    </style:style>
    <style:style style:name="T312" style:family="text">
      <style:text-properties officeooo:rsid="0140fed6"/>
    </style:style>
    <style:style style:name="T313" style:family="text">
      <style:text-properties officeooo:rsid="0142d5bc"/>
    </style:style>
    <style:style style:name="T314" style:family="text">
      <style:text-properties officeooo:rsid="014e437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8" text:outline-level="1"><text:bookmark-start text:name="__RefHeading__209_795774798"/>C++ programok modultesztelésének vizsgálata<text:bookmark-end text:name="__RefHeading__209_79577479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9"><text:a xlink:type="simple" xlink:href="#__RefHeading__209_795774798" text:style-name="Index_20_Link" text:visited-style-name="Index_20_Link">C++ programok modultesztelésének vizsgálata<text:tab/>1</text:a></text:p>
          <text:p text:style-name="P170"><text:a xlink:type="simple" xlink:href="#__RefHeading__1026_2119201942" text:style-name="Index_20_Link" text:visited-style-name="Index_20_Link">TODOs<text:tab/>3</text:a></text:p>
          <text:p text:style-name="P170"><text:a xlink:type="simple" xlink:href="#__RefHeading__213_795774798" text:style-name="Index_20_Link" text:visited-style-name="Index_20_Link">Bevezetés<text:tab/>5</text:a></text:p>
          <text:p text:style-name="P172"><text:a xlink:type="simple" xlink:href="#__RefHeading__215_795774798" text:style-name="Index_20_Link" text:visited-style-name="Index_20_Link">Többszintű tesztelés<text:tab/>5</text:a></text:p>
          <text:p text:style-name="P171"><text:a xlink:type="simple" xlink:href="#__RefHeading__217_795774798" text:style-name="Index_20_Link" text:visited-style-name="Index_20_Link">System Specification<text:tab/>6</text:a></text:p>
          <text:p text:style-name="P171"><text:a xlink:type="simple" xlink:href="#__RefHeading__219_795774798" text:style-name="Index_20_Link" text:visited-style-name="Index_20_Link">Network Element Specification<text:tab/>6</text:a></text:p>
          <text:p text:style-name="P171"><text:a xlink:type="simple" xlink:href="#__RefHeading__221_795774798" text:style-name="Index_20_Link" text:visited-style-name="Index_20_Link">Implementation Specification<text:tab/>6</text:a></text:p>
          <text:p text:style-name="P171"><text:a xlink:type="simple" xlink:href="#__RefHeading__231_795774798" text:style-name="Index_20_Link" text:visited-style-name="Index_20_Link">System Test<text:tab/>6</text:a></text:p>
          <text:p text:style-name="P171"><text:a xlink:type="simple" xlink:href="#__RefHeading__233_795774798" text:style-name="Index_20_Link" text:visited-style-name="Index_20_Link">Network Element Test<text:tab/>6</text:a></text:p>
          <text:p text:style-name="P171"><text:a xlink:type="simple" xlink:href="#__RefHeading__235_795774798" text:style-name="Index_20_Link" text:visited-style-name="Index_20_Link">Moduletest<text:tab/>7</text:a></text:p>
          <text:p text:style-name="P171"><text:a xlink:type="simple" xlink:href="#__RefHeading__237_795774798" text:style-name="Index_20_Link" text:visited-style-name="Index_20_Link">Unittest<text:tab/>7</text:a></text:p>
          <text:p text:style-name="P170"><text:a xlink:type="simple" xlink:href="#__RefHeading__223_795774798" text:style-name="Index_20_Link" text:visited-style-name="Index_20_Link">A tesztelhető kód követelményei<text:tab/>9</text:a></text:p>
          <text:p text:style-name="P172"><text:a xlink:type="simple" xlink:href="#__RefHeading__711_2046454116" text:style-name="Index_20_Link" text:visited-style-name="Index_20_Link">Kódszervezés<text:tab/>9</text:a></text:p>
          <text:p text:style-name="P171"><text:a xlink:type="simple" xlink:href="#__RefHeading__713_2046454116" text:style-name="Index_20_Link" text:visited-style-name="Index_20_Link">Forditás és linkelés<text:tab/>9</text:a></text:p>
          <text:p text:style-name="P171"><text:a xlink:type="simple" xlink:href="#__RefHeading__715_2046454116" text:style-name="Index_20_Link" text:visited-style-name="Index_20_Link">Statikus library<text:tab/>10</text:a></text:p>
          <text:p text:style-name="P171"><text:a xlink:type="simple" xlink:href="#__RefHeading__717_2046454116" text:style-name="Index_20_Link" text:visited-style-name="Index_20_Link">Dinamikus library<text:tab/>10</text:a></text:p>
          <text:p text:style-name="P172"><text:a xlink:type="simple" xlink:href="#__RefHeading__719_2046454116" text:style-name="Index_20_Link" text:visited-style-name="Index_20_Link">Függvények<text:tab/>10</text:a></text:p>
          <text:p text:style-name="P172"><text:a xlink:type="simple" xlink:href="#__RefHeading__895_1209401066" text:style-name="Index_20_Link" text:visited-style-name="Index_20_Link">Kód – teszt kapcsolata<text:tab/>10</text:a></text:p>
          <text:p text:style-name="P172"><text:a xlink:type="simple" xlink:href="#__RefHeading__897_1209401066" text:style-name="Index_20_Link" text:visited-style-name="Index_20_Link">Konstruktor<text:tab/>11</text:a></text:p>
          <text:p text:style-name="P172"><text:a xlink:type="simple" xlink:href="#__RefHeading__899_1209401066" text:style-name="Index_20_Link" text:visited-style-name="Index_20_Link">UNITTEST makró<text:tab/>12</text:a></text:p>
          <text:p text:style-name="P172"><text:a xlink:type="simple" xlink:href="#__RefHeading__901_1209401066" text:style-name="Index_20_Link" text:visited-style-name="Index_20_Link">Kivételkezelés<text:tab/>12</text:a></text:p>
          <text:p text:style-name="P172"><text:a xlink:type="simple" xlink:href="#__RefHeading__903_1209401066" text:style-name="Index_20_Link" text:visited-style-name="Index_20_Link">Globális változók<text:tab/>13</text:a></text:p>
          <text:p text:style-name="P170"><text:a xlink:type="simple" xlink:href="#__RefHeading__225_795774798" text:style-name="Index_20_Link" text:visited-style-name="Index_20_Link">Objektumok hamisitása<text:tab/>14</text:a></text:p>
          <text:p text:style-name="P172"><text:a xlink:type="simple" xlink:href="#__RefHeading__1028_2119201942" text:style-name="Index_20_Link" text:visited-style-name="Index_20_Link">Példák<text:tab/>14</text:a></text:p>
          <text:p text:style-name="P172"><text:a xlink:type="simple" xlink:href="#__RefHeading__2173_266161830" text:style-name="Index_20_Link" text:visited-style-name="Index_20_Link">Az override kulcsszó<text:tab/>16</text:a></text:p>
          <text:p text:style-name="P172"><text:a xlink:type="simple" xlink:href="#__RefHeading__2175_266161830" text:style-name="Index_20_Link" text:visited-style-name="Index_20_Link">Saját objektum hamisitása<text:tab/>17</text:a></text:p>
          <text:p text:style-name="P171"><text:a xlink:type="simple" xlink:href="#__RefHeading__1262_2119201942" text:style-name="Index_20_Link" text:visited-style-name="Index_20_Link">Egyszerű öröklődés<text:tab/>17</text:a></text:p>
          <text:p text:style-name="P171"><text:a xlink:type="simple" xlink:href="#__RefHeading__1264_2119201942" text:style-name="Index_20_Link" text:visited-style-name="Index_20_Link">Öröklődés interfész deklarálással<text:tab/>17</text:a></text:p>
          <text:p text:style-name="P172"><text:a xlink:type="simple" xlink:href="#__RefHeading__1266_2119201942" text:style-name="Index_20_Link" text:visited-style-name="Index_20_Link">Külső objektum hamisitása<text:tab/>18</text:a></text:p>
          <text:p text:style-name="P171"><text:a xlink:type="simple" xlink:href="#__RefHeading__1268_2119201942" text:style-name="Index_20_Link" text:visited-style-name="Index_20_Link">LD_PRELOAD<text:tab/>22</text:a></text:p>
          <text:p text:style-name="P171"><text:a xlink:type="simple" xlink:href="#__RefHeading__2177_266161830" text:style-name="Index_20_Link" text:visited-style-name="Index_20_Link">Trükk: Szimbólumok betöltésének sorrendje<text:tab/>24</text:a></text:p>
          <text:p text:style-name="P172"><text:a xlink:type="simple" xlink:href="#__RefHeading__1248_2119201942" text:style-name="Index_20_Link" text:visited-style-name="Index_20_Link">Tipusok<text:tab/>27</text:a></text:p>
          <text:p text:style-name="P171"><text:a xlink:type="simple" xlink:href="#__RefHeading__1250_2119201942" text:style-name="Index_20_Link" text:visited-style-name="Index_20_Link">Dummy objektum<text:tab/>27</text:a></text:p>
          <text:p text:style-name="P171"><text:a xlink:type="simple" xlink:href="#__RefHeading__1252_2119201942" text:style-name="Index_20_Link" text:visited-style-name="Index_20_Link">Stub objektum<text:tab/>28</text:a></text:p>
          <text:p text:style-name="P171"><text:a xlink:type="simple" xlink:href="#__RefHeading__1254_2119201942" text:style-name="Index_20_Link" text:visited-style-name="Index_20_Link">Fake objektum<text:tab/>28</text:a></text:p>
          <text:p text:style-name="P171"><text:a xlink:type="simple" xlink:href="#__RefHeading__1256_2119201942" text:style-name="Index_20_Link" text:visited-style-name="Index_20_Link">Mock objektum<text:tab/>29</text:a></text:p>
          <text:p text:style-name="P171"><text:a xlink:type="simple" xlink:href="#__RefHeading__1258_2119201942" text:style-name="Index_20_Link" text:visited-style-name="Index_20_Link">Spy objektum<text:tab/>29</text:a></text:p>
          <text:p text:style-name="P170"><text:a xlink:type="simple" xlink:href="#__RefHeading__2956_169030380" text:style-name="Index_20_Link" text:visited-style-name="Index_20_Link">Keretrendszerek<text:tab/>30</text:a></text:p>
          <text:p text:style-name="P172"><text:a xlink:type="simple" xlink:href="#__RefHeading__2986_1724094670" text:style-name="Index_20_Link" text:visited-style-name="Index_20_Link">xUnit<text:tab/>30</text:a></text:p>
          <text:p text:style-name="P172"><text:a xlink:type="simple" xlink:href="#__RefHeading__2988_1724094670" text:style-name="Index_20_Link" text:visited-style-name="Index_20_Link">Assertions<text:tab/>31</text:a></text:p>
          <text:p text:style-name="P170"><text:a xlink:type="simple" xlink:href="#__RefHeading__2958_169030380" text:style-name="Index_20_Link" text:visited-style-name="Index_20_Link">TDD, BDD(?)<text:tab/>34</text:a></text:p>
          <text:p text:style-name="P170"><text:a xlink:type="simple" xlink:href="#__RefHeading__257_795774798" text:style-name="Index_20_Link" text:visited-style-name="Index_20_Link">Minőséget erősitő egyéb eszközök<text:tab/>35</text:a></text:p>
          <text:p text:style-name="P170"><text:a xlink:type="simple" xlink:href="#__RefHeading__229_795774798" text:style-name="Index_20_Link" text:visited-style-name="Index_20_Link">Continuous Integration<text:tab/>36</text:a></text:p>
          <text:p text:style-name="P170"><text:soft-page-break/><text:a xlink:type="simple" xlink:href="#__RefHeading__721_2046454116" text:style-name="Index_20_Link" text:visited-style-name="Index_20_Link">Irodalomjegyzék<text:tab/>37</text:a></text:p>
        </text:index-body>
      </text:table-of-content>
      <text:p text:style-name="P2"/>
      <text:h text:style-name="P139" text:outline-level="2"><text:bookmark-start text:name="__RefHeading__1026_2119201942"/><text:span text:style-name="T154">T</text:span><text:span text:style-name="T155">ODOs</text:span><text:bookmark-end text:name="__RefHeading__1026_2119201942"/></text:h>
      <text:list xml:id="list15594852661" text:style-name="L1">
        <text:list-item>
          <text:p text:style-name="P69"><text:s/>i-betűs szavak</text:p>
        </text:list-item>
        <text:list-item>
          <text:p text:style-name="P70"><text:span text:style-name="T271">A doksi elejet rendberakni, hogy megfeleljen a formai kovetelmenyeknek. Plusz a tobbi kriteriumot is csekkolni (margo, stb): </text:span><text:a xlink:type="simple" xlink:href="http://www.inf.elte.hu/karunkrol/szervezet/dekanihivatal/to/szigorlat_nagyprogram_zarovizsga/Documents/progterv_diploma.pdf"><text:span text:style-name="T271">http://www.inf.elte.hu/karunkrol/szervezet/dekanihivatal/to/szigorlat_nagyprogram_zarovizsga/Documents/progterv_diploma.pdf</text:span></text:a></text:p>
        </text:list-item>
        <text:list-item>
          <text:p text:style-name="P73">röviditések<text:span text:style-name="T270">et irni a doksi elejere, ha kellenek</text:span></text:p>
        </text:list-item>
        <text:list-item>
          <text:p text:style-name="P75">Helyesiras ellenorzo!!!</text:p>
        </text:list-item>
        <text:list-item>
          <text:p text:style-name="P76">kiboviteni a doksit az angol elnevezésekkel is, elég hülyén néznek ki ezek a forditasok.</text:p>
        </text:list-item>
        <text:list-item>
          <text:p text:style-name="P76">SUT (system under test) használható, vagy maradjon inkább a „tesztelendő objektum”?</text:p>
        </text:list-item>
        <text:list-item>
          <text:p text:style-name="P77">DOC (depended-on component) az „együttműködési objectum” helyett?</text:p>
        </text:list-item>
        <text:list-item>
          <text:p text:style-name="P78"><text:span text:style-name="T12">tesztelesi lepesek: </text:span><text:span text:style-name="T13">unit, </text:span><text:span text:style-name="T12">modul, feature</text:span></text:p>
        </text:list-item>
        <text:list-item>
          <text:p text:style-name="P79">tdd</text:p>
        </text:list-item>
        <text:list-item>
          <text:p text:style-name="P71"><text:span text:style-name="T144">google mock megnézése ha lesz még rá idő, </text:span><text:a xlink:type="simple" xlink:href="https://code.google.com/p/googlemock/"><text:span text:style-name="T277">https://code.google.com/p/googlemock/</text:span></text:a></text:p>
        </text:list-item>
        <text:list-item>
          <text:p text:style-name="P72"><text:a xlink:type="simple" xlink:href="http://c2.com/cgi/wiki?StandardDefinitionOfUnitTest"><text:span text:style-name="T62">http://c2.com/cgi/wiki?StandardDefinitionOfUnitTest</text:span></text:a><text:span text:style-name="T62"> </text:span><text:a xlink:type="simple" xlink:href="http://jamesmccaffrey.wordpress.com/2008/08/29/the-difference-between-unit-testing-and-module-testing/"><text:span text:style-name="T62">http://jamesmccaffrey.wordpress.com/2008/08/29/the-difference-between-unit-testing-and-module-testing/</text:span></text:a></text:p>
        </text:list-item>
        <text:list-item>
          <text:p text:style-name="P80">- miert tesztelunk → bizonyitjuk a kod helyesseget</text:p>
        </text:list-item>
        <text:list-item>
          <text:p text:style-name="P80">- performance?</text:p>
        </text:list-item>
        <text:list-item>
          <text:p text:style-name="P74">- kodminoseg <text:span text:style-name="T278">jellemzői?</text:span></text:p>
        </text:list-item>
        <text:list-item>
          <text:p text:style-name="P74"><text:span text:style-name="T11">- Tudom, TODO-ban: van, de azert ezt keruljuk elore is: "Teszt: bizonyitjuk a kod helyesseget" -&gt; Teszt: bizonyitjuk, hogy a kod nem helytelen; tudod, elte prog-mat :-D</text:span><text:span text:style-name="T278"><text:line-break/><text:line-break/></text:span><text:span text:style-name="T11">- "A dolgozatomat javarészt a saját tapasztalataim alapján irtam" (valahogy finoman jelezni kellene, </text:span><text:soft-page-break/><text:span text:style-name="T11">hogy sokeves ipari tapasztalat all mogotted, nem csak egy ELTE nagyprogram a tapasztalat...)</text:span><text:span text:style-name="T278"><text:line-break/><text:line-break/></text:span><text:span text:style-name="T11">- "Ez viszont kizárja annak lehetőségét, hogy a teszt a kódból leforditott futtathatóállományt tesztelje közvetlenül." -&gt; Ezt ovatosabban fogalmaznam meg, hiszen egy cstdlib-es system fuggvenyhivassal meghivhatnad, elindithatnad a futtathatot.</text:span><text:span text:style-name="T278"><text:line-break/><text:line-break/></text:span><text:span text:style-name="T11">- "bizonyos osztályok hamisitását lehetetlenné teszi" -&gt; a mock-ra gondolsz, de elotte ird le a hamisitast, mert ez igy tesztelesnel eleg felreertheto, hogy miert akarsz barmit meghamisitani...</text:span></text:p>
        </text:list-item>
        <text:list-item>
          <text:p text:style-name="P81">A hamisitásnál előbb kellene lennie a saját-, külső objektum hamisitásának, mint a tipusoknak. Igy jobban néznének ki a példák, mert már tudná az olvasó, h mi a technika.</text:p>
        </text:list-item>
        <text:list-item>
          <text:p text:style-name="P82"><text:span text:style-name="T309">Ezt a magyarositast, illetve origin angol elnevezéseket egységessé tenni. Pl: dinamikus függvénykönyvtár, shared obj</text:span><text:span text:style-name="T310">ect.</text:span></text:p>
        </text:list-item>
        <text:list-item>
          <text:p text:style-name="P83">Kodreszletek commentjei: angol v. magyar? De csak egy legyen.</text:p>
        </text:list-item>
      </text:list>
      <text:h text:style-name="P140" text:outline-level="2"><text:bookmark-start text:name="__RefHeading__213_795774798"/><text:span text:style-name="T2">Beve</text:span><text:span text:style-name="T3">zeté</text:span><text:span text:style-name="T13">s</text:span><text:bookmark-end text:name="__RefHeading__213_795774798"/></text:h>
      <text:p text:style-name="P11"><text:span text:style-name="T13">A </text:span><text:span text:style-name="T14">szoftver</text:span><text:span text:style-name="T13">tesztelés </text:span><text:span text:style-name="T14">egy szoftverfejlesztési</text:span><text:span text:style-name="T13"> projekt különböző fázisai során, más és más háttérismeretekkel rendelkező szoftvermérnökök által vég</text:span><text:span text:style-name="T14">zett tevékenység, melynek célja az adott szoftver megfelelő minőségének biztositása.</text:span></text:p>
      <text:p text:style-name="P11"><text:span text:style-name="T14">A megfelelő minőség alatt a következő </text:span><text:span text:style-name="T15">általános feltételeket</text:span><text:span text:style-name="T14"> értem:</text:span></text:p>
      <text:list xml:id="list826118542" text:style-name="L2">
        <text:list-item>
          <text:p text:style-name="P84"><text:span text:style-name="T15">A</text:span><text:span text:style-name="T14"> </text:span><text:span text:style-name="T23">rendszer</text:span><text:span text:style-name="T14"> funkcionálisan jól működik, a</text:span><text:span text:style-name="T15">z</text:span><text:span text:style-name="T14"> </text:span><text:span text:style-name="T15">előre </text:span><text:span text:style-name="T14">leirt </text:span><text:span text:style-name="T15">módon viselkedik.</text:span></text:p>
        </text:list-item>
        <text:list-item>
          <text:p text:style-name="P85">Megfelel az előre definiált teljesitménykövetelményeknek.</text:p>
        </text:list-item>
        <text:list-item>
          <text:p text:style-name="P85">Megfelel az előre definiált stabilitáskövetelményeknek.</text:p>
        </text:list-item>
      </text:list>
      <text:p text:style-name="P12">Rövid élettartamú, kisebb projektek esetében a fenti pontok biztosi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itése is várható, a tesztelés szintekre bontása és lehetőség szerinti automatizálása elengedhetetlen.</text:p>
      <text:h text:style-name="P160" text:outline-level="3"><text:bookmark-start text:name="__RefHeading__215_795774798"/>Többszintű tesztelés<text:bookmark-end text:name="__RefHeading__215_795774798"/></text:h>
      <text:p text:style-name="P13"><text:span text:style-name="T16">A többszintű tesztel</text:span><text:span text:style-name="T23">és</text:span><text:span text:style-name="T16"> </text:span><text:span text:style-name="T23">cégenként, piaci területenként teljesen különböző lehet, igy</text:span><text:span text:style-name="T16"> bemutatásához egy </text:span><text:span text:style-name="T23">speciális és</text:span><text:span text:style-name="T16"> egyszerű</text:span><text:span text:style-name="T23">sitett</text:span><text:span text:style-name="T16"> példát </text:span><text:span text:style-name="T23">hoznék</text:span><text:span text:style-name="T16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6">specifikációk születnek </text:span><text:span text:style-name="T18">az új funkcionalitáshoz</text:span><text:span text:style-name="T16">:</text:span></text:p>
      <text:list xml:id="list880661533" text:style-name="L3">
        <text:list-item>
          <text:p text:style-name="P86"><text:span text:style-name="T1">System</text:span><text:span text:style-name="T16"> </text:span><text:span text:style-name="T18">S</text:span><text:span text:style-name="T16">pecification: </text:span><text:span text:style-name="T17">A teljes rendszer működési követelményeit irja le </text:span><text:span text:style-name="T21">a rendszer végpontjainak szemszögéből.</text:span></text:p>
        </text:list-item>
        <text:list-item>
          <text:p text:style-name="P87"><text:span text:style-name="T16">Network Element </text:span><text:span text:style-name="T18">S</text:span><text:span text:style-name="T16">pecification: </text:span><text:span text:style-name="T18">Adott</text:span><text:span text:style-name="T17"> hálózati elemmel kapcsolatos </text:span><text:span text:style-name="T20">új</text:span><text:span text:style-name="T17"> követelményeket </text:span><text:span text:style-name="T18">tartalmazza</text:span><text:span text:style-name="T17">.</text:span></text:p>
        </text:list-item>
        <text:list-item>
          <text:p text:style-name="P87"><text:span text:style-name="T16">Imple</text:span><text:span text:style-name="T17">me</text:span><text:span text:style-name="T16">ntation </text:span><text:span text:style-name="T18">S</text:span><text:span text:style-name="T16">pecification: </text:span><text:span text:style-name="T18">Adott hálózati elemmel kapcsolatos fejlesztési munkákat </text:span><text:span text:style-name="T20">irja le</text:span><text:span text:style-name="T18">.</text:span></text:p>
        </text:list-item>
      </text:list>
      <text:h text:style-name="P148" text:outline-level="4"><text:bookmark-start text:name="__RefHeading__217_795774798"/><text:soft-page-break/><text:span text:style-name="T1">System</text:span><text:span text:style-name="T21"> Specification</text:span><text:bookmark-end text:name="__RefHeading__217_795774798"/></text:h>
      <text:p text:style-name="P14"><text:span text:style-name="T21">Ez a dokumentáció irja le az új funcionalitás követelményeit a végpontok szempontjából. Itt kell </text:span><text:span text:style-name="T21">definiálni, hogy a rendszer részét nem képező entitások különböző </text:span><text:span text:style-name="T22">akcióira a rendszernek mint egésznek hogyan kell viselkednie, milyen reakciót kell végrehajtania.</text:span></text:p>
      <text:h text:style-name="P149" text:outline-level="4"><text:bookmark-start text:name="__RefHeading__219_795774798"/>Network Element Specification<text:bookmark-end text:name="__RefHeading__219_795774798"/></text:h>
      <text:p text:style-name="P15">Ez a dokumentáció tartalmazza az adott hálózati elemmel szemben nyújtott új követelmények leirását:</text:p>
      <text:list xml:id="list643220352" text:style-name="L4">
        <text:list-item>
          <text:p text:style-name="P88">A szomszédos hálózati elemekkel való kommunikációt megvalósitó protokoll változásai.</text:p>
        </text:list-item>
        <text:list-item>
          <text:p text:style-name="P88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h text:style-name="P150" text:outline-level="4"><text:bookmark-start text:name="__RefHeading__221_795774798"/>Implementation Specification<text:bookmark-end text:name="__RefHeading__221_795774798"/></text:h>
      <text:p text:style-name="P16">Az implementációs specifikációban kerülnek részletezésre az adott hálózati elemmel kapcsolatos változtatások. Ez a dokumentáció</text:p>
      <text:list xml:id="list2114703365" text:style-name="L5">
        <text:list-item>
          <text:p text:style-name="P89"><text:span text:style-name="T19">tartalmazza, hogy mely </text:span><text:span text:style-name="T20">programok mely </text:span><text:span text:style-name="T19">modul</text:span><text:span text:style-name="T20">jainak</text:span><text:span text:style-name="T19"> viselkedését kell megváltoztatni a hálózati elemen belül, </text:span><text:span text:style-name="T20">és</text:span></text:p>
        </text:list-item>
        <text:list-item>
          <text:p text:style-name="P89"><text:span text:style-name="T19">irja le a modulok új viselkedés</text:span><text:span text:style-name="T20">i</text:span><text:span text:style-name="T19"> szabályait.</text:span></text:p>
        </text:list-item>
      </text:list>
      <text:p text:style-name="P17"><text:span text:style-name="T22">Ezen dokumentációk </text:span><text:span text:style-name="T24">és folyamat </text:span><text:span text:style-name="T22">alapján a következő teszttipusok vezethetőek be:</text:span></text:p>
      <text:h text:style-name="P147" text:outline-level="4"><text:bookmark-start text:name="__RefHeading__231_795774798"/><text:span text:style-name="T1">System</text:span><text:span text:style-name="T22"> Test</text:span><text:bookmark-end text:name="__RefHeading__231_795774798"/></text:h>
      <text:p text:style-name="P17"><text:span text:style-name="T22">Az egész rendszer tesztelése a külső entitás vezérletével. Ezen tesztek során egyetlen hálózati elemet sem </text:span><text:span text:style-name="T23">szimulál</text:span><text:span text:style-name="T22"> a tesztelő. </text:span><text:span text:style-name="T23">A tesztet végző mérnöknek nem kell ismernie az alacsonyabb szinteken, egyes hálózati elemekhez specifikált változásokat.</text:span></text:p>
      <text:h text:style-name="P152" text:outline-level="4"><text:bookmark-start text:name="__RefHeading__233_795774798"/>Network Element Test<text:bookmark-end text:name="__RefHeading__233_795774798"/></text:h>
      <text:p text:style-name="P2"><text:span text:style-name="T22">Az adott hálózati elem tesztelése a külső kapcsolatai, vagy <text:s/>belső eseményei által vezérelve. Ezen </text:span><text:soft-page-break/><text:span text:style-name="T22">tesztek csak és kizárólag az adott hálózati elemre vonatko</text:span><text:span text:style-name="T23">z</text:span><text:span text:style-name="T22">nak, igy a vele szomsz</text:span><text:span text:style-name="T23">é</text:span><text:span text:style-name="T22">dos </text:span><text:span text:style-name="T23">hálózati</text:span><text:span text:style-name="T22"> </text:span><text:span text:style-name="T23">elemeket szimulálni kell. Mivel itt már nincs külső entitás, a tesztelés ezen a szinten már </text:span><text:span text:style-name="T23">automatizálható. A tesztelést végző mérnöknek nem kell ismernie se a teljes rendszer működését, se az adott hál</text:span><text:span text:style-name="T24">ó</text:span><text:span text:style-name="T23">zati elem belső</text:span><text:span text:style-name="T24"> </text:span><text:span text:style-name="T23">működését.</text:span></text:p>
      <text:h text:style-name="P151" text:outline-level="4"><text:bookmark-start text:name="__RefHeading__235_795774798"/>Moduletest<text:bookmark-end text:name="__RefHeading__235_795774798"/></text:h>
      <text:p text:style-name="P18"><text:span text:style-name="T24">Adott hálózati elemen belüli adott modul tesztelése. </text:span><text:span text:style-name="T24">Az implementációs specifikáció alapján a tesztet végző mérnök ismeri a modul előirt viselkedését, illetve a modullal szomszédos modulok viselkedését is. Mivel ezen tesztek csak az adott modulra vonatkoznak, a tesztelőnek a szomszédos modulokat szimuálnia kell. A tesztelőnek nem kell ismernie a modul belső megvalósitását, csak a kifele nyújtott szolgáltatásait, azaz fehérdoboz tesztet hajt végre. </text:span><text:span text:style-name="T26">Todo kesobb megemliteni, hogy ezt a fejleszto is vegezheti TDD-ben.</text:span></text:p>
      <text:h text:style-name="P153" text:outline-level="4"><text:bookmark-start text:name="__RefHeading__237_795774798"/>Unittest<text:bookmark-end text:name="__RefHeading__237_795774798"/></text:h>
      <text:p text:style-name="P65"><text:span text:style-name="T24">Unittesztnek nevezzük a kód azon részének tesztelését, mely rész már tovább nem bontható. </text:span><text:span text:style-name="T1">Ez lehet egy osztály, de akár csak egy függvény is. Itt a tesztelő </text:span><text:span text:style-name="T33">TODO altalaban </text:span><text:span text:style-name="T1">megegyezik a kódot iró fejlesztővel, valamint a tesztelés párhuzamosan zajlik a fejlesztéssel.</text:span></text:p>
      <text:p text:style-name="P19"><text:span text:style-name="T1">Dolgozatomban </text:span><text:span text:style-name="T37">Linux operációs rendszer </text:span><text:span text:style-name="T39">alatt, </text:span><text:span text:style-name="T37">C++ </text:span><text:span text:style-name="T39">nyelven irt </text:span><text:span text:style-name="T37">kódhoz tartozó</text:span><text:span text:style-name="T1"> modul-, illetve unitteszttel kapcsolatos elveket, technikákat, eszközöket fogom bemutatni. </text:span><text:span text:style-name="T38">Mivel ezen elvek, technikák és eszközök mind a modultesztre, mind a unittesztre alkamazható</text:span><text:span text:style-name="T39">a</text:span><text:span text:style-name="T38">k, a továbbiakban a tesztelés kifejezés alatt mind a modultesztelést, mind a unittesztelést fogom érteni. Ahol </text:span><text:span text:style-name="T39">számit különbség, ott külön fogom jelezni, hogy melyikről van szó.</text:span></text:p>
      <text:p text:style-name="P19"><text:span text:style-name="T40">A tesztelés nem egzakt tudomány, igy különböző szoftvermérnökö</text:span><text:span text:style-name="T40">k más és más elveket követhetnek, melyek akár egymással ellent is mondhatnak. A dolgozatomat javarészt a saját tapasztalataim alapján irtam, igy előfordulhat, hogy egyes szakirodalmak pont az ellenkezőjét állitják az itt leirtaknak.</text:span></text:p>
      <text:p text:style-name="P20"><text:span text:style-name="T43">Bár jómagam a tesztelést a feljesztés részének tekintem, a tov</text:span><text:span text:style-name="T42">ábbiakban </text:span><text:span text:style-name="T43">mégis </text:span><text:span text:style-name="T42">különbséget </text:span><text:span text:style-name="T43">fogok tenni közöttük és ezzel pár fogalmat rögzitek is:</text:span></text:p>
      <text:list xml:id="list1824829954" text:style-name="L6">
        <text:list-item>
          <text:p text:style-name="P90">Kód: a projekt célkitűzéseit megvalósitó programkód.</text:p>
        </text:list-item>
        <text:list-item>
          <text:p text:style-name="P90"><text:soft-page-break/>Fejlesztés: a kód előállitásának folyamata.</text:p>
        </text:list-item>
        <text:list-item>
          <text:p text:style-name="P90">Teszt: a kódot tesztelő programkód.</text:p>
        </text:list-item>
        <text:list-item>
          <text:p text:style-name="P90">Tesztelés: a teszt megirása, futtatása, kiértékelése.</text:p>
        </text:list-item>
      </text:list>
      <text:p text:style-name="P21">Todo: kesobb ellenorizni, hogy ide kell-e meg irni valamit, v torolni kell-e esetleg valamit.</text:p>
      <text:h text:style-name="P141" text:outline-level="2"><text:bookmark-start text:name="__RefHeading__223_795774798"/>A tesztelhető kód követelményei<text:bookmark-end text:name="__RefHeading__223_795774798"/></text:h>
      <text:p text:style-name="P19"><text:span text:style-name="T40">Mivel a tesztelés jelentősen megnöveli a fejlesztési időt, fokozottan kell figy</text:span><text:span text:style-name="T41">e</text:span><text:span text:style-name="T40">lni arra, hogy tesztelhető kódot irjunk. Nincs tesztelhetetlen kód, de sok időt, energiát megspórolhatunk azzal, hogy a tesztelő keze alá dolgozunk. Mivel </text:span><text:span text:style-name="T41">a </text:span><text:span text:style-name="T40">unitteszt</text:span><text:span text:style-name="T41">et maga a fejlesztő irja, saját magunknak segitünk azzal, ha az itt leirt elveket betartjuk.</text:span></text:p>
      <text:p text:style-name="P3">Általános elvként megfogalmazhatjuk, <text:span text:style-name="T275">hogy fejlesztés közben végig járjon a fejünkben: „Hogy fogom én ezt letesztelni?”</text:span></text:p>
      <text:p text:style-name="P3">A lista nyilvánvalóan nem lehet teljes, de megpróbáltam a legfontosabb pontokat összegyűjteni.</text:p>
      <text:p text:style-name="P3"><text:span text:style-name="T29">Todo elolvasni: </text:span><text:a xlink:type="simple" xlink:href="http://programmers.stackexchange.com/questions/153410/what-are-the-design-principles-that-promote-testable-code-designing-testable-c"><text:span text:style-name="T25">http://programmers.stackexchange.com/questions/153410/what-are-the-design-principles-that-promote-testable-code-designing-testable-c</text:span></text:a></text:p>
      <text:p text:style-name="P4"><text:a xlink:type="simple" xlink:href="http://misko.hevery.com/attachments/Guide-Writing%20Testable%20Code.pdf"><text:span text:style-name="T30">http://misko.hevery.com/attachments/Guide-Writing%20Testable%20Code.pdf</text:span></text:a><text:span text:style-name="T4">,</text:span></text:p>
      <text:h text:style-name="P161" text:outline-level="3"><text:bookmark-start text:name="__RefHeading__711_2046454116"/>Kódszervezés<text:bookmark-end text:name="__RefHeading__711_2046454116"/></text:h>
      <text:p text:style-name="P25"><text:span text:style-name="T41">A </text:span><text:span text:style-name="T42">programot bontsuk modulokra. Mindig legyen tiszta az adott modul feladata, felelősségi köre, és ezen pontok szerint a modul legyen zárt. Ez </text:span><text:span text:style-name="T44">nyilván olyan alapelv, amelyet talán megemliteni is felesleges, de tesztelés szempontjából mégis kiemelt jelentőségű. Később látható lesz, hogy a teszt külön futtatható állománnyá fog lefordulni, </text:span><text:span text:style-name="T55">és m</text:span><text:span text:style-name="T44">int minden futtathat</text:span><text:span text:style-name="T52">ó</text:span><text:span text:style-name="T44"> állománynak, ennek is lesz egy </text:span><text:span text:style-name="T45">_start </text:span><text:span text:style-name="T44">szimbóluma, </text:span><text:span text:style-name="T51">a</text:span><text:span text:style-name="T44">mely meghivásával az operációs rendszer elinditja a programot </text:span><text:span text:style-name="T52">[</text:span><text:span text:style-name="T34">todo </text:span><text:span text:style-name="T5">How main() is executed on Linux</text:span><text:span text:style-name="T34">].</text:span><text:span text:style-name="T52"> </text:span><text:span text:style-name="T55">Ez viszont kizárja annak lehetőségét, hogy a teszt a kódból leforditott futtatható állományt tesztelje közvetlenül. Három megoldás is kinálkozik erre a problémára, de szép és hasznos megoldást csak az egyik fog nyújtani. </text:span><text:span text:style-name="T27">Todo ellenőrizni, hogy a statikus linkelesnel tenyleg nem lehet a szimbolumbetoltessel jatszani.</text:span></text:p>
      <text:h text:style-name="P154" text:outline-level="4"><text:bookmark-start text:name="__RefHeading__713_2046454116"/>Forditás és linkelés<text:bookmark-end text:name="__RefHeading__713_2046454116"/></text:h>
      <text:p text:style-name="P26"><text:span text:style-name="T55">Tegyük fel, hogy a projektünk csak két f</text:span><text:span text:style-name="T56">ájl</text:span><text:span text:style-name="T55">ból áll: main.cpp, calculate.cpp. A legegyszerűbb módja a futtatható állomány előállitásának, ha egy lépésben forditunk és linkelünk. Ezzel viszont pont a </text:span><text:soft-page-break/><text:span text:style-name="T55">fentebb me</text:span><text:span text:style-name="T307">g</text:span><text:span text:style-name="T55">fogalmazott problém</text:span><text:span text:style-name="T308">á</text:span><text:span text:style-name="T55">ba fogunk belefutni. Ehelyett külön lépésként forditsunk és linkeljünk. </text:span><text:span text:style-name="T56">Ekkor a forditás során létrejönnek az object file-ok, amelyeket már a tesztünkhöz is hozzálinkelhetünk. Ennek a megoldásnak hátránya, hogy bizonyos osztályok hamisitását lehetetlenné teszi. </text:span><text:span text:style-name="T53">Todo Ezt azért ellenorizni. LD_PRELOAD-dal se lehet? </text:span><text:span text:style-name="T54">Ha tenyleg nem megoldhato, akkor ezt meg kell emliteni majd a stubolasnal is.</text:span></text:p>
      <text:h text:style-name="P147" text:outline-level="4"><text:bookmark-start text:name="__RefHeading__715_2046454116"/><text:span text:style-name="T56">Statikus </text:span><text:span text:style-name="T59">library</text:span><text:bookmark-end text:name="__RefHeading__715_2046454116"/></text:h>
      <text:p text:style-name="P27"><text:span text:style-name="T56">Az előbb leirt módszert finomithatjuk azzal, hogy az object fájlokból statikus library-t hozunk létre, így minden modul egy statikus library-val fog megeggyezni. Ezt </text:span><text:span text:style-name="T57">a </text:span><text:span text:style-name="T56">statikus library-t linkeljük majd hozzá a teszthez. E</text:span><text:span text:style-name="T58">z</text:span><text:span text:style-name="T56"> a megoldás </text:span><text:span text:style-name="T58">is örökli az előző megoldás</text:span><text:span text:style-name="T56"> problémáj</text:span><text:span text:style-name="T58">át</text:span><text:span text:style-name="T56">: bizonyos osztályok hamisitását lehetetlenné teszi. </text:span><text:span text:style-name="T28">Todo: ellenőrizni.</text:span></text:p>
      <text:h text:style-name="P147" text:outline-level="4"><text:bookmark-start text:name="__RefHeading__717_2046454116"/><text:span text:style-name="T56">Dinamikus </text:span><text:span text:style-name="T59">library</text:span><text:bookmark-end text:name="__RefHeading__717_2046454116"/></text:h>
      <text:p text:style-name="P28"><text:span text:style-name="T59">A legszebb megoldás, ha az object file-okból shared object-et csinálunk. Ekkor hasonlóan a statikus linkeléshez, a modul osztályai, eljárásai egy library-be fognak fordulni, viszont a tesztelés során a library tetszőleges </text:span><text:span text:style-name="T60">osztálya, eljárása </text:span><text:span text:style-name="T59">hamisitható lesz.</text:span></text:p>
      <text:h text:style-name="P165" text:outline-level="3"><text:bookmark-start text:name="__RefHeading__719_2046454116"/>Függvények<text:bookmark-end text:name="__RefHeading__719_2046454116"/></text:h>
      <text:p text:style-name="P5"><text:span text:style-name="T256">A függvények hosszúsága (sorainak száma)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259">szerkezetek </text:span><text:span text:style-name="T257">egymásbaágyazhatóságának mértékét.</text:span></text:p>
      <text:h text:style-name="P165" text:outline-level="3"><text:bookmark-start text:name="__RefHeading__895_1209401066"/>Kód – teszt kapcsolata<text:bookmark-end text:name="__RefHeading__895_1209401066"/></text:h>
      <text:p text:style-name="P10"><text:span text:style-name="T256">A teszt irása során gyakran találkozhatunk azzal a gondolattal, hogy egy teszt</text:span><text:span text:style-name="T259">et gyorsabban megirhatnánk</text:span><text:span text:style-name="T256">, ha a kód tartalmazna p</text:span><text:span text:style-name="T258">á</text:span><text:span text:style-name="T256">r olyan kiegészitést, amelyet csak a teszt használna, </text:span><text:span text:style-name="T260">a kód nem</text:span><text:span text:style-name="T256">. </text:span><text:span text:style-name="T260">Ebben a kérdésben jelentősen megoszlanak a vélemények, van olyan tesztkeretrendszer, melyet elő kell segiteni a kódba irt makrókkal. </text:span><text:span text:style-name="T35">TODO nem tul magyaros </text:span><text:span text:style-name="T36">(elo kell segiteni)</text:span><text:span text:style-name="T35">.</text:span><text:span text:style-name="T260"> Jómagam az ellenzők </text:span><text:soft-page-break/><text:span text:style-name="T260">táborába tartozom, a kód csak olyan elemeket tartalmazzon, amely a projekt céljának eléréséhez vezet.</text:span><text:span text:style-name="T256"> </text:span><text:span text:style-name="T260">Általános probléma a kód kiegészitésével, hogy a teszt olyan kódot fog tesztelni, amely nem fog futni az éles rendszerben. Rosszabb esetben a teszt nem is fogja az így kiváltott kódrészletet tesztelni. </text:span><text:span text:style-name="T262">Ennek ellenére van olyan eset is, amikor célszerű olyan részekkel kiegésziteni a kódot, amely éles rendszerben sosem fog lefutni. </text:span><text:span text:style-name="T31">TODO ostream operator&lt;&lt;</text:span></text:p>
      <text:h text:style-name="Heading_20_3" text:outline-level="3"><text:bookmark-start text:name="__RefHeading__897_1209401066"/>Konstruktor<text:bookmark-end text:name="__RefHeading__897_1209401066"/></text:h>
      <text:p text:style-name="P6"><text:span text:style-name="T260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261">Ehelyett két megoldás is kinálkozik:</text:span></text:p>
      <text:list xml:id="list1429417496" text:style-name="L7">
        <text:list-item>
          <text:p text:style-name="P91">Adjunk a konstruktor paramétereinek default értéket.</text:p>
        </text:list-item>
        <text:list-item>
          <text:p text:style-name="P91">Dummy ojektumokkal (lsd. később) hivjuk meg a konstruktort.</text:p>
        </text:list-item>
      </text:list>
      <text:p text:style-name="P29"><text:span text:style-name="T265">Egy másik jellegzetes probléma, hogy a konstruktor a változóinak inicializálásán kivül mást is csinál. Például </text:span><text:span text:style-name="T266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30"><text:span text:style-name="T266">A harmadik általános probléma az objektummal együttműködő objektumok létrehozási helyének kérdése. Amennyiben az együttműködő objektumokat csak az adott objektum használja, kézenfekvő a gondolat, hogy ő is hozza létre a konstruktorában. Ezzel az a baj, hogy mi ezeket az együttműködő objektumokat hamisitani szeretnénk, hogy a teszt során a mi elvárásaink szerint viselkedjenek. Unitteszt esetén ez könnyen kivitelezhető az együttműködő objektumok cs</text:span><text:span text:style-name="T311">e</text:span><text:span text:style-name="T266">réjével a tesztelendő objektumon belül, de modulteszt során ez már nehezebben valósitható meg, főleg, ha tekintetbe vesszük, hogy a modulteszt feketedoboz tesztelés, azaz a teszt nem fog tudni semmi az objektum belső szerkezetésről. </text:span><text:span text:style-name="T267">A konstruktoron belüli létrehozás helyett célszerűbb az együttműködő objektumokat ott létrehozni, ahol magát a tesztelendő objektumot, és neki a konstruktorában átadni őket.</text:span></text:p>
      <text:h text:style-name="Heading_20_3" text:outline-level="3"><text:bookmark-start text:name="__RefHeading__899_1209401066"/><text:soft-page-break/>UNITTEST makró<text:bookmark-end text:name="__RefHeading__899_1209401066"/></text:h>
      <text:p text:style-name="P7"><text:span text:style-name="T261">Adott egy olyan kódrészlet, amely csak az éles rendszerben működik, a tesztkörnyezetben nem. Például a program a futása elején ellenőrzi, hogy adott felhaszálóként futtatjuk-e a programot, és ha nem, akkor hibaüzenettel terminál. Erre megoldás, ha ezt az ellenőrzést </text:span><text:span text:style-name="T46">#ifdef </text:span><text:span text:style-name="T48">UNITTEST ...</text:span><text:span text:style-name="T46"> #else ... #endif</text:span><text:span text:style-name="T261"> feltételes forditási direktiva közé tesszük.</text:span></text:p>
      <text:p text:style-name="P68">#ifdef UNITTEST<text:line-break/> <text:s/>felhasználó ellenőrzés<text:line-break/>#else<text:line-break/> <text:s/>return true;<text:line-break/>#endif</text:p>
      <text:p text:style-name="P8"><text:span text:style-name="T262">Ezzel a rosszabbik eset valósul meg, a valós kódrészletet sosem teszteljük. Ehelyett célszerűbb a felhasználónevet változóba rakni, </text:span><text:span text:style-name="T263">és a tesztből átirni a megfelelőre. </text:span><text:span text:style-name="T268">Ez az egyszerű probléma csak egy pár soros kódrészletet vont ki a tesztelés alól, de </text:span><text:span text:style-name="T269">már így is </text:span><text:span text:style-name="T268">látható, hogy nagyobb, összetettebb kód esetén a UNITTEST makró használata veszélyes és ezért kerülendő.</text:span></text:p>
      <text:h text:style-name="P166" text:outline-level="3"><text:bookmark-start text:name="__RefHeading__901_1209401066"/>Kivételkezelés<text:bookmark-end text:name="__RefHeading__901_1209401066"/></text:h>
      <text:p text:style-name="P9"><text:span text:style-name="T263">Rossz programozói stilus, hogy hiba esetén a program kiir egy hibaüzenetet, majd </text:span><text:span text:style-name="T47">exit()</text:span><text:span text:style-name="T263"> hivással terminál. Ilyen hiba többek közt lehet:</text:span></text:p>
      <text:list xml:id="list984272018" text:style-name="L8">
        <text:list-item>
          <text:p text:style-name="P92">Inkonzisztens állapotba kerül egy objektum.</text:p>
        </text:list-item>
        <text:list-item>
          <text:p text:style-name="P92">Egy függvény olyan állapotban hivodik meg, amikor nem szabadna meghivódnia.</text:p>
        </text:list-item>
        <text:list-item>
          <text:p text:style-name="P92">Érvénytelen paramétert kap egy eljárás.</text:p>
        </text:list-item>
      </text:list>
      <text:p text:style-name="P9"><text:span text:style-name="T263">Az ilyen esetekben történő </text:span><text:span text:style-name="T47">exit()</text:span><text:span text:style-name="T263"> hivással az a gond, hogy tesztelés során magát a tesztelést is megszakitja. Az első két példa esetén ez még jogos is lehet, mert se elvileg, se gyakorlatilag nem fordulhatna ilyen eset elő. Ezekben az esetekben viszont célszerű az </text:span><text:span text:style-name="T47">exit()</text:span><text:span text:style-name="T263"> helyett az </text:span><text:span text:style-name="T47">abort()</text:span><text:span text:style-name="T263"> eljárással terminálni, ami dump-olja a program által használt memóriát, ezzel segitve elő a hibakeresést. A harmadik esetben viszont az </text:span><text:span text:style-name="T47">abort()</text:span><text:span text:style-name="T263"> se jó megoldás hiszen egy rossz érték esetén még nem biztos, hogy inkonzisztens állapotba kerül az objektum. Ilyenkor célszerű kivételt dobni, melyet </text:span><text:span text:style-name="T264">a teszt is tud </text:span><text:span text:style-name="T264">ellenőrizni.</text:span></text:p>
      <text:h text:style-name="P167" text:outline-level="3"><text:bookmark-start text:name="__RefHeading__903_1209401066"/><text:soft-page-break/>Globális változók<text:bookmark-end text:name="__RefHeading__903_1209401066"/></text:h>
      <text:p text:style-name="P42"><text:span text:style-name="T25">TODO</text:span>: A main elott inicializálódnak, lehet őket hamisitani?</text:p>
      <text:h text:style-name="P142" text:outline-level="2"><text:bookmark-start text:name="__RefHeading__225_795774798"/><text:span text:style-name="T3">Objektumok hami</text:span><text:span text:style-name="T12">sitása</text:span><text:bookmark-end text:name="__RefHeading__225_795774798"/></text:h>
      <text:p text:style-name="P43"><text:span text:style-name="T64">Egy modul tesztelése során előbb-utóbb belefutunk abba a problémába, hogy a tesztelendő modullal együttműködő objektumok viselkedése, esetleg maga a léte számunkra nem megfelelő. </text:span><text:span text:style-name="T66">Ilyen esetekben az együttműködő objektumot helyettesitjuk, hamisitjuk egy számunkra megfelelő objektummal, amely a mi elvárásaink szerint működik. Annak, hogy az együttműködő objektum nem megfelelő,</text:span><text:span text:style-name="T64"> több oka is lehet:</text:span></text:p>
      <text:list xml:id="list1792724120" text:style-name="L9">
        <text:list-item>
          <text:p text:style-name="P104"><text:span text:style-name="T64">A</text:span><text:span text:style-name="T65">z objektum a</text:span><text:span text:style-name="T64"> teszt</text:span><text:span text:style-name="T65">ek egy részének során</text:span><text:span text:style-name="T64"> nem fogja használni az együttműködő objektumot, </text:span><text:span text:style-name="T110">vagy ha használja is, a teszt számára lényegtelen, hogy az adott együttműködő objektum mit csinál</text:span><text:span text:style-name="T64">.</text:span></text:p>
        </text:list-item>
        <text:list-item>
          <text:p text:style-name="P93">Az együttműködő objektum inicializálása túl sok időbe kerül.</text:p>
        </text:list-item>
        <text:list-item>
          <text:p text:style-name="P94">A tesztkörnyezetben az együttműködő objektum nem működik.</text:p>
        </text:list-item>
        <text:list-item>
          <text:p text:style-name="P94">Az együttműködő objektum viselkedése nem befolyásolható a tesztelő által.</text:p>
        </text:list-item>
        <text:list-item>
          <text:p text:style-name="P95">Az együttműködő objektum viselkedése olyan, hogy meggátolja a teszt párhuzamos futtatását különböző felhasználók által.</text:p>
        </text:list-item>
      </text:list>
      <text:h text:style-name="P162" text:outline-level="3"><text:bookmark-start text:name="__RefHeading__1028_2119201942"/>Példák<text:bookmark-end text:name="__RefHeading__1028_2119201942"/></text:h>
      <text:list xml:id="list2070711922" text:style-name="L10">
        <text:list-item>
          <text:p text:style-name="P106"><text:span text:style-name="T110">Tegyük fel, hogy minden objektum megkap egy </text:span><text:span text:style-name="T72">Logger</text:span><text:span text:style-name="T110"> típusú objektumot, amely </text:span><text:span text:style-name="T153">segitségével</text:span><text:span text:style-name="T110"> a modul naplóz. Ez a logger objektum a syslog-ba ir, valamint TCP kapcsolaton keresztül egy külső számitógépnek is elküldi a logokat. </text:span><text:span text:style-name="T126">Ha valamiért nem akarjuk a naplózást ellenőrizni, akkor <text:s/></text:span><text:span text:style-name="T110">feleslegesen bonyolitjuk a tesztet a logrendszer beállitásával, </text:span><text:span text:style-name="T153">inicializálásával</text:span><text:span text:style-name="T110">. Ehelyett egy olyan objektumot használunk </text:span><text:span text:style-name="T165">TODO célszerű használni</text:span><text:span text:style-name="T110">, melynek a szolgáltatása megegyezik a </text:span><text:span text:style-name="T72">Logger</text:span><text:span text:style-name="T110"> típusú objektummal, de valójában semmit sem csinál.</text:span></text:p>
        </text:list-item>
        <text:list-item>
          <text:p text:style-name="P105"><text:span text:style-name="T66">A</text:span><text:span text:style-name="T67">z </text:span><text:span text:style-name="T68">tesztelendő objektumunk egy forditó, amely több nyelv szavait, kifejezéseit tárolja nyelvenként külön </text:span><text:span text:style-name="T66">objektum</text:span><text:span text:style-name="T68">okban</text:span><text:span text:style-name="T66">. </text:span><text:span text:style-name="T67">Ezen adatbázisok felolvasása költséges művelet, </text:span><text:span text:style-name="T68">a</text:span><text:span text:style-name="T67">mely </text:span><text:span text:style-name="T68">teljesen</text:span><text:span text:style-name="T67"> felesleges, hiszen a teszt</text:span><text:span text:style-name="T68">ek</text:span><text:span text:style-name="T67"> során nem fogjuk az összes szót, kifejezést leellenőrizni, csak egy előre kiválasztott kis számú forditást fogunk ellenőrizni. </text:span><text:span text:style-name="T68">Ahelyett, hogy a teszt az </text:span><text:soft-page-break/><text:span text:style-name="T68">eredeti szótárobjektumokat hozná létre, olyan objektumokat fogunk létrehozni, amelyeknek a szolgáltatásai megegyeznek az eredetivel, de a teszthez szükséges pár szót, kifejezést </text:span><text:span text:style-name="T68">manuálisan fogjuk betölteni, ezzel elkerülve a teljes adatbázis költséges beolvasását.</text:span></text:p>
        </text:list-item>
        <text:list-item>
          <text:p text:style-name="P105"><text:span text:style-name="T68">A tesztelendő objektum adatait egy olyan objektum tárolja, amely az adatokat egy másik számitógépről szerzi TCP</text:span><text:span text:style-name="T69">-</text:span><text:span text:style-name="T68">kapcsolaton keresztül, és amely számitógép csak az éles rendszerben érhető el. </text:span><text:span text:style-name="T69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105"><text:span text:style-name="T69">A </text:span><text:span text:style-name="T70">tesztelendő objektumunk egy naptár, amely minden másodpercben megkérdezi egy </text:span><text:span text:style-name="T71">CurrentTime</text:span><text:span text:style-name="T70"> típusú objektumottól az aktuális időt, és ha az adott időpontra van valami előre definiált akciója, végrehajtja azt. Ebben az esetben a tesztünk futási ideje mindig az aktuális időtől fog függni, a teszt során az akciók végrehajtási idejét mindig hozzá kell igazitani az aktuális időhöz. Ehelyett cseréljük le a </text:span><text:span text:style-name="T71">CurrentTime</text:span><text:span text:style-name="T70"> típusú objektumunkat egy saját objektumra, amelynek mi állitjuk majd be, hogy milyen idővel térjen vissza, mikor a tesztelendő objektumunk lekérdezi az aktuális időt. Igy a teszt során az akc</text:span><text:span text:style-name="T109">i</text:span><text:span text:style-name="T70">ók időpontját tetszőlegesre választhatjuk meg, </text:span><text:span text:style-name="T107">megszűnik az aktuális időtől való függőségünk.</text:span></text:p>
        </text:list-item>
        <text:list-item>
          <text:p text:style-name="P105"><text:span text:style-name="T108">Az utolsó probléma meglehetősen speciális, de ha megvalósul, annál zavaróbb. Nagy rendszerek esetén a fejl</text:span><text:span text:style-name="T109">e</text:span><text:span text:style-name="T108">sztés egy adott platformon történik, amely meghatározza a számitógép architektúráját, verzióját, a használt library-k verzióját. </text:span><text:span text:style-name="T109">Ezek biztonsági és stabilitási okokból kifolyólag jellemzően nem a legfrissebbek, asztali rendszernek nem feltétlenül kényelmesek. Ilyen esetben egy vagy több központi gépet szokás beüzemelni, amely megfelel a platform előirásainak, és a fejlesztők, tesztelők ezeken az ún. buildserver-eken forditanak, tesztelnek. Profibb környezetben ezeken a gépeken egy automatizált rendszer is fut, amely például minden - a verziókövetőben történt - </text:span><text:span text:style-name="T228">c</text:span><text:span text:style-name="T109">ommit után lefuttatja a teszteket. Ekkor elengedhetetetlen feltétel, hogy a tesztek párhuzamosan is futtathatók legyenek különböző felhasználók által.<text:line-break/></text:span><text:span text:style-name="T110">Egy tökéletes példa erre a probléma egy adatbázist burkoló objektum tesztelése. A teszt során ellenőrizzük, hogy a burkoló objektum különböző eljárásai milyen módon módositják az adatbázist. Viszont ha két felhasználó párhuzamosan futtatja a tesztet kis időeltéréssel, akkor az egyik teszt el fogja rontani a másik eredményét. Ilyenkor magát az adatbázist kell hamisitani, amely módszerről később irni fogok.</text:span></text:p>
        </text:list-item>
      </text:list>
      <text:h text:style-name="Heading_20_3" text:outline-level="3"><text:bookmark-start text:name="__RefHeading__2173_266161830"/><text:soft-page-break/><text:span text:style-name="T156">Az </text:span><text:span text:style-name="T80">override</text:span><text:span text:style-name="T156"> kulcsszó</text:span><text:bookmark-end text:name="__RefHeading__2173_266161830"/></text:h>
      <text:p text:style-name="P51"><text:span text:style-name="T156">Az objektumhamisitásban nagy szerepe lesz az öröklődésnek, és a függvény-felüldefiniálásnak (</text:span><text:span text:style-name="T80">override</text:span><text:span text:style-name="T156">). Ezért - a</text:span><text:span text:style-name="T287">mennyiben az új, 2011-es C++ szabványt használjuk </text:span><text:span text:style-name="T292">-</text:span><text:span text:style-name="T287"> mindenképp javasolt az </text:span><text:span text:style-name="T49">override</text:span><text:span text:style-name="T287"> kulcsszó használata. Az override kulcsszó a gyerekosztályban a függvénydeklaráció végére irható, ezzel jelezve, hogy az adott függvény felüldefiniálja az ősosztály egy virtuális függvényét. </text:span><text:span text:style-name="T288">Amennyiben az így jelzett eljárás mégsem definiál felül egyetlen függvényt sem az ősosztályból, forditási hibát fogunk kapni. </text:span><text:span text:style-name="T291">Igy ha később megváltozik az együttműködő objektum, </text:span><text:span text:style-name="T293">viszont a fejlesztő elfelejtette a régi teszteket ennek megfelelően átirni, már forditási idóben észre fogja ezt venni.</text:span></text:p>
      <text:p text:style-name="P175"><text:span text:style-name="T288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289">O</text:span><text:span text:style-name="T288">: Az ősosztályban van ilyen<text:line-break/><text:tab/>// szignatúrájú virtuális<text:line-break/><text:tab/>// függvény.<text:line-break/>};<text:line-break/><text:line-break/>class C: public A<text:line-break/>{<text:line-break/>public:<text:line-break/> <text:s text:c="3"/>void a(int i) override; <text:tab/>// </text:span><text:span text:style-name="T289">HIBA: Az ősosztálybeli </text:span><text:span text:style-name="T290">A::</text:span><text:span text:style-name="T289">a()<text:line-break/><text:tab/>// függvénynek más a<text:line-break/><text:tab/></text:span><text:span text:style-name="T300">// </text:span><text:span text:style-name="T289">szignat</text:span><text:span text:style-name="T290">ú</text:span><text:span text:style-name="T289">rája.<text:line-break/></text:span><text:span text:style-name="T288">};<text:line-break/><text:line-break/>class D: public A<text:line-break/>{<text:line-break/>public:<text:line-break/> <text:s text:c="3"/>void b() override;<text:tab/></text:span><text:span text:style-name="T290">// HIBA: Az ősosztályban az<text:line-break/><text:tab/>// A::b() függvény nem virtuális.<text:line-break/></text:span><text:span text:style-name="T244">};</text:span></text:p>
      <text:h text:style-name="P168" text:outline-level="3"><text:bookmark-start text:name="__RefHeading__2175_266161830"/><text:soft-page-break/><text:span text:style-name="T112">S</text:span><text:span text:style-name="T111">aj</text:span><text:span text:style-name="T112">á</text:span><text:span text:style-name="T111">t objektum </text:span><text:span text:style-name="T112">hamisitása</text:span><text:bookmark-end text:name="__RefHeading__2175_266161830"/></text:h>
      <text:p text:style-name="P52"><text:span text:style-name="T151">A hamisitásokat </text:span><text:span text:style-name="T152">a tipusuk mellett </text:span><text:span text:style-name="T157">(lsd. később)</text:span><text:span text:style-name="T152"> </text:span><text:span text:style-name="T151">aszerint </text:span><text:span text:style-name="T152">is meg lehet </text:span><text:span text:style-name="T151">különböztet</text:span><text:span text:style-name="T152">ni</text:span><text:span text:style-name="T151">, hogy saját objektumot, vagy külső objektumot akarunk hamisitani. </text:span><text:span text:style-name="T152">Saját objektum alatt azon objektumokat értem, amelyek a kód részei, </text:span><text:span text:style-name="T157">azaz teljes mértékben az ellenőrzésünk alatt vannak, </text:span><text:span text:style-name="T152">külső objektum alatt pedig azokat, amelyeket csak használ a kódunk, </text:span><text:span text:style-name="T157">de nem felügyel, </text:span><text:span text:style-name="T152">azaz ún. </text:span><text:span text:style-name="T79">3rd party library</text:span><text:span text:style-name="T152">-k.</text:span></text:p>
      <text:p text:style-name="P53"><text:span text:style-name="T158">Saját objektumot mindig </text:span><text:span text:style-name="T159">öröklődés</text:span><text:span text:style-name="T158"> segitségével hamisitunk, és eszerint két módszert különböztetünk meg:</text:span></text:p>
      <text:list xml:id="list1848158461" text:style-name="L11">
        <text:list-item>
          <text:p text:style-name="P107"><text:span text:style-name="T158">Egyszerű </text:span><text:span text:style-name="T159">öröklődés</text:span><text:span text:style-name="T158">.</text:span></text:p>
        </text:list-item>
        <text:list-item>
          <text:p text:style-name="P107"><text:span text:style-name="T159">Öröklődés</text:span><text:span text:style-name="T158"> interfész deklarálással.</text:span></text:p>
        </text:list-item>
      </text:list>
      <text:p text:style-name="P66"><text:span text:style-name="T32">Megjegyzés:</text:span><text:span text:style-name="T294"> Harmadik módszerként </text:span><text:span text:style-name="T301">technikailag </text:span><text:span text:style-name="T295">lehetséges ugyanaz a módszer, mint ami külső objektum hamisitásakor alkalmazható, </text:span><text:span text:style-name="T296">viszont ekkor elveszitjük az </text:span><text:span text:style-name="T50">override</text:span><text:span text:style-name="T296"> kulcsszó által adott előnyőket.</text:span></text:p>
      <text:h text:style-name="P158" text:outline-level="4"><text:bookmark-start text:name="__RefHeading__1262_2119201942"/>Egyszerű öröklődés<text:bookmark-end text:name="__RefHeading__1262_2119201942"/></text:h>
      <text:p text:style-name="P52"><text:span text:style-name="T279">A</text:span><text:span text:style-name="T302">z </text:span><text:span text:style-name="T279">egyszerűbb módszer, ha az együttműködő objektum azon metódusait, amelyektől az ered</text:span><text:span text:style-name="T280">et</text:span><text:span text:style-name="T279">itől eltérő viselkedést szeretnénk, virtu</text:span><text:span text:style-name="T281">á</text:span><text:span text:style-name="T279">lis füg</text:span><text:span text:style-name="T286">g</text:span><text:span text:style-name="T279">vény</text:span><text:span text:style-name="T302">ként deklaráljuk</text:span><text:span text:style-name="T279">, majd az objektumból leszárma</text:span><text:span text:style-name="T282">z</text:span><text:span text:style-name="T279">va </text:span><text:span text:style-name="T283">felüldefiniáljuk </text:span><text:span text:style-name="T297">azokat</text:span><text:span text:style-name="T280">. </text:span><text:span text:style-name="T304">Ezt az objektumot még kiegészithetjük segédfüggvényekkel is, amelyek az objektum viselkedését fogják befolyásolni. </text:span><text:span text:style-name="T284">Az így kapott </text:span><text:span text:style-name="T302">hamisitott </text:span><text:span text:style-name="T284">objektumot </text:span><text:span text:style-name="T299">a teszt során </text:span><text:span text:style-name="T284">átadva a tesztelendő objektumnak, máris </text:span><text:span text:style-name="T286">a saját, módositott együttműködő objektum</text:span><text:span text:style-name="T298">unkat</text:span><text:span text:style-name="T286"> fogja használni az eredeti helyett. </text:span></text:p>
      <text:h text:style-name="P155" text:outline-level="4"><text:bookmark-start text:name="__RefHeading__1264_2119201942"/><text:span text:style-name="T303">Öröklődés interfész</text:span> deklarálás<text:span text:style-name="T303">sal</text:span><text:bookmark-end text:name="__RefHeading__1264_2119201942"/></text:h>
      <text:p text:style-name="P52"><text:span text:style-name="T170">Az egyszerű öröklődés módszerénél elegánsabb megoldás, ha bevezetünk egy új réteget a objektum-hierarchiába: </text:span><text:span text:style-name="T171">m</text:span><text:span text:style-name="T172">inden olyan együttműködő objektum fölé, amelyet hamisitani akarunk, létrehozunk egy </text:span><text:span text:style-name="T173">interfészdeklaráló </text:span><text:span text:style-name="T172">ősosztályt, amely az adott objektum szolgáltatásait irja le, aza</text:span><text:span text:style-name="T174">z</text:span><text:span text:style-name="T172"> csak </text:span><text:span text:style-name="T174">publikus, </text:span><text:span text:style-name="T81">pure virtual</text:span><text:span text:style-name="T172"> függvényeket fog tartalmazni, </text:span><text:span text:style-name="T173">majd az együttműködő objektumot ebből az ősosztályból származtatjuk le.</text:span><text:span text:style-name="T172"> </text:span><text:span text:style-name="T174">A többi objektum ezen függvények segitségével tudja majd használni az adott objektum szolgáltatásait. </text:span><text:span text:style-name="T175">A teszt során a hamisitott objektumot szintén ebből az ősosztályból </text:span><text:soft-page-break/><text:span text:style-name="T175">származtatjuk le. Ez a módszernek a fejlesztés és a tesztelés során is előnyősebb, mint a „hagyományos” egyszerű öröklődés.</text:span></text:p>
      <text:list xml:id="list261434780" text:style-name="L12">
        <text:list-item>
          <text:p text:style-name="P96">Fejlesztésnél egyszerűbbé teszi a modulok cserélhetőségét.</text:p>
        </text:list-item>
        <text:list-item>
          <text:p text:style-name="P96">Tesztelésnél nem fordulhat elő, hogy a fejlesztő elfelejtett egy függvényt felüldefiniálni.</text:p>
        </text:list-item>
      </text:list>
      <text:p text:style-name="Text_20_body"><text:span text:style-name="T176">Ez a módszer viszont nem alkalmazható olyan esetben, amikor az eredeti együttműködő objektum egyes viselkedéseit egy az egyben át akarjuk venni a hamisitott osztályba. Ilyenkor ezeket a viselkedésformákat vagy újra le kell implementálni a </text:span><text:span text:style-name="T178">hamisitott objektumban</text:span><text:span text:style-name="T176">, vagy az egyszerű öröklődés módszerét </text:span><text:span text:style-name="T177">kell </text:span><text:span text:style-name="T176">alkalmaz</text:span><text:span text:style-name="T177">ni</text:span><text:span text:style-name="T176">.</text:span></text:p>
      <text:h text:style-name="P163" text:outline-level="3"><text:bookmark-start text:name="__RefHeading__1266_2119201942"/>Külső objektum hamisitása<text:bookmark-end text:name="__RefHeading__1266_2119201942"/></text:h>
      <text:p text:style-name="P55"><text:span text:style-name="T181">Ahogy korábban emlitettem, külső objektum hamisitása alatt olyan objektumok hamisitását értem, amelyeket a kód használ, de nem felügyel. </text:span><text:span text:style-name="T201">Tekintsünk például e</text:span><text:span text:style-name="T200">gy </text:span><text:span text:style-name="T86">h</text:span><text:span text:style-name="T85">ot standby</text:span><text:span text:style-name="T200"> funkcionalitást megvalósitó modul</text:span><text:span text:style-name="T201">t, ahol az aktiv egyed az inicializálásának során addig várakozik, míg a passziv egyed fel nem éled.</text:span><text:span text:style-name="T200"> </text:span><text:span text:style-name="T201">(</text:span><text:span text:style-name="T200">A </text:span><text:span text:style-name="T86">h</text:span><text:span text:style-name="T85">ot standby</text:span><text:span text:style-name="T200"> rendszer olyan redundáns rendszer, ahol mind az aktiv, mind a passziv </text:span><text:span text:style-name="T201">egyed</text:span><text:span text:style-name="T200"> egyszerre fut, és az aktiv egyed folyamatosan szinkronban tartja a passziv egyedet.</text:span><text:span text:style-name="T201">) </text:span><text:span text:style-name="T202">Ezt az ellenőrzést TCP-kapcsolat kiépitésével végzi el.</text:span></text:p>
      <text:p text:style-name="P55"><text:span text:style-name="T206">h</text:span><text:span text:style-name="T206">otstandby.h:</text:span></text:p>
      <text:p text:style-name="P61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<text:soft-pag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33">hotstandby.cpp:</text:p>
      <text:p text:style-name="P174"><text:span text:style-name="T207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#include &lt;chrono&gt;<text:line-break/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</text:span><text:soft-page-break/><text:span text:style-name="T207"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216">unsigned int</text:span><text:span text:style-name="T207"> </text:span><text:span text:style-name="T216">const </text:span><text:span text:style-name="T207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 <text:s text:c="3"/>if (-1 == sockfd)<text:line-break/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</text:span><text:soft-page-break/><text:span text:style-name="T207"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55"><text:span text:style-name="T208">Látható, hogy olyan külső függvényeket is meghiv a modul, amelyek felett a fejlesztőnek nincs befolyása</text:span><text:span text:style-name="T202">:</text:span></text:p>
      <text:list xml:id="list711407022" text:style-name="L13">
        <text:list-item>
          <text:p text:style-name="P108"><text:span text:style-name="T162">socket() </text:span><text:span text:style-name="T202">: </text:span><text:span text:style-name="T203">Létrhezza a socket-et.</text:span></text:p>
        </text:list-item>
        <text:list-item>
          <text:p text:style-name="P108"><text:span text:style-name="T161">g</text:span><text:span text:style-name="T162">etaddrinfo()</text:span><text:span text:style-name="T202">: </text:span><text:span text:style-name="T203">A connect() függvény számára érhető formává alakitja a </text:span><text:span text:style-name="T204">passziv egyedet futtató gép</text:span><text:span text:style-name="T203"> nevét.</text:span></text:p>
        </text:list-item>
        <text:list-item>
          <text:p text:style-name="P108"><text:span text:style-name="T161">f</text:span><text:span text:style-name="T162">reeaddrinfo() </text:span><text:span text:style-name="T202">: </text:span><text:span text:style-name="T203">Felszabaditja a getaddrinfo() függvény által lefoglalt memóriaterületet.</text:span></text:p>
        </text:list-item>
        <text:list-item>
          <text:p text:style-name="P108"><text:span text:style-name="T161">c</text:span><text:span text:style-name="T162">onnect()</text:span><text:span text:style-name="T202">: </text:span><text:span text:style-name="T203">Csatlakozik </text:span><text:span text:style-name="T205">passziv egyedhez</text:span><text:span text:style-name="T203">.</text:span></text:p>
        </text:list-item>
        <text:list-item>
          <text:p text:style-name="P108"><text:span text:style-name="T161">s</text:span><text:span text:style-name="T162">end()</text:span><text:span text:style-name="T202">: </text:span><text:span text:style-name="T203">Adatot küld a </text:span><text:span text:style-name="T205">passziv egyednek</text:span><text:span text:style-name="T203">.</text:span></text:p>
        </text:list-item>
        <text:list-item>
          <text:p text:style-name="P108"><text:span text:style-name="T161">r</text:span><text:span text:style-name="T162">ecv() </text:span><text:span text:style-name="T182">: </text:span><text:span text:style-name="T183">Adatot fogad a </text:span><text:span text:style-name="T184">passziv egyedtől</text:span><text:span text:style-name="T183">.</text:span></text:p>
        </text:list-item>
        <text:list-item>
          <text:p text:style-name="P108"><text:span text:style-name="T161">c</text:span><text:span text:style-name="T162">lose()</text:span><text:span text:style-name="T182">: </text:span><text:span text:style-name="T183">Bezárja a kapcsolatot.</text:span></text:p>
        </text:list-item>
      </text:list>
      <text:p text:style-name="Text_20_body"><text:span text:style-name="T206">Ennek a modulnak a tesztelése </text:span><text:span text:style-name="T209">megolható úgy, hogy a konstruktornak egy olyan gép cimét illetve </text:span><text:soft-page-break/><text:span text:style-name="T209">portját adjuk meg, ahol egy mi általunk vezérelt program fut és figyel. Ekkor viszont a tesztrendszernek kellene felügyelnie ezt a segédprogramot is. Jobb megoldás lenne, ha a fenti függvényeket valahogy hamisitani tudnánk, amit viszont nem lehet öröklődés segitségével megoldani, lévén ezek C-függvények.</text:span></text:p>
      <text:p text:style-name="P56"><text:span text:style-name="T210">Ha a fenti függvények C++ osztály eljárásai lennének, akkor még mindig ott lenne a probléma, hogy nincs ráhatásunk a deklarációs header fájlra, semmi sem garantálja, hogy a használt eljárások virtuális függvényk</text:span><text:span text:style-name="T211">ént vannak deklarálva</text:span><text:span text:style-name="T210">.</text:span></text:p>
      <text:p text:style-name="Text_20_body"><text:span text:style-name="T191">Egy másik jellegzetes probléma a </text:span><text:span text:style-name="T82">singleton design pattern</text:span><text:span text:style-name="T191"> használata. A singleton osztály jellemzője, hogy egy folyamatban csak egy példány lehet belőle. Ezt úgy éri el, hogy a konstruktorát privát elérhetőségűvé tes</text:span><text:span text:style-name="T192">zi</text:span><text:span text:style-name="T191">, és egy statikus</text:span><text:span text:style-name="T192">-</text:span><text:span text:style-name="T191">publikus </text:span><text:span text:style-name="T82">getInstance()</text:span><text:span text:style-name="T191"> eljárással adj</text:span><text:span text:style-name="T192">a</text:span><text:span text:style-name="T191"> vissza az egyetlen példányt. Amennyiben a </text:span><text:span text:style-name="T82">getInstance()</text:span><text:span text:style-name="T191"> eljárás hivásakor a példány még nem létezik, úgy </text:span><text:span text:style-name="T198">a példányt </text:span><text:span text:style-name="T191">ez az eljárás fogja létrehozni, elmenteni, és </text:span><text:span text:style-name="T193">vele </text:span><text:span text:style-name="T191">visszatérni. </text:span><text:span text:style-name="T194">A probléma ott kezdődik, ha a tesztelendő objektum szintén használ egy </text:span><text:span text:style-name="T102">singleton</text:span><text:span text:style-name="T194"> objektumot. </text:span><text:span text:style-name="T195">Ekkor a </text:span><text:span text:style-name="T83">getInstance()</text:span><text:span text:style-name="T195"> eljárás magában a tesztelendő </text:span><text:span text:style-name="T199">objektumban</text:span><text:span text:style-name="T195"> hivódik meg, </text:span><text:span text:style-name="T197">és </text:span><text:span text:style-name="T195">esélyünk sincs </text:span><text:span text:style-name="T196">öröklés segitségével </text:span><text:span text:style-name="T195">hamisitani az általa visszaadott objektumot. </text:span><text:span text:style-name="T197">Emiatt – bár a kódunk része – külső objektumként tekinthetünk a </text:span><text:span text:style-name="T84">singleton</text:span><text:span text:style-name="T197"> objektumra.</text:span></text:p>
      <text:p text:style-name="P32">A fenti problémákra <text:span text:style-name="T305">létezik</text:span> megoldás, méghozzá a linux kernel biztostja:</text:p>
      <text:list xml:id="list2134597384" text:style-name="L14">
        <text:list-item>
          <text:p text:style-name="P97">LD_PRELOAD környezeti változó használata.</text:p>
        </text:list-item>
        <text:list-item>
          <text:p text:style-name="P98">Trükközés a szimbólumbetöltés sorrendjével.</text:p>
        </text:list-item>
      </text:list>
      <text:h text:style-name="P155" text:outline-level="4"><text:bookmark-start text:name="__RefHeading__1268_2119201942"/>LD_PRELOAD<text:bookmark-end text:name="__RefHeading__1268_2119201942"/></text:h>
      <text:p text:style-name="P57"><text:span text:style-name="T212">Az LD_PRELOAD egy környezeti változó, mely egy dinamikus függvénykönyvtár (</text:span><text:span text:style-name="T103">shared object</text:span><text:span text:style-name="T212">) abszolút elérését tartalmazhatja. Ha ez a változó be van állitva, akkor programbetöltés során az itt megadott függvénykönyvtár fog először betöltődni. </text:span><text:span text:style-name="T213">Ebben a függvénykönyvtárban felüldefiniálhatunk olyan eljárásokat, amelyek csak később töltődnének be </text:span><text:span text:style-name="T219">más dinamikus függvénykönyvtárból</text:span><text:span text:style-name="T213">, akár glibc-s eljárásokat is (pl: a fenti </text:span><text:span text:style-name="T163">connect()</text:span><text:span text:style-name="T213"> eljárás). Amennyiben így </text:span><text:span text:style-name="T213">teszünk, </text:span><text:span text:style-name="T219">nem az</text:span><text:span text:style-name="T213"> eredeti eljárás </text:span><text:span text:style-name="T219">lesz hozzákötve (</text:span><text:span text:style-name="T88">binding</text:span><text:span text:style-name="T219">) a programhoz</text:span><text:span text:style-name="T213">, a futtatott program az LD_PRELOAD által megadott függvénykönyvtárban szereplő eljárást fogja használni az eredeti helyett. </text:span><text:span text:style-name="T214">A fenti </text:span><text:span text:style-name="T87">hot standby</text:span><text:span text:style-name="T214">-os példához való teszt</text:span><text:span text:style-name="T217">-f</text:span><text:span text:style-name="T214">üggvénykönyvtár kódja például így n</text:span><text:span text:style-name="T215">é</text:span><text:span text:style-name="T214">zhet ki:</text:span></text:p>
      <text:p text:style-name="P34"><text:soft-page-break/>hotstandby_test.cpp:</text:p>
      <text:p text:style-name="P62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<text:soft-pag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5">Ebben a példában minden – a tesztelendő kódban szereplő – TCP-vel kapcsolatos hivás felül lett definiálva, így a tesztelendő modul <text:span text:style-name="T306">valódi </text:span>TCP kapcsolat kiépitése nélkül tesztelhető.</text:p>
      <text:h text:style-name="P159" text:outline-level="4"><text:bookmark-start text:name="__RefHeading__2177_266161830"/>Trükk: Szimbólumok betöltésének sorrendje<text:bookmark-end text:name="__RefHeading__2177_266161830"/></text:h>
      <text:p text:style-name="P58"><text:span text:style-name="T218">Az LD_PRELOAD-nál láthattuk, hogy hogyan lehet </text:span><text:span text:style-name="T219">egy dinamikus függvénykönyvtárban lévő </text:span><text:span text:style-name="T218">eljárásokat felüldefiniálni. </text:span><text:span text:style-name="T219">Ugyanezt meg lehet csinálni az LD_PRELOAD környezeti változó használata nélül is, ehhez viszon ismerni kell a szimbólumkötési (</text:span><text:span text:style-name="T88">symbol binding</text:span><text:span text:style-name="T219">) sorrendet. Szimbólumkötés alatt azt a folyamatot értjük, amikor egy a futtatható állomány vagy egy dinamikus függvénykönyvtár </text:span><text:span text:style-name="T220">által hivatkozott, de nem definiált eljárást a programbetöltő dinamikusan hozzácsatol a hivatkozóhoz. Például ha a main.cpp hivatkozik egy </text:span><text:span text:style-name="T89">foo()</text:span><text:span text:style-name="T220"> függvényre, de nem definiálja azt, akkor a programbetöltő a </text:span><text:span text:style-name="T89">foo</text:span><text:span text:style-name="T220"> szimbólumot a forditáskor megadott dinamikus függvénykönyvtárakban fogja keresni. Ha esetleg a </text:span><text:span text:style-name="T89">foo()</text:span><text:span text:style-name="T220"> függvény több függvénykönyvtárban is </text:span><text:span text:style-name="T220">definiálva van, akkor a linkeléskor megadott sorrend fogja meghatározni, hogy melyik </text:span><text:span text:style-name="T89">foo()</text:span><text:span text:style-name="T220"> eljárás lesz bekötve. Azaz, ha a </text:span><text:span text:style-name="T104">libA.so</text:span><text:span text:style-name="T220"> és a </text:span><text:span text:style-name="T89">libB.so</text:span><text:span text:style-name="T220"> is definiálja a függvényt, és a linkelés </text:span><text:span text:style-name="T89">-lA -lB</text:span><text:span text:style-name="T220"> paraméterekkel történik, akkor a </text:span><text:span text:style-name="T89">libA.so</text:span><text:span text:style-name="T220">-ban szereplő </text:span><text:span text:style-name="T89">foo()</text:span><text:span text:style-name="T220"> függvény lesz bekötve, míg ha </text:span><text:span text:style-name="T89">-lB -lA</text:span><text:span text:style-name="T220"> paraméterekkel </text:span><text:soft-page-break/><text:span text:style-name="T220">történik a linkelés, akkor a </text:span><text:span text:style-name="T89">libB.so</text:span><text:span text:style-name="T220">-ban szereplő </text:span><text:span text:style-name="T89">foo()</text:span><text:span text:style-name="T220"> függvény lesz be</text:span><text:span text:style-name="T221">k</text:span><text:span text:style-name="T220">ötve. </text:span><text:span text:style-name="T222">Ekkor ha a </text:span><text:span text:style-name="T91">libA.so</text:span><text:span text:style-name="T222">-ban valahol hivatkozás történik a </text:span><text:span text:style-name="T91">foo()</text:span><text:span text:style-name="T222"> eljárásra, az a futtatás során már a </text:span><text:span text:style-name="T91">libB.so</text:span><text:span text:style-name="T222">-ban szereplő </text:span><text:span text:style-name="T91">foo()</text:span><text:span text:style-name="T222"> függvényt fogja futtatni.</text:span></text:p>
      <text:p text:style-name="P58"><text:span text:style-name="T221">Viszont ha maga a futtatható állomány már definiálja a </text:span><text:span text:style-name="T90">foo()</text:span><text:span text:style-name="T221"> eljárást, akkor nem fog történni dinamikus kötés, a futtatható állományban szereplő </text:span><text:span text:style-name="T90">foo()</text:span><text:span text:style-name="T221"> eljárás lesz hasz</text:span><text:span text:style-name="T222">n</text:span><text:span text:style-name="T221">álva. </text:span><text:span text:style-name="T223">A trükk pont ezt a tényt fogja kihasználni.</text:span></text:p>
      <text:p text:style-name="P59"><text:span text:style-name="T224">Legyen a tesztelendő objektumunk egy </text:span><text:span text:style-name="T225">olyan objektum, amely egy </text:span><text:span text:style-name="T92">singleton</text:span><text:span text:style-name="T224"> konfigurációs objektum</text:span><text:span text:style-name="T225">ot használ. Ez a konf</text:span><text:span text:style-name="T226">i</text:span><text:span text:style-name="T225">gurációs objektum </text:span><text:span text:style-name="T224">a program számára szükséges beállitásokat egy adatbázisból felolvassa, és elérhetővé teszi a program többi modulja számára.</text:span></text:p>
      <text:p text:style-name="P36">config.h:</text:p>
      <text:p text:style-name="P63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6">config.cpp:</text:p>
      <text:p text:style-name="P63">#include "config.h"<text:line-break/><text:line-break/><text:line-break/>Config &amp; Config::getInstance()<text:line-break/>{<text:line-break/> <text:s text:c="3"/>static Config instance; <text:s text:c="4"/>// Mutex is not needed since<text:line-break/> <text:s text:c="31"/>// it's C++11.<text:line-break/><text:soft-pag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7">module.h:</text:p>
      <text:p text:style-name="P64">#pragma once<text:line-break/><text:lin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38"/>
      <text:p text:style-name="P37">module.cpp:</text:p>
      <text:p text:style-name="P64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60"><text:span text:style-name="T227">A </text:span><text:span text:style-name="T93">Module</text:span><text:span text:style-name="T227"> példányositása és a </text:span><text:span text:style-name="T93">doSomething()</text:span><text:span text:style-name="T227"> függvény meghivsa után a </text:span><text:span text:style-name="T93">Config::getHostname()</text:span><text:span text:style-name="T227"> a </text:span><text:span text:style-name="T164">„stackoverflow.com”</text:span><text:span text:style-name="T227"> string-gel fog visszatérni. Amennyiben ezt a teszt során hamisitani szeretnénk, nem kell mást tennünk, mint a </text:span><text:span text:style-name="T93">Config::getHostname()</text:span><text:span text:style-name="T227"> függvényt újradefiniálni:</text:span></text:p>
      <text:p text:style-name="P37">test.cpp:</text:p>
      <text:p text:style-name="P64"><text:soft-page-break/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 <text:s text:c="3"/>Module m;<text:line-break/> <text:s text:c="3"/>m.doSomething();<text:line-break/> <text:s text:c="3"/>return 0;<text:line-break/>}</text:p>
      <text:p text:style-name="P60"><text:span text:style-name="T185">Igy a fenti szabályok miatt a </text:span><text:span text:style-name="T105">Config::getHostname()</text:span><text:span text:style-name="T185"> eljárás a </text:span><text:span text:style-name="T132">„localhost”</text:span><text:span text:style-name="T185"> string-gel fog visszatérni.</text:span></text:p>
      <text:h text:style-name="P164" text:outline-level="3"><text:bookmark-start text:name="__RefHeading__1248_2119201942"/>Tipusok<text:bookmark-end text:name="__RefHeading__1248_2119201942"/></text:h>
      <text:p text:style-name="P45"><text:span text:style-name="T114">Ebben a fejezetben a hamisitott objektumok tipusait fogom bemutatni, illetve, hogy mikor melyiket érdemes használni. </text:span><text:span text:style-name="T127">A szakirodalom a hamisitott objektumot </text:span><text:span text:style-name="T73">test double</text:span><text:span text:style-name="T128">-nek hivja, és az alábbi tipusok</text:span><text:span text:style-name="T129">ba osztályozz</text:span><text:span text:style-name="T131">a</text:span><text:span text:style-name="T128">: </text:span><text:span text:style-name="T73">dummy</text:span><text:span text:style-name="T74">-</text:span><text:span text:style-name="T73">, stub</text:span><text:span text:style-name="T74">-</text:span><text:span text:style-name="T73">, fake</text:span><text:span text:style-name="T74">-</text:span><text:span text:style-name="T73">, mock</text:span><text:span text:style-name="T74">-</text:span><text:span text:style-name="T73">, spy object</text:span><text:span text:style-name="T128">-ek.</text:span></text:p>
      <text:h text:style-name="P156" text:outline-level="4"><text:bookmark-start text:name="__RefHeading__1250_2119201942"/>Dummy objektum<text:bookmark-end text:name="__RefHeading__1250_2119201942"/></text:h>
      <text:p text:style-name="P31">A legegyszerűbb tipus, amely semmit sem csinál. Az 1-es problémára megoldás, azaz amikor az objektumunk nem használja ezt az együttműködő objektumot, vagy ha használja, akkor sem számít, hogy ez az objektum mit csinál. Az előbbi esetben akár NULL-objektum is használható helyette, utóbbi esetben egy olyan objektumról beszélünk, amely definiciója a lehető legegyszerűbb:</text:p>
      <text:list xml:id="list2168225265" text:style-name="L15">
        <text:list-item>
          <text:p text:style-name="P99"><text:span text:style-name="T285">U</text:span>gyanazt az interfészt biztositja, mint az eredeti együttműködő objektum.</text:p>
        </text:list-item>
        <text:list-item>
          <text:p text:style-name="P100"><text:span text:style-name="T285">A</text:span>hol nem kell visszatérni semmivel, ott üres a függvény hasa.</text:p>
        </text:list-item>
        <text:list-item>
          <text:p text:style-name="P101"><text:span text:style-name="T285">A</text:span>hol vissza kell térni valamivel, ott egy tetszőleges értékkel tér vissza feltétel nélkül.</text:p>
        </text:list-item>
      </text:list>
      <text:p text:style-name="P44"><text:soft-page-break/><text:span text:style-name="T116">TODO Ide johet valami peldakod, ha lesz meg ido es/vagy rovid lesz a doksi. </text:span><text:span text:style-name="T119">A logger például teljesen jó lesz.</text:span></text:p>
      <text:h text:style-name="P157" text:outline-level="4"><text:bookmark-start text:name="__RefHeading__1252_2119201942"/>Stub objektum<text:bookmark-end text:name="__RefHeading__1252_2119201942"/></text:h>
      <text:p text:style-name="P46"><text:span text:style-name="T116">A </text:span><text:span text:style-name="T117">s</text:span><text:span text:style-name="T116">tub objektum </text:span><text:span text:style-name="T117">ugyanúgy mellőzi az objektum eredeti viselkedését, mint a dummy objektum, de mégis több nála annyiban, hogy a stub objektum viselkedését mi magunk tudjuk előre meghatározni a tesztből. A stub objektum ezért az eredeti interfész mellett rendelkezik segédfüggvényekkel is, melyekkel:</text:span></text:p>
      <text:list xml:id="list337514888" text:style-name="L16">
        <text:list-item>
          <text:p text:style-name="P102">beállithatjuk, hogy az objektum egyes függvényeinek visszatérési értéke mi legyen,</text:p>
        </text:list-item>
        <text:list-item>
          <text:p text:style-name="P102">adott esetben dobjon-e kivételt, és ha igen, akkor milyet.</text:p>
        </text:list-item>
      </text:list>
      <text:p text:style-name="P47"><text:span text:style-name="T117">Igy előregyártott válaszokat, viselkedést tudunk definiálni egy együttműködő objektumnak, </text:span><text:span text:style-name="T120">ezzel </text:span><text:span text:style-name="T121">a tesztelendő objektum teszt általi </text:span><text:span text:style-name="T120">lefedettség</text:span><text:span text:style-name="T121">ét tudjuk növelni. </text:span><text:span text:style-name="T133">A tesztelendő objektumnak ily módon adott bemeneti adatot </text:span><text:span text:style-name="T75">indirect input</text:span><text:span text:style-name="T133">-nak nevezi a szakirodalom.</text:span></text:p>
      <text:p text:style-name="P22">TODO Példa: getTotal() valami adatbazisosztályból.</text:p>
      <text:h text:style-name="P157" text:outline-level="4"><text:bookmark-start text:name="__RefHeading__1254_2119201942"/>Fake objektum<text:bookmark-end text:name="__RefHeading__1254_2119201942"/></text:h>
      <text:p text:style-name="P54"><text:span text:style-name="T122">A fake objektum egy olyan objektum, mely az eredeti objektum egyes implementációit átveszi, de nem teljesen, így élő rendszerbe nem illeszthető. Jellemző</text:span><text:span text:style-name="T123">en</text:span><text:span text:style-name="T122"> ott használható, ahol teljesitményproblémát jelentene az igazi modul használata. Például egy adatbáziskezelőt beburkoló objektum esetén nem akarunk a háttértárolóra dolgozni a teszt során, ezért egy fake objektummal helyettesitjük. Ugyanúgy meg kell va</text:span><text:span text:style-name="T124">l</text:span><text:span text:style-name="T122">ósitani a beszúrás, lekérdezés stb. műveleteket, mint az eredeti objektumban, csak a fake objektumunk a memóriában fog dolgozni </text:span><text:span text:style-name="T125">a háttértároló helyett</text:span><text:span text:style-name="T122">. </text:span><text:span text:style-name="T126">A különbség a stub és a fake objektum között az az, hogy míg a a stub objektumnál mi állitjuk be a teszt során a tesztelendő objektum bemeneti adataid, addig fake objektum esetén maga a tesztelendő objektum adja </text:span><text:span text:style-name="T126">át az adatot a fake ob</text:span><text:span text:style-name="T229">je</text:span><text:span text:style-name="T126">ktumnak, amit később ő maga fog elkérni tőle. </text:span><text:span text:style-name="T134">Például az előbb emlitett adatbázis-burkoló objektum adatait nem a teszt fogja beállitani, hanem maga a tesztelendő objektum.</text:span></text:p>
      <text:p text:style-name="P67"><text:span text:style-name="T160">Megjegyzés:</text:span><text:span text:style-name="T179"> Ez</text:span><text:span text:style-name="T180">t a típusú objektumot nem célszerű az interfész deklarálás módszerével létrehozni, mert akkor az átvenni kívánt részeket újra le kell implementálni.</text:span></text:p>
      <text:h text:style-name="P156" text:outline-level="4"><text:bookmark-start text:name="__RefHeading__1256_2119201942"/><text:soft-page-break/>Mock objektum<text:bookmark-end text:name="__RefHeading__1256_2119201942"/></text:h>
      <text:p text:style-name="P48"><text:span text:style-name="T130">A tesztelés során az </text:span><text:span text:style-name="T76">Indirect input</text:span><text:span text:style-name="T135"> </text:span><text:span text:style-name="T137">kifejezés mellett </text:span><text:span text:style-name="T135">találkozhatunk még az </text:span><text:span text:style-name="T76">indirect output</text:span><text:span text:style-name="T135"> kifejezéssel is, amely </text:span><text:span text:style-name="T137">a </text:span><text:span text:style-name="T135">tesztelendő objektum </text:span><text:span text:style-name="T137">által generált, és egy </text:span><text:span text:style-name="T135">együttműködő objektumnak </text:span><text:span text:style-name="T137">átadott adatot jelenti</text:span><text:span text:style-name="T136">. Tipikusan ilyen a naplózás: </text:span><text:span text:style-name="T138">a</text:span><text:span text:style-name="T136"> tesztelendő objektum a megtörtént eseményeket egy </text:span><text:span text:style-name="T77">Logger</text:span><text:span text:style-name="T136"> típusú objektumon keresztül logolja. </text:span><text:span text:style-name="T137">Amennyiben a tesztünk ezeket a bejegyzéseket is szeretné ellenőrizni, akkor nem elég a stub-, illetve fake objektum, </text:span><text:span text:style-name="T139">mivel</text:span><text:span text:style-name="T137"> ők csak bemeneti adattal látják el a tesztelendő objektumot. Ilyenkor </text:span><text:span text:style-name="T139">használjuk az ún. mock objektumot. A mock objektum alapja a dummy objektum, azaz a mock objektumnak biztositania kell az eredeti interfészt, de nem kell valós akciót végrehajtania. Emelett </text:span><text:span text:style-name="T140">ún. elvárások (</text:span><text:span text:style-name="T78">expectations</text:span><text:span text:style-name="T140">) beállitását kell lehetővé tennie, </text:span><text:span text:style-name="T145">amellyel a teszt során definiálhatjuk, hogy</text:span><text:span text:style-name="T141"> milyen eljárások </text:span><text:span text:style-name="T142">későbbi </text:span><text:span text:style-name="T141">meghivását várjuk milyen par</text:span><text:span text:style-name="T143">am</text:span><text:span text:style-name="T141">éter</text:span><text:span text:style-name="T142">-értékekkel</text:span><text:span text:style-name="T140">. </text:span><text:span text:style-name="T146">Amennyiben a teszt során nem az elvá</text:span><text:span text:style-name="T150">r</text:span><text:span text:style-name="T146">t működés történik, maga a mock </text:span><text:span text:style-name="T146">objektum fogja az adott tesztet sikertelenné jelenteni.</text:span></text:p>
      <text:p text:style-name="P23">TODO Példa: log ellenőrzés</text:p>
      <text:h text:style-name="Heading_20_4" text:outline-level="4"><text:bookmark-start text:name="__RefHeading__1258_2119201942"/><text:span text:style-name="T115">Spy</text:span><text:span text:style-name="T111"> objektum</text:span><text:bookmark-end text:name="__RefHeading__1258_2119201942"/></text:h>
      <text:p text:style-name="P49"><text:span text:style-name="T145">A spy objektum a mock objektum kissé módositott változata, amely naplózza magában a függvényhivásokat és azok paramétereit, </text:span><text:span text:style-name="T146">és a teszt végén, utólag lehet leellenőrizni, hogy a kívánt függvények hivodtak-e meg a megfelelő sorrendben. Ha nem az elvárt módon történik mindez, akkor a teszt fog sikertelenséget jelenteni, nem pedig a spy objektum.</text:span></text:p>
      <text:p text:style-name="P24">TODO Példa: log ellenőrzés utolag.</text:p>
      <text:h text:style-name="P143" text:outline-level="2"><text:bookmark-start text:name="__RefHeading__2956_169030380"/>Keretrendszerek<text:bookmark-end text:name="__RefHeading__2956_169030380"/></text:h>
      <text:p text:style-name="P117"><text:span text:style-name="T230">Az előző fejezetben megmutattam, hogy a hamisitások – mint a tesztelés segitői – milyen osztályokba sorolhatóak, mikor érdemes használni őket. Ebben a fejezetben azt fogom megmutatni, hogy hogyan is vesszük a hamisitásokat használatba, azaz hogyan is készül a teszt, milyen újabb fogalmak kapcsolódnak hozzá.</text:span></text:p>
      <text:p text:style-name="P121"><text:span text:style-name="T231">Amennyiben betartottuk a korábban irt ajánlást, hogy a modulokat dinamikus függvénykönyvtárba forditsuk, akkor a teszt maga egy önálló futtatható állomány </text:span><text:span text:style-name="T232">lesz</text:span><text:span text:style-name="T231">, amelyhez hozzá van linkelve a tesztelendő modul. </text:span><text:span text:style-name="T232">Futása során a teszt</text:span></text:p>
      <text:list xml:id="list289098234" text:style-name="L20">
        <text:list-item>
          <text:p text:style-name="P122"><text:span text:style-name="T232">használja a modul osztályait, eljárásait,</text:span></text:p>
        </text:list-item>
        <text:list-item>
          <text:p text:style-name="P122"><text:span text:style-name="T232">ellenőrzi, hogy a modul működése megfelel-e a specifikációnak.</text:span></text:p>
        </text:list-item>
        <text:list-item>
          <text:p text:style-name="P123"><text:span text:style-name="T233">Az eredményről valamilyen formában jelentést tesz.</text:span></text:p>
        </text:list-item>
      </text:list>
      <text:p text:style-name="P121"><text:span text:style-name="T232">Az így automatizált teszt előnyei:</text:span></text:p>
      <text:list xml:id="list1727998883" text:style-name="L19">
        <text:list-item>
          <text:p text:style-name="P120"><text:span text:style-name="T232">Nem kell minden egyes (időben távoli) módositás során újragondolni a tesztlépéseket, nem kell újra megirni a teszteket.</text:span></text:p>
        </text:list-item>
        <text:list-item>
          <text:p text:style-name="P120"><text:span text:style-name="T232">Egy új módositás után futtatott teszt egyből megmutatja, hogy a módositás tönkretette-e a modul eddig jól működő szolgáltatásait.</text:span></text:p>
        </text:list-item>
      </text:list>
      <text:h text:style-name="Heading_20_3" text:outline-level="3"><text:bookmark-start text:name="__RefHeading__2986_1724094670"/><text:span text:style-name="T232">xUnit</text:span><text:bookmark-end text:name="__RefHeading__2986_1724094670"/></text:h>
      <text:p text:style-name="P124"><text:span text:style-name="T233">A tesztek megirhatóak teljes egészében a tesztelő által is, de célszerű valamilyen keretrendszert használni rá, amely előre definiál néhány kényelmi eszközt. Az automatizált keretrendszereket szokás xUnit keretrendszernek nevezni. Az xUnit archite</text:span><text:span text:style-name="T234">k</text:span><text:span text:style-name="T233">túra fogalmai:</text:span></text:p>
      <text:list xml:id="list1405642886" text:style-name="L21">
        <text:list-item>
          <text:p text:style-name="P125"><text:span text:style-name="T166">Test case (teszteset)</text:span><text:span text:style-name="T235">: Elemi tesztosztály, minden teszt ebből származik. Egyes keretrendszerekben ezek valójában csak külön eljárások, nem osztályok.</text:span></text:p>
        </text:list-item>
        <text:list-item>
          <text:p text:style-name="P126"><text:span text:style-name="T166">Test fixture (tesztkörnyezet)</text:span><text:span text:style-name="T233">: </text:span><text:span text:style-name="T235">Minden teszt elvár egy startállapotot, azaz számít arra, hogy a tesztelendő modul egy bizonyos állapotban van a teszteset indulásakor. A tesztelőnek ezt az </text:span><text:soft-page-break/><text:span text:style-name="T235">állapotot kell elérnie a teszt futtatása előtt, illetve a teszt futás után ebbe az állapotba kell visszaállitania a modult.</text:span></text:p>
        </text:list-item>
        <text:list-item>
          <text:p text:style-name="P126"><text:span text:style-name="T166">Test suite (tesztcsalád)</text:span><text:span text:style-name="T233">: </text:span><text:span text:style-name="T236">A tesztcsalád olyan teszteseteket tartalmaz, amelyek azonos tesztkörnyezetet várnak el. Fontos, hogy a tesztcsaládon belüli tesztesetek között nincs sorrend, azaz a tesztelő nem épithet arra, hogy egy egyik teszteset előbb fog lefutni, mint a másik.</text:span></text:p>
        </text:list-item>
        <text:list-item>
          <text:p text:style-name="P119"><text:span text:style-name="T233">Test execution (tesztvégrehajtás)</text:span><text:span text:style-name="T186">: </text:span><text:span text:style-name="T187">A tesztesetek végrehajtása.</text:span></text:p>
        </text:list-item>
        <text:list-item>
          <text:p text:style-name="P125"><text:span text:style-name="T166">Assertion </text:span><text:span text:style-name="T167">(viselkedés-ell</text:span><text:span text:style-name="T168">e</text:span><text:span text:style-name="T167">nőrzés)</text:span><text:span text:style-name="T187">: </text:span><text:span text:style-name="T188">A tesztelő előre definiál feltételeket, </text:span><text:span text:style-name="T189">állitásokat</text:span><text:span text:style-name="T188">, melyek rögzi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137"><text:span text:style-name="T188">Továbbengedi a tesztet, de megjegyzi, hogy melyik feltétel nem teljesült, és a teszt végén ezt jelenti.</text:span></text:p>
        </text:list-item>
        <text:list-item>
          <text:p text:style-name="P137"><text:span text:style-name="T188">Megállitja a tesztet.</text:span></text:p>
        </text:list-item>
      </text:list>
      <text:h text:style-name="Heading_20_3" text:outline-level="3"><text:bookmark-start text:name="__RefHeading__2988_1724094670"/><text:span text:style-name="T237">Assertions</text:span><text:bookmark-end text:name="__RefHeading__2988_1724094670"/></text:h>
      <text:p text:style-name="P127"><text:span text:style-name="T237">Az előző pontban láthatóvá vált, hogy a tesztelés során legszűkebb értelemben </text:span><text:span text:style-name="T238">véve </text:span><text:span text:style-name="T237">maguk az </text:span><text:span text:style-name="T94">assertion</text:span><text:span text:style-name="T237">-ök biztosítják az ellenőrzés lehetőségét. </text:span><text:span text:style-name="T238">Ezeket az állitásokat makrók segitségével valósitják meg a keretrendszerek. Legáltalánosabb maga az </text:span><text:span text:style-name="T95">ASSERT(expr)</text:span><text:span text:style-name="T238"> makró, amely az </text:span><text:span text:style-name="T95">expr</text:span><text:span text:style-name="T238"> kifejezés igaz voltát ellenőrzi. Ezzel a makróval és egy kis programozással minden feltétel megadható, de jellemzően még számos </text:span><text:span text:style-name="T106">assertion</text:span><text:span text:style-name="T238">-típust kínálnak a keretrendszerek. Néhány példa a CxxTest keretrendszerből:</text:span></text:p>
      <text:list xml:id="list210900975" text:style-name="L22">
        <text:list-item>
          <text:p text:style-name="P128"><text:span text:style-name="T238">TS_ASSERT(expr): Ez maga az előbb említett </text:span><text:span text:style-name="T95">ASSERT()</text:span><text:span text:style-name="T238"> makró.</text:span></text:p>
        </text:list-item>
        <text:list-item>
          <text:p text:style-name="P128"><text:span text:style-name="T238">TS_ASSERT_DIFFERS(x,y): Ellenőrzi, hogy </text:span><text:span text:style-name="T95">x != y</text:span><text:span text:style-name="T238">.</text:span></text:p>
        </text:list-item>
        <text:list-item>
          <text:p text:style-name="P128"><text:span text:style-name="T238">TS_ASSERT_EQUALS(x,y): Ellenőrzi, hogy </text:span><text:span text:style-name="T95">x == y</text:span><text:span text:style-name="T238">.</text:span></text:p>
        </text:list-item>
        <text:list-item>
          <text:p text:style-name="P128"><text:span text:style-name="T238">TS_ASSERT_LESS_THAN(x,y): Ellenőrzi, hogy </text:span><text:span text:style-name="T95">x &lt; y</text:span><text:span text:style-name="T238">.</text:span></text:p>
        </text:list-item>
        <text:list-item>
          <text:p text:style-name="P128"><text:span text:style-name="T238">TS_ASSERT_LESS_THAN_EQUALS(x,y): Ellenőrzi, hogy </text:span><text:span text:style-name="T95">x &lt;= y</text:span><text:span text:style-name="T238">.</text:span></text:p>
        </text:list-item>
        <text:list-item>
          <text:p text:style-name="P128"><text:soft-page-break/><text:span text:style-name="T238">TS_ASSERT_SAME_DATA(x,y,size): Ellenőrzi, hogy az </text:span><text:span text:style-name="T95">x</text:span><text:span text:style-name="T238"> és az </text:span><text:span text:style-name="T95">y</text:span><text:span text:style-name="T238"> memóriaterület </text:span><text:span text:style-name="T95">size</text:span><text:span text:style-name="T238"> hosszan megegyzik-e.</text:span></text:p>
        </text:list-item>
        <text:list-item>
          <text:p text:style-name="P128"><text:span text:style-name="T238">TS_ASSERT_THROWS(expr,type): Ellenőrzi, hogy az </text:span><text:span text:style-name="T95">expr</text:span><text:span text:style-name="T238"> kifejezés dob-e </text:span><text:span text:style-name="T95">type</text:span><text:span text:style-name="T238"> típusú kivételt.</text:span></text:p>
        </text:list-item>
        <text:list-item>
          <text:p text:style-name="P128"><text:span text:style-name="T238">TS_ASSERT_THROWS_ANYTHING(expr): Ellenőrzi, hogy </text:span><text:span text:style-name="T239">az expr kifejezés dob-e tetszőleges típusú kivételt</text:span><text:span text:style-name="T238">.</text:span></text:p>
        </text:list-item>
        <text:list-item>
          <text:p text:style-name="P129"><text:span text:style-name="T238">TS_ASSERT_THROWS_ASSERT(expr, arg, assertion): </text:span><text:span text:style-name="T240">Ellenőrzi, hogy az </text:span><text:span text:style-name="T96">expr</text:span><text:span text:style-name="T240"> kifejezés dob-e </text:span><text:span text:style-name="T97">arg</text:span><text:span text:style-name="T241"> deklarációjú </text:span><text:span text:style-name="T240">kivételt </text:span><text:span text:style-name="T241">és teljesül-e az </text:span><text:span text:style-name="T97">assertion</text:span><text:span text:style-name="T241"> feltétel.</text:span><text:span text:style-name="T240"> Például:</text:span></text:p>
        </text:list-item>
      </text:list>
      <text:p text:style-name="code-snippet"><text:span text:style-name="T240">TS_ASSERT_THROWS_ASSERT(<text:line-break/> <text:s text:c="3"/>throw MyException("Invalid file name"),<text:line-break/> <text:s text:c="3"/>MyException const &amp; ex,<text:line-break/> <text:s text:c="3"/>TS_ASSERT_EQUALS(ex.what(), "Invalid file name") );</text:span></text:p>
      <text:list xml:id="list1425752800" text:continue-numbering="true" text:style-name="L22">
        <text:list-item>
          <text:p text:style-name="P128"><text:span text:style-name="T238">TS_ASSERT_THROWS_EQUALS(expr, arg, x, y): </text:span><text:span text:style-name="T242">Hasonló, mint az előző makró, de </text:span><text:span text:style-name="T98">TS_ASSERT()</text:span><text:span text:style-name="T242"> helyett </text:span><text:span text:style-name="T98">TS_ASSERT_EQUALS()</text:span><text:span text:style-name="T242"> makrót használ. Az előző példával megegyező példa:</text:span></text:p>
        </text:list-item>
      </text:list>
      <text:p text:style-name="P173"><text:span text:style-name="T240">TS_ASSERT_THROWS_ASSERT(<text:line-break/> <text:s text:c="3"/>throw MyException("Invalid file name"),<text:line-break/> <text:s text:c="3"/>MyException const &amp; ex,<text:line-break/> <text:s text:c="3"/>ex.what(),<text:line-break/> <text:s text:c="3"/>"Invalid file name" );</text:span></text:p>
      <text:list xml:id="list1462906527" text:continue-numbering="true" text:style-name="L22">
        <text:list-item>
          <text:p text:style-name="P128"><text:span text:style-name="T238">TS_ASSERT_THROWS_NOTHING(expr): Ellenőrzi, hogy </text:span><text:span text:style-name="T243">az </text:span><text:span text:style-name="T99">expr</text:span><text:span text:style-name="T243"> kifejezés nem dob kivételt</text:span><text:span text:style-name="T238">.</text:span></text:p>
        </text:list-item>
      </text:list>
      <text:h text:style-name="Heading_20_3" text:outline-level="3"><text:span text:style-name="T245">Modulteszt vagy unitteszt</text:span></text:h>
      <text:p text:style-name="P130"><text:span text:style-name="T245">Ahogy a dolgozatom elején említettem </text:span><text:span text:style-name="T169">(TODO: valóban emlitettem?)</text:span><text:span text:style-name="T190">, a modulteszt során feketedoboz-tesztelést végzünk, míg unitteszt esetében fehérdoboz-tesztelést. Mindkét esetben használhatóak ugyanazok a keretrendszerek, viszont a tesztelés menete, mondhatni a stílusa különbözni fog a két esetben.</text:span></text:p>
      <text:h text:style-name="Heading_20_4" text:outline-level="4"><text:soft-page-break/><text:span text:style-name="T245">Modulteszt</text:span></text:h>
      <text:p text:style-name="P130"><text:span text:style-name="T245">A specifikációnak teljes egészében definiálnia kell a modul kivülről látható részeit (a modul interfészét), illetve a modul viselkedését különböző állapotokban történő akciókra. </text:span><text:span text:style-name="T246">Mivel egy objektum állapota nem más, mint a változóinak az aktuális értéke, a modul állapotát úgy tudjuk ellenőrizni, hogy a változókra teszünk állításokat. Ezek a változók viszont private elérhetőségűek, és mivel a modulteszt során nem látunk bele az implementációba, ezért nem is végzünk állapottesztelést. Ez alól kivétel, ha az állapot ki van vezetve a külső interfészre (tipikusan egy </text:span><text:span text:style-name="T100">getState()</text:span><text:span text:style-name="T246"> eljárással).</text:span></text:p>
      <text:p text:style-name="P131"><text:span text:style-name="T247">Általános elvként megfogalmazható, hogy modulteszt során a specifikációban leírt követelményeket kell ellenőrizni, a konkrét implementáció</text:span><text:span text:style-name="T248">s részletektől</text:span><text:span text:style-name="T247"> függetlenül. Mivel a specifikáció </text:span><text:span text:style-name="T249">az előbb említett módon </text:span><text:span text:style-name="T247">teljes, a fejlesztést, illetve a <text:s/>tesztelést különböző szoftvermérnök is végezheti, akár párhuzamosan is.</text:span></text:p>
      <text:p text:style-name="P132"><text:span text:style-name="T248">Ha viszont ugyanaz a mérnök végzi a tesztelést, mint a fejlesztést, akkor a fejlesztés menetének a következő sémát illik követnie:</text:span></text:p>
      <text:list xml:id="list567160689" text:style-name="L23">
        <text:list-item>
          <text:p text:style-name="P133"><text:span text:style-name="T248">A teszt </text:span><text:span text:style-name="T252">és a modul vázának </text:span><text:span text:style-name="T248">megírása a specifikáció alapján.</text:span></text:p>
        </text:list-item>
        <text:list-item>
          <text:p text:style-name="P134"><text:span text:style-name="T249">A modul implementálása.</text:span></text:p>
        </text:list-item>
      </text:list>
      <text:p text:style-name="P136"><text:span text:style-name="T249">Az implementálás során a fejlesztő minden egyes funkció lefejlesztése után lefuttatja a teszteket, ezzel </text:span><text:span text:style-name="T250">verifikálva</text:span><text:span text:style-name="T249"> a saját munkáját. </text:span><text:span text:style-name="T251">Más szavakkal megfogalmazva: a fejlesztő fokozatosan „zöldíti” (sikeressé teszi) a teszteket a kód írásával, </text:span><text:span text:style-name="T253">és mikor az összes teszt sikeressé vált, akkor a fejlesztés befejezettnek tekinthető.</text:span><text:span text:style-name="T251"> </text:span><text:span text:style-name="T253">A</text:span><text:span text:style-name="T251">zaz a fejlesztést maga a teszt irányítja, </text:span><text:span text:style-name="T254">így </text:span><text:span text:style-name="T253">e</text:span><text:span text:style-name="T251">zt a fejlesztési stílust </text:span><text:span text:style-name="T101">Test Driven Development</text:span><text:span text:style-name="T251">-nek nevezik.</text:span></text:p>
      <text:p text:style-name="P136"><text:span text:style-name="T252">A modul vázának megírása alatt azt értem, hogy a modul minden specifikációban szereplő eljárása definiálva van jellemzően üres függvénytörzzsel. Követelmény, hogy az 1. pont végén az összes tesztnek sikertelennek („pirosnak”) kell lennie. Ha ez üres függvénytörzzsel nem </text:span><text:span text:style-name="T253">teljesülne</text:span><text:span text:style-name="T252">, akkor annyi kódot kell a függvénybe írni, ami már sikertelenné teszi az adott tesztet. </text:span><text:span text:style-name="T255">Ennek az az értelme, hogy a fejlesztő nehogy elfelejtsen valamit leimplementálni. Például, ha egy függvény normál működés során nem dobhat kivételt, akkor az üres függvény ezt a feltételt teljesíti. Extrém esetben a fejlesztő bízva a tesztekben ezt a függvényt elfelejti leimplementálni.</text:span></text:p>
      <text:p text:style-name="P135"><text:span text:style-name="T190"/></text:p>
      <text:p text:style-name="P130"><text:soft-page-break/><text:span text:style-name="T190"><text:s text:c="2"/>Fehérdoboz-tesztelés során belelátunk a modulba, így jogosnak tűnik az igény, hogy szeretnénk az objektum belső állapotára is feltételeket tenni.</text:span></text:p>
      <text:p text:style-name="P118"><text:span text:style-name="T230">TODOS:</text:span></text:p>
      <text:list xml:id="list901455436" text:style-name="L17">
        <text:list-item>
          <text:p text:style-name="P103">Sajat makrok, equals, differs, greater_than, greate_or_equal_than, throw</text:p>
        </text:list-item>
        <text:list-item>
          <text:p text:style-name="P109"><text:span text:style-name="T116">define protected public, define private public, </text:span><text:span text:style-name="T147">kulonbseg a modul- és unitteszt kozott. (modultestben nem használjuk ezeket a define-okat.)</text:span></text:p>
        </text:list-item>
        <text:list-item>
          <text:p text:style-name="P109"><text:span text:style-name="T113">UnitTest++, </text:span><text:span text:style-name="T118">cxxtest</text:span><text:span text:style-name="T113">, </text:span><text:span text:style-name="T148">egyébb keretrendszerek bemutatása</text:span></text:p>
        </text:list-item>
        <text:list-item>
          <text:p text:style-name="P110">google mock</text:p>
        </text:list-item>
      </text:list>
      <text:h text:style-name="P144" text:outline-level="2"><text:bookmark-start text:name="__RefHeading__2958_169030380"/>TDD, <text:span text:style-name="T276">BDD(?)</text:span><text:bookmark-end text:name="__RefHeading__2958_169030380"/></text:h>
      <text:p text:style-name="P50"><text:a xlink:type="simple" xlink:href="http://blog.drorhelper.com/2011/12/tdd-vs-bdd-or-why-cant-we-all-just-get.html"><text:span text:style-name="T149">http://blog.drorhelper.com/2011/12/tdd-vs-bdd-or-why-cant-we-all-just-get.html</text:span></text:a></text:p>
      <text:h text:style-name="P145" text:outline-level="2"><text:bookmark-start text:name="__RefHeading__257_795774798"/>Minőséget erősitő <text:span text:style-name="T272">egyéb </text:span>eszközök<text:bookmark-end text:name="__RefHeading__257_795774798"/></text:h>
      <text:p text:style-name="P39">- coveragemeres <text:span text:style-name="T272">(gcov). E</text:span>zt valszeg lehet tobbre is hasznalni, mint linehit, ennek utananezni. Pl milyen melyre tortennek a hivasok.</text:p>
      <text:p text:style-name="P39">Valgrind: mi mindenre hasznalhato meg <text:span text:style-name="T272">ezeken kivul</text:span> kivul?</text:p>
      <text:p text:style-name="P41">- leak</text:p>
      <text:p text:style-name="P41">- hivatkozas nem inicializalt memoriateruletre</text:p>
      <text:p text:style-name="P41">. double free corruption</text:p>
      <text:p text:style-name="P41"/>
      <text:h text:style-name="P140" text:outline-level="2"><text:bookmark-start text:name="__RefHeading__229_795774798"/>Continuous Integration<text:bookmark-end text:name="__RefHeading__229_795774798"/></text:h>
      <text:p text:style-name="P40">- A modszer altalanos bemutatasa</text:p>
      <text:p text:style-name="P40">- jenkins</text:p>
      <text:h text:style-name="P146" text:outline-level="2"><text:bookmark-start text:name="__RefHeading__721_2046454116"/>Irodalomjegyzék<text:bookmark-end text:name="__RefHeading__721_2046454116"/></text:h>
      <text:list xml:id="list825228758" text:style-name="L18">
        <text:list-item>
          <text:p text:style-name="P112"><text:span text:style-name="T6">Guide: Writing Testable Code<text:line-break/></text:span><text:a xlink:type="simple" xlink:href="http://misko.hevery.com/attachments/Guide-Writing%20Testable%20Code.pdf"><text:span text:style-name="T63">http://misko.hevery.com/attachments/Guide-Writing%20Testable%20Code.pdf</text:span></text:a><text:span text:style-name="T63"><text:line-break/></text:span><text:span text:style-name="T6">2013.04.13</text:span></text:p>
        </text:list-item>
        <text:list-item>
          <text:p text:style-name="P113"><text:span text:style-name="T7">How main() is executed on Linux<text:line-break/></text:span><text:a xlink:type="simple" xlink:href="http://linuxgazette.net/issue84/hawk.html"><text:span text:style-name="T61">http://linuxgazette.net/issue84/hawk.html</text:span></text:a><text:span text:style-name="T6"><text:line-break/></text:span><text:span text:style-name="T7">2013.04.13</text:span></text:p>
        </text:list-item>
        <text:list-item>
          <text:p text:style-name="P114"><text:span text:style-name="T9">Linux x86 Program Start Up<text:line-break/></text:span><text:a xlink:type="simple" xlink:href="http://dbp-consulting.com/tutorials/debugging/linuxProgramStartup.html">http://dbp-consulting.com/tutorials/debugging/linuxProgramStartup.html</text:a><text:span text:style-name="T7"><text:line-break/></text:span><text:span text:style-name="T10">2013.04.14</text:span></text:p>
        </text:list-item>
        <text:list-item>
          <text:p text:style-name="P112"><text:span text:style-name="T8">Static, Shared Dynamic and Loadable Linux Libraries<text:line-break/></text:span><text:a xlink:type="simple" xlink:href="http://www.yolinux.com/TUTORIALS/LibraryArchives-StaticAndDynamic.html">http://www.yolinux.com/TUTORIALS/LibraryArchives-StaticAndDynamic.html</text:a><text:span text:style-name="T61"><text:line-break/></text:span><text:span text:style-name="T8">2013.04.13</text:span></text:p>
        </text:list-item>
        <text:list-item>
          <text:p text:style-name="P111"><text:span text:style-name="Emphasis"><text:span text:style-name="T274">Automated Unit Testing tutorial<text:line-break/></text:span></text:span><text:a xlink:type="simple" xlink:href="http://www.blackwasp.co.uk/UnitTestingTutorial2.aspx">http://www.blackwasp.co.uk/UnitTestingTutorial2.aspx</text:a><text:line-break/><text:span text:style-name="T273">2013.04.30</text:span></text:p>
        </text:list-item>
        <text:list-item>
          <text:p text:style-name="P115"><text:span text:style-name="T312">xUnit<text:line-break/></text:span><text:a xlink:type="simple" xlink:href="http://en.wikipedia.org/wiki/XUnit"><text:span text:style-name="T312">http://en.wikipedia.org/wiki/XUnit</text:span></text:a><text:span text:style-name="T312"><text:line-break/>2013.05.09</text:span></text:p>
        </text:list-item>
        <text:list-item>
          <text:p text:style-name="P116"><text:span text:style-name="T313">List of unit testing frameworks<text:line-break/></text:span><text:a xlink:type="simple" xlink:href="http://en.wikipedia.org/wiki/List_of_unit_testing_frameworks"><text:span text:style-name="T312">http://en.wikipedia.org/wiki/List_of_unit_testing_frameworks</text:span></text:a><text:span text:style-name="T312"><text:line-break/></text:span><text:span text:style-name="T313">2013.05.09</text:span></text:p>
        </text:list-item>
        <text:list-item>
          <text:p text:style-name="P116"><text:span text:style-name="T314">CxxTest keretrendszer<text:line-break/></text:span><text:a xlink:type="simple" xlink:href="http://cxxtest.com/"><text:span text:style-name="T313">http://cxxtest.com/</text:span></text:a><text:span text:style-name="T313"><text:line-break/></text:span><text:span text:style-name="T314">2013.05.0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Courier New1" svg:font-family="'Courier New', Courier, monospace"/>
    <style:font-face style:name="Georgia" svg:font-family="Georgia, serif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201in" style:contextual-spacing="false" fo:line-height="150%" fo:text-align="justify" style:justify-single-word="false" fo:text-indent="0.4in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.3in" style:contextual-spacing="false" style:page-number="auto" fo:break-before="page"/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098in" fo:margin-bottom="0.2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701in" fo:margin-bottom="0.1598in" style:contextual-spacing="false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in" fo:margin-right="0.1598in" fo:margin-top="0in" fo:margin-bottom="0.2in" style:contextual-spacing="false" fo:line-height="100%" fo:text-align="start" style:justify-single-word="false" fo:text-indent="0in" style:auto-text-indent="false" fo:background-color="#ccffff" fo:padding="0.0201in" fo:border="0.06pt solid #000000" style:shadow="none">
        <style:background-image/>
      </style:paragraph-properties>
      <style:text-properties style:font-name="Courier New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MT1" style:family="text">
      <style:text-properties officeooo:rsid="00234c8a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MT1"><text:page-number text:select-page="current">38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09T15:21:12</dc:date>
    <dc:creator>winnie </dc:creator>
    <meta:editing-duration>P2DT5H36M21S</meta:editing-duration>
    <meta:editing-cycles>304</meta:editing-cycles>
    <meta:generator>LibreOffice/3.6$Linux_X86_64 LibreOffice_project/360m1$Build-2</meta:generator>
    <meta:document-statistic meta:table-count="0" meta:image-count="0" meta:object-count="0" meta:page-count="38" meta:paragraph-count="303" meta:word-count="6264" meta:character-count="48290" meta:non-whitespace-character-count="41201"/>
  </office:meta>
</office:document-meta>
</file>